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Roboto" svg:font-family="Roboto, 'Helvetica Neue Light', 'Helvetica Neue', Helvetica, Arial, 'Lucida Grande',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318d20"/>
    </style:style>
    <style:style style:name="P3" style:family="paragraph" style:parent-style-name="Standard">
      <style:text-properties style:font-name="Liberation Serif"/>
    </style:style>
    <style:style style:name="P4" style:family="paragraph" style:parent-style-name="Standard">
      <style:paragraph-properties fo:text-align="justify" style:justify-single-word="false"/>
      <style:text-properties style:font-name="Liberation Serif" fo:font-size="11pt" style:font-size-asian="11pt" style:font-size-complex="11pt"/>
    </style:style>
    <style:style style:name="P5" style:family="paragraph" style:parent-style-name="Standard" style:list-style-name="L2">
      <style:paragraph-properties fo:text-align="justify" style:justify-single-word="false"/>
      <style:text-properties style:font-name="Liberation Serif" fo:font-size="11pt" style:font-size-asian="11pt" style:font-size-complex="11pt"/>
    </style:style>
    <style:style style:name="P6" style:family="paragraph" style:parent-style-name="Standard">
      <style:text-properties style:font-name="Liberation Serif" fo:font-size="10pt" officeooo:rsid="003d9a3e" officeooo:paragraph-rsid="003d9a3e" style:font-size-asian="10pt" style:font-size-complex="10pt"/>
    </style:style>
    <style:style style:name="P7" style:family="paragraph" style:parent-style-name="Standard">
      <style:text-properties officeooo:paragraph-rsid="00349e65"/>
    </style:style>
    <style:style style:name="P8" style:family="paragraph" style:parent-style-name="Standard">
      <style:text-properties officeooo:rsid="003d9a3e" officeooo:paragraph-rsid="003d9a3e"/>
    </style:style>
    <style:style style:name="P9" style:family="paragraph" style:parent-style-name="Standard">
      <style:text-properties officeooo:paragraph-rsid="003d9a3e"/>
    </style:style>
    <style:style style:name="P10" style:family="paragraph" style:parent-style-name="Standard">
      <style:text-properties officeooo:paragraph-rsid="00401640"/>
    </style:style>
    <style:style style:name="P11" style:family="paragraph" style:parent-style-name="Text_20_body">
      <style:paragraph-properties style:line-height-at-least="0.635cm" fo:orphans="2" fo:widows="2"/>
      <style:text-properties fo:font-variant="normal" fo:text-transform="none" style:font-name="Roboto" fo:font-size="10.5pt" fo:letter-spacing="normal" fo:font-style="normal" fo:font-weight="normal"/>
    </style:style>
    <style:style style:name="P12" style:family="paragraph" style:parent-style-name="Text_20_body">
      <style:paragraph-properties fo:text-align="justify" style:justify-single-word="false"/>
      <style:text-properties officeooo:paragraph-rsid="0030bb32"/>
    </style:style>
    <style:style style:name="P13" style:family="paragraph" style:parent-style-name="Text_20_body">
      <style:paragraph-properties fo:margin-left="0cm" fo:margin-right="0cm" style:line-height-at-least="0.635cm" fo:orphans="2" fo:widows="2" fo:text-indent="0cm" style:auto-text-indent="false"/>
    </style:style>
    <style:style style:name="P14" style:family="paragraph" style:parent-style-name="Text_20_body">
      <style:paragraph-properties fo:margin-left="0cm" fo:margin-right="0cm" style:line-height-at-least="0.635cm" fo:orphans="2" fo:widows="2" fo:text-indent="0cm" style:auto-text-indent="false"/>
      <style:text-properties officeooo:paragraph-rsid="0067e0f9"/>
    </style:style>
    <style:style style:name="P15" style:family="paragraph" style:parent-style-name="Text_20_body">
      <style:paragraph-properties fo:margin-left="0cm" fo:margin-right="0cm" style:line-height-at-least="0.635cm" fo:text-align="justify" style:justify-single-word="false" fo:orphans="2" fo:widows="2" fo:text-indent="0cm" style:auto-text-indent="false"/>
    </style:style>
    <style:style style:name="P16" style:family="paragraph" style:parent-style-name="Text_20_body">
      <style:paragraph-properties fo:margin-left="0cm" fo:margin-right="0cm" style:line-height-at-least="0.635cm" fo:text-align="justify" style:justify-single-word="false" fo:orphans="2" fo:widows="2" fo:text-indent="0cm" style:auto-text-indent="false"/>
      <style:text-properties officeooo:paragraph-rsid="0052d94a"/>
    </style:style>
    <style:style style:name="P17" style:family="paragraph" style:parent-style-name="Text_20_body">
      <style:paragraph-properties fo:margin-left="0cm" fo:margin-right="0cm" style:line-height-at-least="0.635cm" fo:text-align="justify" style:justify-single-word="false" fo:orphans="2" fo:widows="2" fo:text-indent="0cm" style:auto-text-indent="false"/>
      <style:text-properties officeooo:paragraph-rsid="005ac566"/>
    </style:style>
    <style:style style:name="P18" style:family="paragraph" style:parent-style-name="Text_20_body">
      <style:paragraph-properties fo:margin-left="0cm" fo:margin-right="0cm" style:line-height-at-least="0.635cm" fo:text-align="justify" style:justify-single-word="false" fo:orphans="2" fo:widows="2" fo:text-indent="0cm" style:auto-text-indent="false"/>
      <style:text-properties officeooo:paragraph-rsid="0060e18c"/>
    </style:style>
    <style:style style:name="P19" style:family="paragraph" style:parent-style-name="Text_20_body">
      <style:paragraph-properties fo:margin-left="0cm" fo:margin-right="0cm" fo:line-height="100%" fo:orphans="2" fo:widows="2" fo:text-indent="0cm" style:auto-text-indent="false"/>
    </style:style>
    <style:style style:name="P20" style:family="paragraph" style:parent-style-name="Text_20_body">
      <style:paragraph-properties fo:margin-left="0cm" fo:margin-right="0cm" fo:line-height="100%" fo:orphans="2" fo:widows="2" fo:text-indent="0cm" style:auto-text-indent="false"/>
      <style:text-properties officeooo:paragraph-rsid="0037a93d"/>
    </style:style>
    <style:style style:name="P21" style:family="paragraph" style:parent-style-name="Text_20_body">
      <style:paragraph-properties fo:margin-left="0cm" fo:margin-right="0cm" fo:line-height="100%" fo:orphans="2" fo:widows="2" fo:text-indent="0cm" style:auto-text-indent="false"/>
      <style:text-properties officeooo:paragraph-rsid="0038cf5e"/>
    </style:style>
    <style:style style:name="P22" style:family="paragraph" style:parent-style-name="Text_20_body">
      <style:paragraph-properties fo:margin-left="0cm" fo:margin-right="0cm" fo:line-height="100%" fo:orphans="2" fo:widows="2" fo:text-indent="0cm" style:auto-text-indent="false"/>
      <style:text-properties officeooo:paragraph-rsid="0041bfe3"/>
    </style:style>
    <style:style style:name="P23" style:family="paragraph" style:parent-style-name="Text_20_body">
      <style:paragraph-properties fo:margin-left="0cm" fo:margin-right="0cm" fo:line-height="100%" fo:orphans="2" fo:widows="2" fo:text-indent="0cm" style:auto-text-indent="false"/>
      <style:text-properties officeooo:paragraph-rsid="0047756a"/>
    </style:style>
    <style:style style:name="P24" style:family="paragraph" style:parent-style-name="Text_20_body">
      <style:paragraph-properties fo:margin-left="0cm" fo:margin-right="0cm" fo:line-height="100%" fo:orphans="2" fo:widows="2" fo:text-indent="0cm" style:auto-text-indent="false"/>
      <style:text-properties officeooo:paragraph-rsid="005fdcd7"/>
    </style:style>
    <style:style style:name="P25" style:family="paragraph" style:parent-style-name="Text_20_body">
      <style:paragraph-properties fo:margin-left="0cm" fo:margin-right="0cm" fo:line-height="100%" fo:orphans="2" fo:widows="2" fo:text-indent="0cm" style:auto-text-indent="false"/>
      <style:text-properties officeooo:paragraph-rsid="00652eb5"/>
    </style:style>
    <style:style style:name="P26" style:family="paragraph" style:parent-style-name="Text_20_body">
      <style:paragraph-properties fo:margin-left="0cm" fo:margin-right="0cm" fo:line-height="100%" fo:orphans="2" fo:widows="2" fo:text-indent="0cm" style:auto-text-indent="false"/>
      <style:text-properties officeooo:paragraph-rsid="006975fa"/>
    </style:style>
    <style:style style:name="P27" style:family="paragraph" style:parent-style-name="Text_20_body">
      <style:paragraph-properties fo:margin-left="0cm" fo:margin-right="0cm" fo:line-height="100%" fo:text-align="justify" style:justify-single-word="false" fo:orphans="2" fo:widows="2" fo:text-indent="0cm" style:auto-text-indent="false"/>
    </style:style>
    <style:style style:name="P28" style:family="paragraph" style:parent-style-name="Text_20_body">
      <style:paragraph-properties fo:margin-left="0cm" fo:margin-right="0cm" fo:line-height="100%" fo:text-align="justify" style:justify-single-word="false" fo:orphans="2" fo:widows="2" fo:text-indent="0cm" style:auto-text-indent="false"/>
      <style:text-properties officeooo:paragraph-rsid="0032cdcf"/>
    </style:style>
    <style:style style:name="P29" style:family="paragraph" style:parent-style-name="Text_20_body">
      <style:paragraph-properties fo:margin-left="0cm" fo:margin-right="0cm" fo:line-height="100%" fo:text-align="justify" style:justify-single-word="false" fo:orphans="2" fo:widows="2" fo:text-indent="0cm" style:auto-text-indent="false"/>
      <style:text-properties officeooo:paragraph-rsid="0048a794"/>
    </style:style>
    <style:style style:name="P30" style:family="paragraph" style:parent-style-name="Text_20_body">
      <style:paragraph-properties fo:margin-left="0cm" fo:margin-right="0cm" fo:line-height="100%" fo:text-align="justify" style:justify-single-word="false" fo:orphans="2" fo:widows="2" fo:text-indent="0cm" style:auto-text-indent="false"/>
      <style:text-properties officeooo:paragraph-rsid="0054762f"/>
    </style:style>
    <style:style style:name="P31" style:family="paragraph" style:parent-style-name="Text_20_body">
      <style:paragraph-properties fo:margin-left="0cm" fo:margin-right="0cm" fo:line-height="100%" fo:text-align="justify" style:justify-single-word="false" fo:orphans="2" fo:widows="2" fo:text-indent="0cm" style:auto-text-indent="false"/>
      <style:text-properties officeooo:paragraph-rsid="00594d6a"/>
    </style:style>
    <style:style style:name="P32" style:family="paragraph" style:parent-style-name="Text_20_body">
      <style:paragraph-properties fo:margin-left="0cm" fo:margin-right="0cm" fo:line-height="100%" fo:text-align="justify" style:justify-single-word="false" fo:orphans="2" fo:widows="2" fo:text-indent="0cm" style:auto-text-indent="false"/>
      <style:text-properties officeooo:paragraph-rsid="006b3908"/>
    </style:style>
    <style:style style:name="P33" style:family="paragraph" style:parent-style-name="Text_20_body">
      <style:paragraph-properties fo:margin-left="0cm" fo:margin-right="0cm" fo:line-height="100%" fo:text-align="justify" style:justify-single-word="false" fo:orphans="2" fo:widows="2" fo:text-indent="0cm" style:auto-text-indent="false"/>
      <style:text-properties officeooo:paragraph-rsid="006c95b4"/>
    </style:style>
    <style:style style:name="P34" style:family="paragraph" style:parent-style-name="Text_20_body">
      <style:paragraph-properties fo:margin-left="0cm" fo:margin-right="0cm" style:line-height-at-least="0.635cm" fo:orphans="2" fo:widows="2" fo:text-indent="0cm" style:auto-text-indent="false"/>
      <style:text-properties fo:font-variant="normal" fo:text-transform="none" style:font-name="Roboto" fo:font-size="10.5pt" fo:letter-spacing="normal" fo:font-style="normal" fo:font-weight="normal"/>
    </style:style>
    <style:style style:name="P35" style:family="paragraph" style:parent-style-name="Text_20_body">
      <style:paragraph-properties fo:margin-left="0cm" fo:margin-right="0cm" style:line-height-at-least="0.635cm" fo:orphans="2" fo:widows="2" fo:text-indent="0cm" style:auto-text-indent="false"/>
      <style:text-properties fo:font-variant="normal" fo:text-transform="none" style:font-name="Roboto" fo:font-size="10.5pt" fo:letter-spacing="normal" fo:font-style="normal" fo:font-weight="normal" officeooo:paragraph-rsid="003a53a0"/>
    </style:style>
    <style:style style:name="P36" style:family="paragraph" style:parent-style-name="Text_20_body">
      <style:paragraph-properties fo:margin-left="0cm" fo:margin-right="0cm" style:line-height-at-least="0.635cm" fo:orphans="2" fo:widows="2" fo:text-indent="0cm" style:auto-text-indent="false"/>
      <style:text-properties fo:font-variant="normal" fo:text-transform="none" style:font-name="Roboto" fo:font-size="10.5pt" fo:letter-spacing="normal" fo:font-style="normal" fo:font-weight="normal" officeooo:paragraph-rsid="006975fa"/>
    </style:style>
    <style:style style:name="P37" style:family="paragraph" style:parent-style-name="Text_20_body">
      <style:paragraph-properties fo:margin-left="0cm" fo:margin-right="0cm" style:line-height-at-least="0.635cm" fo:text-align="justify" style:justify-single-word="false" fo:orphans="2" fo:widows="2" fo:text-indent="0cm" style:auto-text-indent="false"/>
      <style:text-properties fo:font-variant="normal" fo:text-transform="none" style:font-name="Roboto" fo:font-size="10.5pt" fo:letter-spacing="normal" fo:font-style="normal" fo:font-weight="normal"/>
    </style:style>
    <style:style style:name="P38" style:family="paragraph" style:parent-style-name="Text_20_body">
      <style:paragraph-properties fo:margin-left="0cm" fo:margin-right="0cm" fo:margin-top="0.635cm" fo:margin-bottom="0.635cm" style:contextual-spacing="false" fo:text-align="justify" style:justify-single-word="false" fo:orphans="2" fo:widows="2" fo:text-indent="0cm" style:auto-text-indent="false"/>
      <style:text-properties fo:font-variant="normal" fo:text-transform="none" style:font-name="Roboto" fo:font-size="15pt" fo:letter-spacing="normal" fo:font-style="normal" fo:font-weight="normal"/>
    </style:style>
    <style:style style:name="P39" style:family="paragraph" style:parent-style-name="Text_20_body">
      <style:paragraph-properties fo:margin-left="0cm" fo:margin-right="0cm" fo:margin-top="0.635cm" fo:margin-bottom="0.635cm" style:contextual-spacing="false" fo:text-align="justify" style:justify-single-word="false" fo:orphans="2" fo:widows="2" fo:text-indent="0cm" style:auto-text-indent="false"/>
      <style:text-properties fo:font-variant="normal" fo:text-transform="none" style:font-name="Roboto" fo:font-size="15pt" fo:letter-spacing="normal" fo:font-style="normal" fo:font-weight="normal" officeooo:paragraph-rsid="00652eb5"/>
    </style:style>
    <style:style style:name="P40" style:family="paragraph" style:parent-style-name="Text_20_body">
      <style:paragraph-properties fo:margin-left="0cm" fo:margin-right="0cm" fo:margin-top="0.635cm" fo:margin-bottom="0.635cm" style:contextual-spacing="false" fo:orphans="2" fo:widows="2" fo:text-indent="0cm" style:auto-text-indent="false"/>
    </style:style>
    <style:style style:name="P41" style:family="paragraph" style:parent-style-name="Text_20_body">
      <style:paragraph-properties fo:margin-left="0cm" fo:margin-right="0cm" fo:margin-top="0.212cm" fo:margin-bottom="0.212cm" style:contextual-spacing="false" fo:text-align="justify" style:justify-single-word="false" fo:orphans="2" fo:widows="2" fo:text-indent="0cm" style:auto-text-indent="false"/>
      <style:text-properties fo:font-variant="normal" fo:text-transform="none" style:font-name="Roboto" fo:font-size="12pt" fo:letter-spacing="normal" fo:font-style="normal" fo:font-weight="bold"/>
    </style:style>
    <style:style style:name="P42" style:family="paragraph" style:parent-style-name="Text_20_body">
      <style:paragraph-properties fo:margin-left="0cm" fo:margin-right="0cm" fo:margin-top="0.212cm" fo:margin-bottom="0.212cm" style:contextual-spacing="false" fo:text-align="justify" style:justify-single-word="false" fo:orphans="2" fo:widows="2" fo:text-indent="0cm" style:auto-text-indent="false"/>
    </style:style>
    <style:style style:name="P43" style:family="paragraph" style:parent-style-name="Heading_20_1">
      <style:text-properties fo:font-variant="normal" fo:text-transform="none" style:font-name="Roboto" fo:font-size="18pt" fo:letter-spacing="normal" fo:font-style="normal" fo:font-weight="bold"/>
    </style:style>
    <style:style style:name="P44" style:family="paragraph" style:parent-style-name="Preformatted_20_Text">
      <style:paragraph-properties fo:margin-left="0.847cm" fo:margin-right="0.847cm" fo:margin-top="0.423cm" fo:margin-bottom="0.423cm" style:contextual-spacing="false" style:line-height-at-least="0.635cm" fo:text-indent="0cm" style:auto-text-indent="false"/>
    </style:style>
    <style:style style:name="P45" style:family="paragraph" style:parent-style-name="Preformatted_20_Text">
      <style:paragraph-properties fo:margin-left="0.847cm" fo:margin-right="0.847cm" fo:margin-top="0.423cm" fo:margin-bottom="0.423cm" style:contextual-spacing="false" style:line-height-at-least="0.635cm" fo:text-indent="0cm" style:auto-text-indent="false"/>
      <style:text-properties officeooo:paragraph-rsid="004d41aa"/>
    </style:style>
    <style:style style:name="P46" style:family="paragraph" style:parent-style-name="Heading_20_2">
      <style:paragraph-properties fo:margin-left="0cm" fo:margin-right="0cm" fo:margin-top="0.847cm" fo:margin-bottom="0.635cm" style:contextual-spacing="false" fo:orphans="2" fo:widows="2" fo:text-indent="0cm" style:auto-text-indent="false"/>
      <style:text-properties fo:font-variant="normal" fo:text-transform="none" style:font-name="Roboto" fo:font-size="16.5pt" fo:letter-spacing="normal" fo:font-style="normal" fo:font-weight="bold"/>
    </style:style>
    <style:style style:name="P47" style:family="paragraph" style:parent-style-name="Heading_20_2">
      <style:paragraph-properties fo:margin-left="0cm" fo:margin-right="0cm" fo:margin-top="0.847cm" fo:margin-bottom="0.635cm" style:contextual-spacing="false" fo:orphans="2" fo:widows="2" fo:text-indent="0cm" style:auto-text-indent="false"/>
      <style:text-properties fo:font-variant="normal" fo:text-transform="none" style:font-name="Roboto" fo:font-size="16.5pt" fo:letter-spacing="normal" fo:font-style="normal" fo:font-weight="bold" officeooo:paragraph-rsid="006975fa"/>
    </style:style>
    <style:style style:name="P48" style:family="paragraph" style:parent-style-name="Heading_20_2">
      <style:paragraph-properties fo:margin-left="0cm" fo:margin-right="0cm" fo:margin-top="0.847cm" fo:margin-bottom="0.635cm" style:contextual-spacing="false" fo:text-align="justify" style:justify-single-word="false" fo:orphans="2" fo:widows="2" fo:text-indent="0cm" style:auto-text-indent="false"/>
      <style:text-properties fo:font-variant="normal" fo:text-transform="none" style:font-name="Roboto" fo:font-size="16.5pt" fo:letter-spacing="normal" fo:font-style="normal" fo:font-weight="bold" officeooo:paragraph-rsid="00611909"/>
    </style:style>
    <style:style style:name="P49" style:family="paragraph" style:parent-style-name="Heading_20_2">
      <style:paragraph-properties fo:margin-left="0cm" fo:margin-right="0cm" fo:margin-top="0.847cm" fo:margin-bottom="0.635cm" style:contextual-spacing="false" fo:orphans="2" fo:widows="2" fo:text-indent="0cm" style:auto-text-indent="false"/>
      <style:text-properties fo:font-variant="normal" fo:text-transform="none" fo:color="#ff6666" style:font-name="Roboto" fo:font-size="16.5pt" fo:letter-spacing="normal" fo:font-style="normal" fo:font-weight="bold" officeooo:paragraph-rsid="0041bfe3"/>
    </style:style>
    <style:style style:name="P50" style:family="paragraph" style:parent-style-name="Heading_20_2">
      <style:paragraph-properties fo:margin-left="0cm" fo:margin-right="0cm" fo:margin-top="0.847cm" fo:margin-bottom="0.635cm" style:contextual-spacing="false" fo:orphans="2" fo:widows="2" fo:text-indent="0cm" style:auto-text-indent="false"/>
    </style:style>
    <style:style style:name="P51" style:family="paragraph" style:parent-style-name="Heading_20_2">
      <style:paragraph-properties fo:margin-left="0cm" fo:margin-right="0cm" fo:margin-top="0.847cm" fo:margin-bottom="0.635cm" style:contextual-spacing="false" fo:orphans="2" fo:widows="2" fo:text-indent="0cm" style:auto-text-indent="false"/>
      <style:text-properties officeooo:paragraph-rsid="0024ce03"/>
    </style:style>
    <style:style style:name="P52" style:family="paragraph" style:parent-style-name="Heading_20_3">
      <style:paragraph-properties fo:margin-left="0cm" fo:margin-right="0cm" fo:margin-top="0.635cm" fo:margin-bottom="0.635cm" style:contextual-spacing="false" fo:orphans="2" fo:widows="2" fo:text-indent="0cm" style:auto-text-indent="false"/>
      <style:text-properties fo:font-variant="normal" fo:text-transform="none" style:font-name="Roboto" fo:font-size="15pt" fo:letter-spacing="normal" fo:font-style="normal" fo:font-weight="normal"/>
    </style:style>
    <style:style style:name="P53" style:family="paragraph" style:parent-style-name="Heading_20_3">
      <style:paragraph-properties fo:margin-left="0cm" fo:margin-right="0cm" fo:margin-top="0.635cm" fo:margin-bottom="0.635cm" style:contextual-spacing="false" fo:orphans="2" fo:widows="2" fo:text-indent="0cm" style:auto-text-indent="false"/>
      <style:text-properties fo:font-variant="normal" fo:text-transform="none" style:font-name="Roboto" fo:font-size="15pt" fo:letter-spacing="normal" fo:font-style="normal" fo:font-weight="normal" officeooo:paragraph-rsid="00434f9e"/>
    </style:style>
    <style:style style:name="P54" style:family="paragraph" style:parent-style-name="Heading_20_3">
      <style:paragraph-properties fo:margin-left="0cm" fo:margin-right="0cm" fo:margin-top="0.635cm" fo:margin-bottom="0.635cm" style:contextual-spacing="false" fo:orphans="2" fo:widows="2" fo:text-indent="0cm" style:auto-text-indent="false"/>
      <style:text-properties fo:font-variant="normal" fo:text-transform="none" style:font-name="Roboto" fo:font-size="15pt" fo:letter-spacing="normal" fo:font-style="normal" fo:font-weight="normal" officeooo:paragraph-rsid="005df15c"/>
    </style:style>
    <style:style style:name="P55" style:family="paragraph" style:parent-style-name="Heading_20_3">
      <style:paragraph-properties fo:margin-left="0cm" fo:margin-right="0cm" fo:margin-top="0.635cm" fo:margin-bottom="0.635cm" style:contextual-spacing="false" fo:orphans="2" fo:widows="2" fo:text-indent="0cm" style:auto-text-indent="false"/>
      <style:text-properties fo:font-variant="normal" fo:text-transform="none" style:font-name="Roboto" fo:font-size="15pt" fo:letter-spacing="normal" fo:font-style="normal" fo:font-weight="normal" officeooo:paragraph-rsid="006b141c"/>
    </style:style>
    <style:style style:name="P56" style:family="paragraph" style:parent-style-name="Heading_20_3">
      <style:paragraph-properties fo:margin-left="0cm" fo:margin-right="0cm" fo:margin-top="0.635cm" fo:margin-bottom="0.635cm" style:contextual-spacing="false" fo:orphans="2" fo:widows="2" fo:text-indent="0cm" style:auto-text-indent="false"/>
      <style:text-properties fo:font-variant="normal" fo:text-transform="none" fo:color="#ff6666" style:font-name="Roboto" fo:font-size="15pt" fo:letter-spacing="normal" fo:font-style="italic" fo:font-weight="normal" style:font-style-asian="italic" style:font-style-complex="italic"/>
    </style:style>
    <style:style style:name="P57" style:family="paragraph" style:parent-style-name="Heading_20_3">
      <style:paragraph-properties fo:margin-left="0cm" fo:margin-right="0cm" fo:margin-top="0.635cm" fo:margin-bottom="0.635cm" style:contextual-spacing="false" fo:orphans="2" fo:widows="2" fo:text-indent="0cm" style:auto-text-indent="false"/>
    </style:style>
    <style:style style:name="P58" style:family="paragraph" style:parent-style-name="Heading_20_3">
      <style:paragraph-properties fo:margin-left="0cm" fo:margin-right="0cm" fo:margin-top="0.635cm" fo:margin-bottom="0.635cm" style:contextual-spacing="false" fo:orphans="2" fo:widows="2" fo:text-indent="0cm" style:auto-text-indent="false"/>
      <style:text-properties fo:color="#ff6666" fo:font-weight="bold" style:font-weight-asian="bold" style:font-weight-complex="bold"/>
    </style:style>
    <style:style style:name="P59" style:family="paragraph" style:parent-style-name="Heading_20_4">
      <style:paragraph-properties fo:margin-left="0cm" fo:margin-right="0cm" fo:margin-top="0.212cm" fo:margin-bottom="0.212cm" style:contextual-spacing="false" fo:orphans="2" fo:widows="2" fo:text-indent="0cm" style:auto-text-indent="false"/>
      <style:text-properties fo:font-variant="normal" fo:text-transform="none" style:font-name="Roboto" fo:font-size="13.5pt" fo:letter-spacing="normal" fo:font-style="normal" fo:font-weight="normal"/>
    </style:style>
    <style:style style:name="P60" style:family="paragraph" style:parent-style-name="Heading_20_4">
      <style:paragraph-properties fo:margin-left="0cm" fo:margin-right="0cm" fo:margin-top="0.212cm" fo:margin-bottom="0.212cm" style:contextual-spacing="false" fo:orphans="2" fo:widows="2" fo:text-indent="0cm" style:auto-text-indent="false"/>
    </style:style>
    <style:style style:name="P61" style:family="paragraph" style:parent-style-name="Heading_20_4">
      <style:paragraph-properties fo:margin-left="0cm" fo:margin-right="0cm" fo:margin-top="0.212cm" fo:margin-bottom="0.212cm" style:contextual-spacing="false" fo:orphans="2" fo:widows="2" fo:text-indent="0cm" style:auto-text-indent="false"/>
      <style:text-properties officeooo:paragraph-rsid="005754f1"/>
    </style:style>
    <style:style style:name="P62" style:family="paragraph" style:parent-style-name="Heading_20_5">
      <style:paragraph-properties fo:margin-left="0cm" fo:margin-right="0cm" fo:margin-top="0.212cm" fo:margin-bottom="0.212cm" style:contextual-spacing="false" fo:orphans="2" fo:widows="2" fo:text-indent="0cm" style:auto-text-indent="false"/>
      <style:text-properties fo:font-variant="normal" fo:text-transform="none" style:font-name="Roboto" fo:font-size="12pt" fo:letter-spacing="normal" fo:font-style="normal" fo:font-weight="bold"/>
    </style:style>
    <style:style style:name="P63" style:family="paragraph" style:parent-style-name="Heading_20_5">
      <style:paragraph-properties fo:margin-left="0cm" fo:margin-right="0cm" fo:margin-top="0.212cm" fo:margin-bottom="0.212cm" style:contextual-spacing="false" fo:orphans="2" fo:widows="2" fo:text-indent="0cm" style:auto-text-indent="false"/>
      <style:text-properties fo:font-variant="normal" fo:text-transform="none" style:font-name="Roboto" fo:font-size="12pt" fo:letter-spacing="normal" fo:font-style="normal" fo:font-weight="bold" officeooo:paragraph-rsid="004fdc92"/>
    </style:style>
    <style:style style:name="P64" style:family="paragraph" style:parent-style-name="Heading_20_5">
      <style:paragraph-properties fo:margin-left="0cm" fo:margin-right="0cm" fo:margin-top="0.212cm" fo:margin-bottom="0.212cm" style:contextual-spacing="false" fo:orphans="2" fo:widows="2" fo:text-indent="0cm" style:auto-text-indent="false"/>
    </style:style>
    <style:style style:name="T1" style:family="text">
      <style:text-properties fo:color="#333333" style:font-name="Droid Sans Mono" fo:font-size="8.25pt" fo:font-weight="normal" fo:background-color="#f1f1f1" loext:char-shading-value="0" fo:padding="0cm" fo:border="none"/>
    </style:style>
    <style:style style:name="T2" style:family="text">
      <style:text-properties fo:color="#333333" style:font-name="Droid Sans Mono" fo:font-size="8.25pt" fo:letter-spacing="normal" fo:font-weight="normal" fo:background-color="#f1f1f1" loext:char-shading-value="0" fo:padding="0cm" fo:border="none"/>
    </style:style>
    <style:style style:name="T3" style:family="text">
      <style:text-properties fo:color="#333333" style:text-line-through-style="none" style:text-line-through-type="none" style:font-name="Droid Sans Mono" fo:font-size="8.25pt" style:text-underline-style="none" style:text-blinking="false" fo:background-color="#f1f1f1" loext:char-shading-value="0" fo:padding="0cm" fo:border="none"/>
    </style:style>
    <style:style style:name="T4" style:family="text">
      <style:text-properties fo:color="#333333" style:font-name="Liberation Serif" fo:font-size="10pt" fo:letter-spacing="normal" fo:font-weight="normal" style:font-size-asian="10pt" style:font-size-complex="10pt"/>
    </style:style>
    <style:style style:name="T5" style:family="text">
      <style:text-properties fo:color="#333333" style:font-name="Liberation Serif" fo:font-size="10pt" fo:letter-spacing="normal" fo:font-weight="normal" officeooo:rsid="00401640" style:font-size-asian="10pt" style:font-size-complex="10pt"/>
    </style:style>
    <style:style style:name="T6" style:family="text">
      <style:text-properties fo:color="#333333" style:font-name="Liberation Serif" fo:font-size="10pt" fo:letter-spacing="normal" fo:font-weight="bold" style:font-size-asian="10pt" style:font-weight-asian="bold" style:font-size-complex="10pt" style:font-weight-complex="bold"/>
    </style:style>
    <style:style style:name="T7" style:family="text">
      <style:text-properties fo:color="#333333" style:font-name="Liberation Serif" fo:font-size="10pt" fo:letter-spacing="normal" fo:font-weight="bold" officeooo:rsid="00401640" style:font-size-asian="10pt" style:font-weight-asian="bold" style:font-size-complex="10pt" style:font-weight-complex="bold"/>
    </style:style>
    <style:style style:name="T8" style:family="text">
      <style:text-properties style:font-name="Roboto" fo:font-size="10.5pt" fo:letter-spacing="normal" fo:font-weight="normal"/>
    </style:style>
    <style:style style:name="T9" style:family="text">
      <style:text-properties fo:font-size="10.5pt"/>
    </style:style>
    <style:style style:name="T10" style:family="text">
      <style:text-properties fo:font-size="10.5pt" fo:font-style="normal"/>
    </style:style>
    <style:style style:name="T11" style:family="text">
      <style:text-properties fo:font-size="10.5pt" fo:font-weight="normal"/>
    </style:style>
    <style:style style:name="T12" style:family="text">
      <style:text-properties fo:font-size="10.5pt" fo:font-weight="normal" officeooo:rsid="0051b94f"/>
    </style:style>
    <style:style style:name="T13" style:family="text">
      <style:text-properties fo:font-size="10.5pt" fo:font-weight="bold" style:font-weight-asian="bold" style:font-weight-complex="bold"/>
    </style:style>
    <style:style style:name="T14" style:family="text">
      <style:text-properties fo:font-size="10.5pt" fo:font-weight="bold" officeooo:rsid="00652eb5" style:font-weight-asian="bold" style:font-weight-complex="bold"/>
    </style:style>
    <style:style style:name="T15" style:family="text">
      <style:text-properties fo:font-size="10.5pt" officeooo:rsid="00441472"/>
    </style:style>
    <style:style style:name="T16" style:family="text">
      <style:text-properties fo:font-size="10.5pt" fo:letter-spacing="normal" fo:font-weight="normal"/>
    </style:style>
    <style:style style:name="T17" style:family="text">
      <style:text-properties fo:font-size="10.5pt" officeooo:rsid="00652eb5"/>
    </style:style>
    <style:style style:name="T18" style:family="text">
      <style:text-properties fo:font-size="10.5pt" officeooo:rsid="00655d59"/>
    </style:style>
    <style:style style:name="T19" style:family="text">
      <style:text-properties fo:font-variant="normal" fo:text-transform="none" style:font-name="Roboto" fo:font-size="10.5pt" fo:letter-spacing="normal" fo:font-style="normal" fo:font-weight="normal"/>
    </style:style>
    <style:style style:name="T20" style:family="text">
      <style:text-properties fo:font-variant="normal" fo:text-transform="none" style:font-name="Roboto" fo:font-size="10.5pt" fo:letter-spacing="normal" fo:font-style="normal" fo:font-weight="normal" officeooo:rsid="001a9c41"/>
    </style:style>
    <style:style style:name="T21" style:family="text">
      <style:text-properties fo:font-variant="normal" fo:text-transform="none" style:font-name="Roboto" fo:font-size="10.5pt" fo:letter-spacing="normal" fo:font-style="normal" fo:font-weight="normal" fo:background-color="#ffff00" loext:char-shading-value="0"/>
    </style:style>
    <style:style style:name="T22" style:family="text">
      <style:text-properties fo:font-variant="normal" fo:text-transform="none" style:font-name="Roboto" fo:font-size="10.5pt" fo:letter-spacing="normal" fo:font-style="normal" fo:font-weight="normal" officeooo:rsid="0030bb32" fo:background-color="#ffff00" loext:char-shading-value="0"/>
    </style:style>
    <style:style style:name="T23" style:family="text">
      <style:text-properties fo:font-variant="normal" fo:text-transform="none" style:font-name="Roboto" fo:font-size="10.5pt" fo:letter-spacing="normal" fo:font-style="normal" fo:font-weight="normal" officeooo:rsid="0032cdcf"/>
    </style:style>
    <style:style style:name="T24" style:family="text">
      <style:text-properties fo:font-variant="normal" fo:text-transform="none" style:font-name="Roboto" fo:font-size="10.5pt" fo:letter-spacing="normal" fo:font-style="normal" fo:font-weight="normal" officeooo:rsid="0037a93d"/>
    </style:style>
    <style:style style:name="T25" style:family="text">
      <style:text-properties fo:font-variant="normal" fo:text-transform="none" style:font-name="Roboto" fo:font-size="10.5pt" fo:letter-spacing="normal" fo:font-style="normal" fo:font-weight="normal" officeooo:rsid="003d9a3e"/>
    </style:style>
    <style:style style:name="T26" style:family="text">
      <style:text-properties fo:font-variant="normal" fo:text-transform="none" style:font-name="Roboto" fo:font-size="10.5pt" fo:letter-spacing="normal" fo:font-style="normal" fo:font-weight="normal" officeooo:rsid="003dbc8a"/>
    </style:style>
    <style:style style:name="T27" style:family="text">
      <style:text-properties fo:font-variant="normal" fo:text-transform="none" style:font-name="Roboto" fo:font-size="10.5pt" fo:letter-spacing="normal" fo:font-style="normal" fo:font-weight="normal" officeooo:rsid="0041bfe3"/>
    </style:style>
    <style:style style:name="T28" style:family="text">
      <style:text-properties fo:font-variant="normal" fo:text-transform="none" style:font-name="Roboto" fo:font-size="10.5pt" fo:letter-spacing="normal" fo:font-style="normal" fo:font-weight="normal" officeooo:rsid="00434f9e"/>
    </style:style>
    <style:style style:name="T29" style:family="text">
      <style:text-properties fo:font-variant="normal" fo:text-transform="none" style:font-name="Roboto" fo:font-size="10.5pt" fo:letter-spacing="normal" fo:font-style="normal" fo:font-weight="normal" officeooo:rsid="0048a794"/>
    </style:style>
    <style:style style:name="T30" style:family="text">
      <style:text-properties fo:font-variant="normal" fo:text-transform="none" style:font-name="Roboto" fo:font-size="10.5pt" fo:letter-spacing="normal" fo:font-style="normal" fo:font-weight="normal" officeooo:rsid="004a854e"/>
    </style:style>
    <style:style style:name="T31" style:family="text">
      <style:text-properties fo:font-variant="normal" fo:text-transform="none" style:font-name="Roboto" fo:font-size="10.5pt" fo:letter-spacing="normal" fo:font-style="normal" fo:font-weight="normal" officeooo:rsid="0052d94a"/>
    </style:style>
    <style:style style:name="T32" style:family="text">
      <style:text-properties fo:font-variant="normal" fo:text-transform="none" style:font-name="Roboto" fo:font-size="10.5pt" fo:letter-spacing="normal" fo:font-style="normal" fo:font-weight="normal" officeooo:rsid="00533e58"/>
    </style:style>
    <style:style style:name="T33" style:family="text">
      <style:text-properties fo:font-variant="normal" fo:text-transform="none" style:font-name="Roboto" fo:font-size="10.5pt" fo:letter-spacing="normal" fo:font-style="normal" fo:font-weight="normal" officeooo:rsid="0054762f"/>
    </style:style>
    <style:style style:name="T34" style:family="text">
      <style:text-properties fo:font-variant="normal" fo:text-transform="none" style:font-name="Roboto" fo:font-size="10.5pt" fo:letter-spacing="normal" fo:font-style="normal" fo:font-weight="normal" officeooo:rsid="00559ed9"/>
    </style:style>
    <style:style style:name="T35" style:family="text">
      <style:text-properties fo:font-variant="normal" fo:text-transform="none" style:font-name="Roboto" fo:font-size="10.5pt" fo:letter-spacing="normal" fo:font-style="normal" fo:font-weight="normal" officeooo:rsid="005754f1"/>
    </style:style>
    <style:style style:name="T36" style:family="text">
      <style:text-properties fo:font-variant="normal" fo:text-transform="none" style:font-name="Roboto" fo:font-size="10.5pt" fo:letter-spacing="normal" fo:font-style="normal" fo:font-weight="normal" officeooo:rsid="00594d6a"/>
    </style:style>
    <style:style style:name="T37" style:family="text">
      <style:text-properties fo:font-variant="normal" fo:text-transform="none" style:font-name="Roboto" fo:font-size="10.5pt" fo:letter-spacing="normal" fo:font-style="normal" fo:font-weight="normal" officeooo:rsid="005ac566"/>
    </style:style>
    <style:style style:name="T38" style:family="text">
      <style:text-properties fo:font-variant="normal" fo:text-transform="none" style:font-name="Roboto" fo:font-size="10.5pt" fo:letter-spacing="normal" fo:font-style="normal" fo:font-weight="normal" officeooo:rsid="005df15c"/>
    </style:style>
    <style:style style:name="T39" style:family="text">
      <style:text-properties fo:font-variant="normal" fo:text-transform="none" style:font-name="Roboto" fo:font-size="10.5pt" fo:letter-spacing="normal" fo:font-style="normal" fo:font-weight="normal" officeooo:rsid="005fdcd7"/>
    </style:style>
    <style:style style:name="T40" style:family="text">
      <style:text-properties fo:font-variant="normal" fo:text-transform="none" style:font-name="Roboto" fo:font-size="10.5pt" fo:letter-spacing="normal" fo:font-style="normal" fo:font-weight="normal" officeooo:rsid="0060e18c"/>
    </style:style>
    <style:style style:name="T41" style:family="text">
      <style:text-properties fo:font-variant="normal" fo:text-transform="none" style:font-name="Roboto" fo:font-size="10.5pt" fo:letter-spacing="normal" fo:font-style="normal" fo:font-weight="normal" officeooo:rsid="00637a94"/>
    </style:style>
    <style:style style:name="T42" style:family="text">
      <style:text-properties fo:font-variant="normal" fo:text-transform="none" style:font-name="Roboto" fo:font-size="10.5pt" fo:letter-spacing="normal" fo:font-style="normal" fo:font-weight="normal" officeooo:rsid="00652eb5"/>
    </style:style>
    <style:style style:name="T43" style:family="text">
      <style:text-properties fo:font-variant="normal" fo:text-transform="none" style:font-name="Roboto" fo:font-size="10.5pt" fo:letter-spacing="normal" fo:font-style="normal" fo:font-weight="normal" officeooo:rsid="0067e0f9"/>
    </style:style>
    <style:style style:name="T44" style:family="text">
      <style:text-properties fo:font-variant="normal" fo:text-transform="none" style:font-name="Roboto" fo:font-size="10.5pt" fo:letter-spacing="normal" fo:font-style="normal" fo:font-weight="normal" officeooo:rsid="006975fa"/>
    </style:style>
    <style:style style:name="T45" style:family="text">
      <style:text-properties fo:font-variant="normal" fo:text-transform="none" style:font-name="Roboto" fo:font-size="10.5pt" fo:letter-spacing="normal" fo:font-style="normal" fo:font-weight="normal" officeooo:rsid="006b3908"/>
    </style:style>
    <style:style style:name="T46" style:family="text">
      <style:text-properties fo:font-variant="normal" fo:text-transform="none" style:font-name="Roboto" fo:font-size="10.5pt" fo:letter-spacing="normal" fo:font-style="normal" fo:font-weight="normal" officeooo:rsid="006c95b4"/>
    </style:style>
    <style:style style:name="T47" style:family="text">
      <style:text-properties fo:font-variant="normal" fo:text-transform="none" style:font-name="Roboto" fo:font-size="10.5pt" fo:letter-spacing="normal" fo:font-style="normal" fo:font-weight="bold" style:font-weight-asian="bold" style:font-weight-complex="bold"/>
    </style:style>
    <style:style style:name="T48" style:family="text">
      <style:text-properties fo:font-variant="normal" fo:text-transform="none" style:font-name="Roboto" fo:font-size="10.5pt" fo:letter-spacing="normal" fo:font-style="normal" fo:font-weight="bold" officeooo:rsid="0032cdcf" style:font-weight-asian="bold" style:font-weight-complex="bold"/>
    </style:style>
    <style:style style:name="T49" style:family="text">
      <style:text-properties fo:font-variant="normal" fo:text-transform="none" style:font-name="Roboto" fo:font-size="15pt" fo:letter-spacing="normal" fo:font-style="normal"/>
    </style:style>
    <style:style style:name="T50" style:family="text">
      <style:text-properties fo:font-variant="normal" fo:text-transform="none" style:font-name="Roboto" fo:font-size="15pt" fo:letter-spacing="normal" fo:font-style="normal" fo:font-weight="normal"/>
    </style:style>
    <style:style style:name="T51" style:family="text">
      <style:text-properties fo:font-variant="normal" fo:text-transform="none" style:font-name="Roboto" fo:font-size="15pt" fo:letter-spacing="normal" fo:font-style="normal" fo:font-weight="normal" officeooo:rsid="001a9c41"/>
    </style:style>
    <style:style style:name="T52" style:family="text">
      <style:text-properties fo:font-variant="normal" fo:text-transform="none" style:font-name="Roboto" fo:font-size="15pt" fo:letter-spacing="normal" fo:font-style="normal" officeooo:rsid="00197325"/>
    </style:style>
    <style:style style:name="T53" style:family="text">
      <style:text-properties fo:font-variant="normal" fo:text-transform="none" style:font-name="Roboto" fo:font-size="16.5pt" fo:letter-spacing="normal" fo:font-style="normal" fo:font-weight="bold"/>
    </style:style>
    <style:style style:name="T54" style:family="text">
      <style:text-properties fo:font-variant="normal" fo:text-transform="none" style:font-name="Roboto" fo:font-size="16.5pt" fo:letter-spacing="normal" fo:font-style="normal" fo:font-weight="bold" officeooo:rsid="00172787"/>
    </style:style>
    <style:style style:name="T55" style:family="text">
      <style:text-properties fo:font-variant="normal" fo:text-transform="none" style:font-name="Roboto" fo:font-size="16.5pt" fo:letter-spacing="normal" fo:font-style="normal" fo:font-weight="bold" officeooo:rsid="0024ce03"/>
    </style:style>
    <style:style style:name="T56" style:family="text">
      <style:text-properties fo:font-variant="normal" fo:text-transform="none" style:font-name="Roboto" fo:font-size="13.5pt" fo:letter-spacing="normal" fo:font-style="normal" fo:font-weight="normal"/>
    </style:style>
    <style:style style:name="T57" style:family="text">
      <style:text-properties fo:font-variant="normal" fo:text-transform="none" style:font-name="Roboto" fo:font-size="13.5pt" fo:letter-spacing="normal" fo:font-style="normal" fo:font-weight="normal" officeooo:rsid="005754f1"/>
    </style:style>
    <style:style style:name="T58" style:family="text">
      <style:text-properties fo:font-variant="normal" fo:text-transform="none" style:font-name="Roboto" fo:font-size="12pt" fo:letter-spacing="normal" fo:font-style="normal" fo:font-weight="bold"/>
    </style:style>
    <style:style style:name="T59" style:family="text">
      <style:text-properties fo:font-variant="normal" fo:text-transform="none" fo:color="#333333" style:font-name="Droid Sans Mono" fo:font-size="8.25pt" fo:letter-spacing="normal" fo:font-style="normal" fo:font-weight="normal" fo:background-color="#f1f1f1" loext:char-shading-value="0" fo:padding="0cm" fo:border="none"/>
    </style:style>
    <style:style style:name="T60" style:family="text">
      <style:text-properties fo:font-variant="normal" fo:text-transform="none" fo:color="#333333" style:font-name="Droid Sans Mono" fo:font-size="8.25pt" fo:letter-spacing="normal" fo:font-style="normal" fo:font-weight="normal" officeooo:rsid="0030bb32" fo:background-color="#f1f1f1" loext:char-shading-value="0" fo:padding="0cm" fo:border="none"/>
    </style:style>
    <style:style style:name="T61" style:family="text">
      <style:text-properties fo:font-variant="normal" fo:text-transform="none" fo:color="#333333" style:font-name="Droid Sans Mono" fo:font-size="8.25pt" fo:letter-spacing="normal" fo:font-style="normal" fo:font-weight="normal" officeooo:rsid="0041bfe3" fo:background-color="#f1f1f1" loext:char-shading-value="0" fo:padding="0cm" fo:border="none"/>
    </style:style>
    <style:style style:name="T62" style:family="text">
      <style:text-properties fo:font-variant="normal" fo:text-transform="none" fo:color="#333333" style:font-name="Droid Sans Mono" fo:font-size="8.25pt" fo:letter-spacing="normal" fo:font-style="normal" fo:font-weight="normal" officeooo:rsid="00637a94" fo:background-color="#f1f1f1" loext:char-shading-value="0" fo:padding="0cm" fo:border="none"/>
    </style:style>
    <style:style style:name="T63" style:family="text">
      <style:text-properties fo:font-variant="normal" fo:text-transform="none" fo:color="#333333" style:font-name="Droid Sans Mono" fo:font-size="8.25pt" fo:letter-spacing="normal" fo:font-style="normal" fo:font-weight="normal" fo:background-color="#ffff00" loext:char-shading-value="0" fo:padding="0cm" fo:border="none"/>
    </style:style>
    <style:style style:name="T64" style:family="text">
      <style:text-properties fo:font-variant="normal" fo:text-transform="none" fo:color="#333333" style:text-line-through-style="none" style:text-line-through-type="none" style:font-name="Droid Sans Mono" fo:font-size="8.25pt" fo:letter-spacing="normal" fo:font-style="normal" style:text-underline-style="none" fo:font-weight="normal" style:text-blinking="false" fo:background-color="#f1f1f1" loext:char-shading-value="0" fo:padding="0cm" fo:border="none"/>
    </style:style>
    <style:style style:name="T65" style:family="text">
      <style:text-properties fo:font-variant="normal" fo:text-transform="none" fo:color="#333333" style:text-line-through-style="none" style:text-line-through-type="none" style:font-name="Droid Sans Mono" fo:font-size="8.25pt" fo:letter-spacing="normal" fo:font-style="normal" style:text-underline-style="none" fo:font-weight="normal" officeooo:rsid="0038cf5e" style:text-blinking="false" fo:background-color="#f1f1f1" loext:char-shading-value="0" fo:padding="0cm" fo:border="none"/>
    </style:style>
    <style:style style:name="T66" style:family="text">
      <style:text-properties fo:font-variant="normal" fo:text-transform="none" fo:color="#333333" style:text-line-through-style="none" style:text-line-through-type="none" style:font-name="Droid Sans Mono" fo:font-size="8.25pt" fo:letter-spacing="normal" fo:font-style="normal" style:text-underline-style="none" fo:font-weight="normal" style:text-blinking="false" fo:background-color="#ffff00" loext:char-shading-value="0" fo:padding="0cm" fo:border="none"/>
    </style:style>
    <style:style style:name="T67"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style:text-blinking="false" fo:background-color="#f1f1f1" loext:char-shading-value="0" style:font-size-asian="12pt" style:font-size-complex="12pt" fo:padding="0cm" fo:border="none"/>
    </style:style>
    <style:style style:name="T68" style:family="text">
      <style:text-properties fo:font-variant="normal" fo:text-transform="none" fo:color="#333333" style:text-line-through-style="none" style:text-line-through-type="none" style:font-name="Liberation Serif" fo:font-size="11pt" fo:letter-spacing="normal" fo:font-style="normal" style:text-underline-style="none" fo:font-weight="normal" style:text-blinking="false" fo:background-color="#f1f1f1" loext:char-shading-value="0" style:font-size-asian="11pt" style:font-size-complex="11pt" fo:padding="0cm" fo:border="none"/>
    </style:style>
    <style:style style:name="T69" style:family="text">
      <style:text-properties fo:font-variant="normal" fo:text-transform="none" fo:color="#333333" style:text-line-through-style="none" style:text-line-through-type="none" style:font-name="Liberation Serif" fo:font-size="10pt" fo:letter-spacing="normal" fo:font-style="normal" style:text-underline-style="none" fo:font-weight="normal" style:text-blinking="false" fo:background-color="#f1f1f1" loext:char-shading-value="0" style:font-size-asian="10pt" style:font-size-complex="10pt" fo:padding="0cm" fo:border="none"/>
    </style:style>
    <style:style style:name="T70" style:family="text">
      <style:text-properties fo:font-variant="normal" fo:text-transform="none" fo:color="#333333" style:font-name="Roboto" fo:font-size="10.5pt" fo:letter-spacing="normal" fo:font-style="normal" fo:font-weight="normal" fo:padding-left="0.423cm" fo:padding-right="0cm" fo:padding-top="0cm" fo:padding-bottom="0cm" fo:border-left="7.51pt solid #ff9800" fo:border-right="none" fo:border-top="none" fo:border-bottom="none"/>
    </style:style>
    <style:style style:name="T71" style:family="text">
      <style:text-properties fo:font-variant="normal" fo:text-transform="none" fo:color="#333333" style:font-name="Liberation Serif" fo:font-size="12pt" fo:letter-spacing="normal" fo:font-style="normal" fo:font-weight="normal" fo:background-color="#f1f1f1" loext:char-shading-value="0" style:font-size-asian="12pt" style:font-size-complex="12pt" fo:padding="0cm" fo:border="none"/>
    </style:style>
    <style:style style:name="T72" style:family="text">
      <style:text-properties fo:font-variant="normal" fo:text-transform="none" fo:color="#333333" style:font-name="Liberation Serif" fo:font-size="12pt" fo:letter-spacing="normal" fo:font-style="normal" fo:font-weight="bold" fo:background-color="#f1f1f1" loext:char-shading-value="0" style:font-size-asian="12pt" style:font-weight-asian="bold" style:font-size-complex="12pt" style:font-weight-complex="bold" fo:padding="0cm" fo:border="none"/>
    </style:style>
    <style:style style:name="T73" style:family="text">
      <style:text-properties fo:font-variant="normal" fo:text-transform="none" fo:color="#333333" style:font-name="Liberation Serif" fo:font-size="11pt" fo:letter-spacing="normal" fo:font-style="normal" fo:font-weight="bold" fo:background-color="#f1f1f1" loext:char-shading-value="0" style:font-size-asian="11pt" style:font-weight-asian="bold" style:font-size-complex="11pt" style:font-weight-complex="bold" fo:padding="0cm" fo:border="none"/>
    </style:style>
    <style:style style:name="T74" style:family="text">
      <style:text-properties fo:font-variant="normal" fo:text-transform="none" fo:color="#333333" style:font-name="Liberation Serif" fo:font-size="11pt" fo:letter-spacing="normal" fo:font-style="normal" fo:font-weight="normal" fo:background-color="#f1f1f1" loext:char-shading-value="0" style:font-size-asian="11pt" style:font-size-complex="11pt" fo:padding="0cm" fo:border="none"/>
    </style:style>
    <style:style style:name="T75" style:family="text">
      <style:text-properties fo:font-variant="normal" fo:text-transform="none" fo:color="#333333" style:font-name="Liberation Serif" fo:font-size="10pt" fo:letter-spacing="normal" fo:font-style="normal" fo:font-weight="normal" style:font-size-asian="10pt" style:font-size-complex="10pt"/>
    </style:style>
    <style:style style:name="T76" style:family="text">
      <style:text-properties fo:font-variant="normal" fo:text-transform="none" fo:color="#333333" style:font-name="Liberation Serif" fo:font-size="10pt" fo:letter-spacing="normal" fo:font-style="normal" fo:font-weight="normal" fo:background-color="#f1f1f1" loext:char-shading-value="0" style:font-size-asian="10pt" style:font-size-complex="10pt" fo:padding="0cm" fo:border="none"/>
    </style:style>
    <style:style style:name="T77" style:family="text">
      <style:text-properties fo:font-variant="normal" fo:text-transform="none" fo:color="#333333" style:font-name="Liberation Serif" fo:font-size="10pt" fo:letter-spacing="normal" style:font-size-asian="10pt" style:font-size-complex="10pt"/>
    </style:style>
    <style:style style:name="T78" style:family="text">
      <style:text-properties fo:font-variant="normal" fo:text-transform="none" style:font-name="Droid Sans Mono" fo:font-size="12pt" fo:letter-spacing="normal" fo:font-style="normal" fo:font-weight="normal"/>
    </style:style>
    <style:style style:name="T79" style:family="text">
      <style:text-properties fo:font-variant="normal" fo:text-transform="none" fo:color="#666600" style:font-name="Droid Sans Mono" fo:font-size="9pt" fo:letter-spacing="normal" fo:font-style="normal" fo:font-weight="normal" officeooo:rsid="001494a3" fo:padding-left="0.423cm" fo:padding-right="0cm" fo:padding-top="0cm" fo:padding-bottom="0cm" fo:border-left="7.51pt solid #ff9800" fo:border-right="none" fo:border-top="none" fo:border-bottom="none"/>
    </style:style>
    <style:style style:name="T80" style:family="text">
      <style:text-properties fo:font-variant="normal" fo:text-transform="none" fo:color="#666600" style:font-name="Droid Sans Mono" fo:font-size="9pt" fo:letter-spacing="normal" fo:font-style="normal" fo:font-weight="bold" officeooo:rsid="001494a3" style:font-weight-asian="bold" style:font-weight-complex="bold" fo:padding-left="0.423cm" fo:padding-right="0cm" fo:padding-top="0cm" fo:padding-bottom="0cm" fo:border-left="7.51pt solid #ff9800" fo:border-right="none" fo:border-top="none" fo:border-bottom="none"/>
    </style:style>
    <style:style style:name="T81" style:family="text">
      <style:text-properties fo:font-variant="normal" fo:text-transform="none" fo:color="#1976d2" style:text-line-through-style="none" style:text-line-through-type="none" style:font-name="Roboto" fo:font-size="10.5pt" fo:letter-spacing="normal" fo:font-style="normal" style:text-underline-style="none" fo:font-weight="normal" style:text-blinking="false"/>
    </style:style>
    <style:style style:name="T82" style:family="text">
      <style:text-properties fo:font-variant="normal" fo:text-transform="none" style:font-name="Liberation Serif" fo:font-size="12pt" fo:letter-spacing="normal" fo:font-style="normal" fo:font-weight="normal" style:font-size-asian="12pt" style:font-size-complex="12pt"/>
    </style:style>
    <style:style style:name="T83" style:family="text">
      <style:text-properties fo:font-variant="normal" fo:text-transform="none" style:font-name="Liberation Serif" fo:font-size="12pt" fo:letter-spacing="normal" fo:font-style="normal" fo:font-weight="normal" officeooo:rsid="00168727" style:font-size-asian="12pt" style:font-size-complex="12pt"/>
    </style:style>
    <style:style style:name="T84"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85" style:family="text">
      <style:text-properties fo:font-variant="normal" fo:text-transform="none" style:font-name="Liberation Serif" fo:font-size="12pt" fo:letter-spacing="normal" style:font-size-asian="12pt" style:font-size-complex="12pt"/>
    </style:style>
    <style:style style:name="T86" style:family="text">
      <style:text-properties fo:font-variant="normal" fo:text-transform="none" style:font-name="Liberation Serif" fo:font-size="11pt" fo:letter-spacing="normal" fo:font-style="normal" fo:font-weight="normal" style:font-size-asian="11pt" style:font-size-complex="11pt"/>
    </style:style>
    <style:style style:name="T87" style:family="text">
      <style:text-properties fo:font-variant="normal" fo:text-transform="none" style:font-name="Liberation Serif" fo:font-size="11pt" fo:letter-spacing="normal" fo:font-style="normal" fo:font-weight="normal" officeooo:rsid="00278bb1" style:font-size-asian="11pt" style:font-size-complex="11pt"/>
    </style:style>
    <style:style style:name="T88" style:family="text">
      <style:text-properties fo:font-variant="normal" fo:text-transform="none" style:font-name="Liberation Serif" fo:font-size="11pt" fo:letter-spacing="normal" fo:font-style="normal" fo:font-weight="normal" officeooo:rsid="003a53a0" style:font-size-asian="11pt" style:font-size-complex="11pt"/>
    </style:style>
    <style:style style:name="T89" style:family="text">
      <style:text-properties fo:font-variant="normal" fo:text-transform="none" style:font-name="Liberation Serif" fo:font-size="11pt" fo:letter-spacing="normal" fo:font-style="normal" fo:font-weight="normal" officeooo:rsid="00593450" style:font-size-asian="11pt" style:font-size-complex="11pt"/>
    </style:style>
    <style:style style:name="T90" style:family="text">
      <style:text-properties fo:font-variant="normal" fo:text-transform="none" style:font-name="Liberation Serif" fo:font-size="11pt" fo:letter-spacing="normal" fo:font-style="normal" fo:font-weight="bold" officeooo:rsid="00278bb1" style:font-size-asian="11pt" style:font-weight-asian="bold" style:font-size-complex="11pt" style:font-weight-complex="bold"/>
    </style:style>
    <style:style style:name="T91" style:family="text">
      <style:text-properties fo:font-variant="normal" fo:text-transform="none" fo:letter-spacing="normal"/>
    </style:style>
    <style:style style:name="T92" style:family="text">
      <style:text-properties fo:font-variant="normal" fo:text-transform="none" fo:letter-spacing="normal" fo:font-style="normal" fo:font-weight="normal"/>
    </style:style>
    <style:style style:name="T93" style:family="text">
      <style:text-properties fo:font-variant="normal" fo:text-transform="none" fo:letter-spacing="normal" officeooo:rsid="005df15c"/>
    </style:style>
    <style:style style:name="T94" style:family="text">
      <style:text-properties fo:font-variant="normal" fo:text-transform="none" fo:color="#ff6666" style:font-name="Roboto" fo:font-size="10.5pt" fo:letter-spacing="normal" fo:font-style="normal" fo:font-weight="bold" style:font-weight-asian="bold" style:font-weight-complex="bold"/>
    </style:style>
    <style:style style:name="T95" style:family="text">
      <style:text-properties fo:font-variant="normal" fo:text-transform="none" fo:color="#ff6666" style:font-name="Roboto" fo:font-size="10.5pt" fo:letter-spacing="normal" fo:font-style="normal" fo:font-weight="bold" officeooo:rsid="0030bb32" style:font-weight-asian="bold" style:font-weight-complex="bold"/>
    </style:style>
    <style:style style:name="T96" style:family="text">
      <style:text-properties fo:font-variant="normal" fo:text-transform="none" fo:color="#ff6666" style:font-name="Roboto" fo:font-size="10.5pt" fo:letter-spacing="normal" fo:font-style="normal" fo:font-weight="normal"/>
    </style:style>
    <style:style style:name="T97" style:family="text">
      <style:text-properties fo:font-variant="normal" fo:text-transform="none" fo:color="#ff6666" style:font-name="Droid Sans Mono" fo:font-size="8.25pt" fo:letter-spacing="normal" fo:font-style="normal" fo:font-weight="normal" fo:background-color="#f1f1f1" loext:char-shading-value="0" fo:padding="0cm" fo:border="none"/>
    </style:style>
    <style:style style:name="T98" style:family="text">
      <style:text-properties fo:font-variant="normal" fo:text-transform="none" fo:color="#ff6666" style:font-name="Droid Sans Mono" fo:font-size="8.25pt" fo:letter-spacing="normal" fo:font-style="normal" fo:font-weight="bold" fo:background-color="#f1f1f1" loext:char-shading-value="0" style:font-weight-asian="bold" style:font-weight-complex="bold" fo:padding="0cm" fo:border="none"/>
    </style:style>
    <style:style style:name="T99" style:family="text">
      <style:text-properties fo:font-variant="normal" fo:text-transform="none" fo:color="#ff6666" style:text-line-through-style="none" style:text-line-through-type="none" style:font-name="Droid Sans Mono" fo:font-size="8.25pt" fo:letter-spacing="normal" fo:font-style="normal" style:text-underline-style="none" fo:font-weight="bold" style:text-blinking="false" fo:background-color="#f1f1f1" loext:char-shading-value="0" style:font-weight-asian="bold" style:font-weight-complex="bold" fo:padding="0cm" fo:border="none"/>
    </style:style>
    <style:style style:name="T100" style:family="text">
      <style:text-properties fo:font-variant="normal" fo:text-transform="none" fo:color="#ff6666" style:text-line-through-style="none" style:text-line-through-type="none" style:font-name="Liberation Serif" fo:font-size="11pt" fo:letter-spacing="normal" fo:font-style="normal" style:text-underline-style="none" fo:font-weight="bold" style:text-blinking="false" fo:background-color="#f1f1f1" loext:char-shading-value="0" style:font-size-asian="11pt" style:font-weight-asian="bold" style:font-size-complex="11pt" style:font-weight-complex="bold" fo:padding="0cm" fo:border="none"/>
    </style:style>
    <style:style style:name="T101" style:family="text">
      <style:text-properties fo:color="#006600" style:font-name="Droid Sans Mono" fo:font-size="9pt" officeooo:rsid="004d41aa"/>
    </style:style>
    <style:style style:name="T102" style:family="text">
      <style:text-properties fo:color="#000000" style:font-name="Droid Sans Mono" fo:font-size="9pt"/>
    </style:style>
    <style:style style:name="T103" style:family="text">
      <style:text-properties fo:color="#000000" style:font-name="Droid Sans Mono" fo:font-size="9pt" officeooo:rsid="00137480"/>
    </style:style>
    <style:style style:name="T104" style:family="text">
      <style:text-properties fo:color="#000000" style:font-name="Droid Sans Mono" fo:font-size="9pt" officeooo:rsid="001494a3"/>
    </style:style>
    <style:style style:name="T105" style:family="text">
      <style:text-properties fo:color="#000000" style:font-name="Droid Sans Mono" fo:font-size="9pt" fo:font-weight="bold" officeooo:rsid="00137480" style:font-weight-asian="bold" style:font-weight-complex="bold"/>
    </style:style>
    <style:style style:name="T106" style:family="text">
      <style:text-properties fo:color="#000000" style:font-name="Droid Sans Mono" fo:font-size="9pt" fo:font-weight="bold" officeooo:rsid="00349e65" style:font-weight-asian="bold" style:font-weight-complex="bold"/>
    </style:style>
    <style:style style:name="T107" style:family="text">
      <style:text-properties fo:color="#000000" style:font-name="Droid Sans Mono" fo:font-size="9pt" officeooo:rsid="00349e65"/>
    </style:style>
    <style:style style:name="T108" style:family="text">
      <style:text-properties fo:color="#000000" style:font-name="Droid Sans Mono" fo:font-size="9pt" officeooo:rsid="0035e349"/>
    </style:style>
    <style:style style:name="T109" style:family="text">
      <style:text-properties fo:color="#000000" style:font-name="Liberation Serif" fo:font-size="10pt" officeooo:rsid="00137480" style:font-size-asian="10pt" style:font-size-complex="10pt"/>
    </style:style>
    <style:style style:name="T110" style:family="text">
      <style:text-properties fo:color="#0000ff" style:font-name="Droid Sans Mono" fo:font-size="9pt"/>
    </style:style>
    <style:style style:name="T111" style:family="text">
      <style:text-properties fo:color="#666600" style:font-name="Droid Sans Mono" fo:font-size="9pt"/>
    </style:style>
    <style:style style:name="T112" style:family="text">
      <style:text-properties fo:color="#666600" style:font-name="Droid Sans Mono" fo:font-size="9pt" officeooo:rsid="00128d9c"/>
    </style:style>
    <style:style style:name="T113" style:family="text">
      <style:text-properties fo:color="#666600" style:font-name="Droid Sans Mono" fo:font-size="9pt" officeooo:rsid="00137480"/>
    </style:style>
    <style:style style:name="T114" style:family="text">
      <style:text-properties fo:color="#666600" style:font-name="Droid Sans Mono" fo:font-size="9pt" officeooo:rsid="001494a3"/>
    </style:style>
    <style:style style:name="T115" style:family="text">
      <style:text-properties fo:color="#666600" style:font-name="Droid Sans Mono" fo:font-size="9pt" officeooo:rsid="0015cde1"/>
    </style:style>
    <style:style style:name="T116" style:family="text">
      <style:text-properties fo:color="#666600" style:font-name="Droid Sans Mono" fo:font-size="9pt" fo:font-weight="bold" officeooo:rsid="00128d9c" style:font-weight-asian="bold" style:font-weight-complex="bold"/>
    </style:style>
    <style:style style:name="T117" style:family="text">
      <style:text-properties fo:color="#666600" style:font-name="Droid Sans Mono" fo:font-size="9pt" officeooo:rsid="00227298"/>
    </style:style>
    <style:style style:name="T118" style:family="text">
      <style:text-properties fo:color="#666600" style:font-name="Droid Sans Mono" fo:font-size="9pt" officeooo:rsid="00401640"/>
    </style:style>
    <style:style style:name="T119" style:family="text">
      <style:text-properties fo:color="#666600" style:font-name="Droid Sans Mono" fo:font-size="9pt" officeooo:rsid="004bafdb"/>
    </style:style>
    <style:style style:name="T120" style:family="text">
      <style:text-properties fo:color="#666600" style:font-name="Droid Sans Mono" fo:font-size="9pt" officeooo:rsid="004d41aa"/>
    </style:style>
    <style:style style:name="T121" style:family="text">
      <style:text-properties fo:color="#666600" style:font-name="Liberation Serif" fo:font-size="9pt" officeooo:rsid="004d41aa"/>
    </style:style>
    <style:style style:name="T122" style:family="text">
      <style:text-properties fo:color="#666600" style:font-name="Liberation Serif" fo:font-size="12pt" officeooo:rsid="00128d9c" style:font-size-asian="12pt" style:font-size-complex="12pt"/>
    </style:style>
    <style:style style:name="T123" style:family="text">
      <style:text-properties fo:color="#666600" style:font-name="Liberation Serif" fo:font-size="12pt" fo:font-weight="bold" officeooo:rsid="00128d9c" style:font-size-asian="12pt" style:font-weight-asian="bold" style:font-size-complex="12pt" style:font-weight-complex="bold"/>
    </style:style>
    <style:style style:name="T124" style:family="text">
      <style:text-properties fo:color="#666600" style:font-name="Liberation Serif" fo:font-size="11pt" officeooo:rsid="00128d9c" style:font-size-asian="11pt" style:font-size-complex="11pt"/>
    </style:style>
    <style:style style:name="T125" style:family="text">
      <style:text-properties fo:color="#666600" style:font-name="Liberation Serif" fo:font-size="11pt" officeooo:rsid="0028beb5" style:font-size-asian="11pt" style:font-size-complex="11pt"/>
    </style:style>
    <style:style style:name="T126" style:family="text">
      <style:text-properties fo:color="#666600" style:font-name="Liberation Serif" fo:font-size="11pt" officeooo:rsid="002a30a8" style:font-size-asian="11pt" style:font-size-complex="11pt"/>
    </style:style>
    <style:style style:name="T127" style:family="text">
      <style:text-properties fo:color="#666600" style:font-name="Liberation Serif" fo:font-size="11pt" officeooo:rsid="002bd726" style:font-size-asian="11pt" style:font-size-complex="11pt"/>
    </style:style>
    <style:style style:name="T128" style:family="text">
      <style:text-properties fo:color="#666600" style:font-name="Liberation Serif" fo:font-size="11pt" officeooo:rsid="004d41aa" style:font-size-asian="11pt" style:font-size-complex="11pt"/>
    </style:style>
    <style:style style:name="T129" style:family="text">
      <style:text-properties fo:color="#666600" style:font-name="Liberation Serif" fo:font-size="11pt" fo:font-weight="bold" officeooo:rsid="00128d9c" style:font-size-asian="11pt" style:font-weight-asian="bold" style:font-size-complex="11pt" style:font-weight-complex="bold"/>
    </style:style>
    <style:style style:name="T130" style:family="text">
      <style:text-properties fo:color="#880000" style:font-name="Droid Sans Mono" fo:font-size="9pt"/>
    </style:style>
    <style:style style:name="T131" style:family="text">
      <style:text-properties style:font-name="Liberation Serif" fo:font-size="11pt" style:font-size-asian="11pt" style:font-size-complex="11pt"/>
    </style:style>
    <style:style style:name="T132" style:family="text">
      <style:text-properties style:font-name="Liberation Serif" fo:font-size="10pt" style:font-size-asian="10pt" style:font-size-complex="10pt"/>
    </style:style>
    <style:style style:name="T133" style:family="text">
      <style:text-properties style:font-name="Liberation Serif" fo:font-size="10pt" officeooo:rsid="003d9a3e" style:font-size-asian="10pt" style:font-size-complex="10pt"/>
    </style:style>
    <style:style style:name="T134" style:family="text">
      <style:text-properties fo:font-weight="bold" style:font-weight-asian="bold" style:font-weight-complex="bold"/>
    </style:style>
    <style:style style:name="T135" style:family="text">
      <style:text-properties officeooo:rsid="00177dea"/>
    </style:style>
    <style:style style:name="T136" style:family="text">
      <style:text-properties officeooo:rsid="0019a6bd"/>
    </style:style>
    <style:style style:name="T137" style:family="text">
      <style:text-properties officeooo:rsid="001a1c00"/>
    </style:style>
    <style:style style:name="T138" style:family="text">
      <style:text-properties officeooo:rsid="001a2dac"/>
    </style:style>
    <style:style style:name="T139" style:family="text">
      <style:text-properties officeooo:rsid="001b2f9a"/>
    </style:style>
    <style:style style:name="T140" style:family="text">
      <style:text-properties fo:color="#ff6666" style:font-name="Droid Sans Mono" fo:font-size="9pt" fo:font-weight="bold" officeooo:rsid="00128d9c" style:font-weight-asian="bold" style:font-weight-complex="bold"/>
    </style:style>
    <style:style style:name="T141" style:family="text">
      <style:text-properties fo:color="#ff6666" style:font-name="Droid Sans Mono" fo:font-size="9pt" fo:font-weight="bold" officeooo:rsid="00137480" style:font-weight-asian="bold" style:font-weight-complex="bold"/>
    </style:style>
    <style:style style:name="T142" style:family="text">
      <style:text-properties fo:color="#ff6666" style:font-name="Droid Sans Mono" fo:font-size="9pt" fo:font-weight="bold" officeooo:rsid="001494a3" style:font-weight-asian="bold" style:font-weight-complex="bold"/>
    </style:style>
    <style:style style:name="T143" style:family="text">
      <style:text-properties fo:color="#ff6666" style:font-name="Droid Sans Mono" fo:font-size="9pt" fo:font-weight="bold" officeooo:rsid="0015cde1" style:font-weight-asian="bold" style:font-weight-complex="bold"/>
    </style:style>
    <style:style style:name="T144" style:family="text">
      <style:text-properties fo:color="#ff6666" style:font-name="Droid Sans Mono" fo:font-size="9pt" fo:font-weight="bold" officeooo:rsid="004bafdb" style:font-weight-asian="bold" style:font-weight-complex="bold"/>
    </style:style>
    <style:style style:name="T145" style:family="text">
      <style:text-properties fo:color="#ff6666" style:font-name="Droid Sans Mono" fo:font-size="9pt" officeooo:rsid="0015cde1"/>
    </style:style>
    <style:style style:name="T146" style:family="text">
      <style:text-properties fo:color="#ff6666" style:font-name="Droid Sans Mono" fo:font-size="8.25pt" fo:font-weight="bold" fo:background-color="#f1f1f1" loext:char-shading-value="0" style:font-weight-asian="bold" style:font-weight-complex="bold" fo:padding="0cm" fo:border="none"/>
    </style:style>
    <style:style style:name="T147" style:family="text">
      <style:text-properties fo:color="#ff6666" style:font-name="Liberation Serif" fo:font-size="12pt" fo:font-weight="bold" officeooo:rsid="00128d9c" style:font-size-asian="12pt" style:font-weight-asian="bold" style:font-size-complex="12pt" style:font-weight-complex="bold"/>
    </style:style>
    <style:style style:name="T148" style:family="text">
      <style:text-properties fo:color="#ff6666" style:font-name="Liberation Serif" fo:font-size="11pt" fo:font-weight="bold" officeooo:rsid="00128d9c" style:font-size-asian="11pt" style:font-weight-asian="bold" style:font-size-complex="11pt" style:font-weight-complex="bold"/>
    </style:style>
    <style:style style:name="T149" style:family="text">
      <style:text-properties fo:color="#ff6666" style:font-name="Liberation Serif" fo:font-size="11pt" fo:font-weight="bold" officeooo:rsid="002c8af1" style:font-size-asian="11pt" style:font-weight-asian="bold" style:font-size-complex="11pt" style:font-weight-complex="bold"/>
    </style:style>
    <style:style style:name="T150" style:family="text">
      <style:text-properties fo:color="#ff6666" style:font-name="Liberation Serif" fo:font-size="11pt" officeooo:rsid="00128d9c" style:font-size-asian="11pt" style:font-size-complex="11pt"/>
    </style:style>
    <style:style style:name="T151" style:family="text">
      <style:text-properties fo:color="#ff6666" style:font-name="Liberation Serif" fo:font-size="10pt" style:font-size-asian="10pt" style:font-size-complex="10pt"/>
    </style:style>
    <style:style style:name="T152" style:family="text">
      <style:text-properties fo:color="#ff6666" style:font-name="Liberation Serif" fo:font-size="10pt" officeooo:rsid="00137480" style:font-size-asian="10pt" style:font-size-complex="10pt"/>
    </style:style>
    <style:style style:name="T153" style:family="text">
      <style:text-properties officeooo:rsid="00318d20"/>
    </style:style>
    <style:style style:name="T154" style:family="text">
      <style:text-properties officeooo:rsid="003d9a3e"/>
    </style:style>
    <style:style style:name="T155" style:family="text">
      <style:text-properties officeooo:rsid="00403e73"/>
    </style:style>
    <style:style style:name="T156" style:family="text">
      <style:text-properties officeooo:rsid="004145e4"/>
    </style:style>
    <style:style style:name="T157" style:family="text">
      <style:text-properties officeooo:rsid="00434f9e"/>
    </style:style>
    <style:style style:name="T158" style:family="text">
      <style:text-properties officeooo:rsid="004de19d"/>
    </style:style>
    <style:style style:name="T159" style:family="text">
      <style:text-properties officeooo:rsid="004fdc92"/>
    </style:style>
    <style:style style:name="T160" style:family="text">
      <style:text-properties officeooo:rsid="00559ed9"/>
    </style:style>
    <style:style style:name="T161" style:family="text">
      <style:text-properties officeooo:rsid="00594d6a"/>
    </style:style>
    <style:style style:name="T162" style:family="text">
      <style:text-properties officeooo:rsid="005ac566"/>
    </style:style>
    <style:style style:name="T163" style:family="text">
      <style:text-properties officeooo:rsid="005bd1f1"/>
    </style:style>
    <style:style style:name="T164" style:family="text">
      <style:text-properties officeooo:rsid="005c8565"/>
    </style:style>
    <style:style style:name="T165" style:family="text">
      <style:text-properties officeooo:rsid="005df15c"/>
    </style:style>
    <style:style style:name="T166" style:family="text">
      <style:text-properties officeooo:rsid="00611909"/>
    </style:style>
    <style:style style:name="T167" style:family="text">
      <style:text-properties officeooo:rsid="0061da2e"/>
    </style:style>
    <style:style style:name="T168" style:family="text">
      <style:text-properties officeooo:rsid="00637a94"/>
    </style:style>
    <style:style style:name="T169" style:family="text">
      <style:text-properties officeooo:rsid="0066e6e6"/>
    </style:style>
    <style:style style:name="T170" style:family="text">
      <style:text-properties officeooo:rsid="0067e0f9"/>
    </style:style>
    <style:style style:name="T171" style:family="text">
      <style:text-properties officeooo:rsid="006975fa"/>
    </style:style>
    <style:style style:name="T172" style:family="text">
      <style:text-properties officeooo:rsid="006b141c"/>
    </style:style>
    <style:style style:name="T173" style:family="text">
      <style:text-properties officeooo:rsid="006c95b4"/>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ext:bookmark text:name="httpclient"/>HttpClient</text:h>
      <text:p text:style-name="P1"><text:span text:style-name="T82">La mayoría de las aplicaciones front-end se </text:span><text:span text:style-name="T84">comunican con servicios back-end</text:span><text:span text:style-name="T82"> a través del </text:span><text:span text:style-name="T84">protocolo HTTP</text:span><text:span text:style-name="T82">. Los navegadores modernos admiten dos API diferentes para realizar </text:span><text:span text:style-name="T83">peticiones</text:span><text:span text:style-name="T82"> HTTP: la interfaz <text:s/></text:span><text:span text:style-name="Source_20_Text"><text:span text:style-name="T72">XMLHttpRequest</text:span></text:span><text:span text:style-name="Source_20_Text"><text:span text:style-name="T71"> </text:span></text:span><text:span text:style-name="T82">y la API </text:span><text:span text:style-name="Source_20_Text"><text:span text:style-name="T72">fetch()</text:span></text:span><text:span text:style-name="T82">.</text:span></text:p>
      <text:p text:style-name="P1"><text:span text:style-name="T82">Con </text:span><text:a xlink:type="simple" xlink:href="https://angular.io/api/common/http/HttpClient"><text:span text:style-name="Source_20_Text"><text:span text:style-name="T67">HttpClient</text:span></text:span></text:a><text:span text:style-name="T82">, </text:span><text:span text:style-name="Source_20_Text"><text:span text:style-name="T71">@angular/common/http </text:span></text:span><text:span text:style-name="T82">proporciona una </text:span><text:span text:style-name="T84">API simplificada para la funcionalidad HTTP</text:span><text:span text:style-name="T82"> para su uso con aplicaciones Angulares, construyendo </text:span><text:span text:style-name="T84">sobre la interfaz </text:span><text:span text:style-name="Source_20_Text"><text:span text:style-name="T72">XMLHttpRequest</text:span></text:span><text:span text:style-name="Source_20_Text"><text:span text:style-name="T71"> </text:span></text:span><text:span text:style-name="T82">expuesta por los navegadores. </text:span><text:span text:style-name="T83">Adicionando</text:span><text:span text:style-name="T82"> </text:span><text:span text:style-name="T83">b</text:span><text:span text:style-name="T82">eneficios </text:span><text:a xlink:type="simple" xlink:href="https://angular.io/api/common/http/HttpClient"><text:span text:style-name="Source_20_Text">HttpClient</text:span></text:a><text:span text:style-name="Source_20_Text"><text:span text:style-name="T67"> </text:span></text:span><text:span text:style-name="T82">incluyen soporte de testabilidad, tipificación fuerte de objetos de solicitud y respuesta, soporte de interceptor de solicitud y respuesta y mejor manejo de errores a través de apis basados ​​en Observables.</text:span></text:p>
      <text:h text:style-name="P50" text:outline-level="2"><text:span text:style-name="T54">Configuración</text:span><text:span text:style-name="T53">: </text:span><text:span text:style-name="T54">Instalación del Modulo</text:span></text:h>
      <text:p text:style-name="P1"><text:span text:style-name="T82">Antes de poder utilizar el </text:span><text:a xlink:type="simple" xlink:href="https://angular.io/api/common/http/HttpClient"><text:span text:style-name="Source_20_Text"><text:span text:style-name="T67">HttpClient</text:span></text:span></text:a><text:span text:style-name="T82">, es necesario instalar el </text:span><text:a xlink:type="simple" xlink:href="https://angular.io/api/common/http/HttpClientModule"><text:span text:style-name="Source_20_Text">HttpClientModule</text:span></text:a><text:span text:style-name="Source_20_Text"><text:span text:style-name="T67"> </text:span></text:span><text:span text:style-name="T82">que lo proporciona. Esto se puede hacer en su módulo de aplicación, y sólo es necesario una vez.</text:span></text:p>
      <text:p text:style-name="P1"><text:span text:style-name="T82"/></text:p>
      <text:p text:style-name="Standard"><text:span text:style-name="Source_20_Text"><text:span text:style-name="T112">// </text:span></text:span><text:span text:style-name="Source_20_Text"><text:span text:style-name="T116">app.module.ts</text:span></text:span><text:span text:style-name="Source_20_Text"><text:span text:style-name="T112">:</text:span></text:span></text:p>
      <text:p text:style-name="Standard"/>
      <text:p text:style-name="Standard"><text:span text:style-name="Source_20_Text"><text:span text:style-name="T112">import {NgModule} from '@angular/core';</text:span></text:span></text:p>
      <text:p text:style-name="Standard"><text:span text:style-name="Source_20_Text"><text:span text:style-name="T112">import {BrowserModule} from '@angular/platform-browser';</text:span></text:span></text:p>
      <text:p text:style-name="Standard"/>
      <text:p text:style-name="Standard"><text:span text:style-name="Source_20_Text"><text:span text:style-name="T112">// Import HttpClientModule from @angular/common/http</text:span></text:span></text:p>
      <text:p text:style-name="Standard"><text:span text:style-name="Source_20_Text"><text:span text:style-name="T140">import {HttpClientModule} from '@angular/common/http';</text:span></text:span></text:p>
      <text:p text:style-name="Standard"/>
      <text:p text:style-name="Standard"><text:span text:style-name="Source_20_Text"><text:span text:style-name="T112">@NgModule({</text:span></text:span></text:p>
      <text:p text:style-name="Standard"><text:span text:style-name="Source_20_Text"><text:span text:style-name="T112"><text:s text:c="2"/>imports: [</text:span></text:span></text:p>
      <text:p text:style-name="Standard"><text:span text:style-name="Source_20_Text"><text:span text:style-name="T112"><text:s text:c="4"/>BrowserModule,</text:span></text:span></text:p>
      <text:p text:style-name="Standard"><text:span text:style-name="Source_20_Text"><text:span text:style-name="T112"><text:s text:c="4"/>// Inclu</text:span></text:span><text:span text:style-name="Source_20_Text"><text:span text:style-name="T117">irlo despues de </text:span></text:span><text:span text:style-name="Source_20_Text"><text:span text:style-name="T112">BrowserModule.</text:span></text:span></text:p>
      <text:p text:style-name="Standard"><text:span text:style-name="Source_20_Text"><text:span text:style-name="T112"><text:s text:c="4"/></text:span></text:span><text:span text:style-name="Source_20_Text"><text:span text:style-name="T140">HttpClientModule</text:span></text:span><text:span text:style-name="Source_20_Text"><text:span text:style-name="T112">,</text:span></text:span></text:p>
      <text:p text:style-name="Standard"><text:span text:style-name="Source_20_Text"><text:span text:style-name="T112"><text:s text:c="2"/>],</text:span></text:span></text:p>
      <text:p text:style-name="Standard"><text:span text:style-name="Source_20_Text"><text:span text:style-name="T112">})</text:span></text:span></text:p>
      <text:p text:style-name="Standard"><text:span text:style-name="Source_20_Text"><text:span text:style-name="T112">export class MyAppModule {}</text:span></text:span></text:p>
      <text:p text:style-name="P1"><text:span text:style-name="T82">Una vez que importe </text:span><text:a xlink:type="simple" xlink:href="https://angular.io/api/common/http/HttpClientModule"><text:span text:style-name="Source_20_Text">HttpClientModule</text:span></text:a><text:span text:style-name="Source_20_Text"><text:span text:style-name="T67"> </text:span></text:span><text:span text:style-name="T82">en su módulo de aplicación, puede inyectarse </text:span><text:a xlink:type="simple" xlink:href="https://angular.io/api/common/http/HttpClient"><text:span text:style-name="Source_20_Text"><text:span text:style-name="T67">HttpClient</text:span></text:span></text:a><text:span text:style-name="T85"> </text:span><text:span text:style-name="T82">en sus componentes y servicios.</text:span></text:p>
      <text:h text:style-name="P51" text:outline-level="2"><text:span text:style-name="T55">Realizando </text:span><text:span text:style-name="T53">una solicitud</text:span><text:span text:style-name="T55">(request)</text:span><text:span text:style-name="T53"> de datos JSON</text:span></text:h>
      <text:p text:style-name="P1"><text:span text:style-name="T86">El tipo más común de </text:span><text:span text:style-name="T87">request </text:span><text:span text:style-name="T86">de </text:span><text:span text:style-name="T87">aplicacion </text:span><text:span text:style-name="T86">para un backend es solicitar datos JSON. Por ejemplo, suponga que tiene un </text:span><text:span text:style-name="T90">endpoint</text:span><text:span text:style-name="T86"> de API que lista los elementos </text:span><text:span text:style-name="Source_20_Text"><text:span text:style-name="T73">/api/items</text:span></text:span><text:span text:style-name="T86">, </text:span><text:span text:style-name="T87">el cual retorna </text:span><text:span text:style-name="T86">un objeto JSON del formulario:</text:span></text:p>
      <text:p text:style-name="P1"><text:span text:style-name="Source_20_Text"><text:span text:style-name="T124">{</text:span></text:span></text:p>
      <text:p text:style-name="P1"><text:span text:style-name="Source_20_Text"><text:span text:style-name="T124"><text:s text:c="2"/>"</text:span></text:span><text:span text:style-name="Source_20_Text"><text:span text:style-name="T150">results</text:span></text:span><text:span text:style-name="Source_20_Text"><text:span text:style-name="T124">": [</text:span></text:span></text:p>
      <text:p text:style-name="P1"><text:span text:style-name="Source_20_Text"><text:span text:style-name="T124"><text:s text:c="3"/><text:tab/> "Item 1",</text:span></text:span></text:p>
      <text:p text:style-name="P1"><text:span text:style-name="Source_20_Text"><text:span text:style-name="T124"><text:s text:c="2"/><text:tab/> <text:s/>"Item 2",</text:span></text:span></text:p>
      <text:p text:style-name="P1"><text:span text:style-name="Source_20_Text"><text:span text:style-name="T124"><text:s text:c="2"/>]</text:span></text:span></text:p>
      <text:p text:style-name="P1"><text:span text:style-name="Source_20_Text"><text:span text:style-name="T124">}</text:span></text:span></text:p>
      <text:p text:style-name="P1"><text:span text:style-name="T86">El  método <text:s/></text:span><text:span text:style-name="Source_20_Text"><text:span text:style-name="T74">get() </text:span></text:span><text:span text:style-name="T86">en </text:span><text:a xlink:type="simple" xlink:href="https://angular.io/api/common/http/HttpClient"><text:span text:style-name="Source_20_Text">HttpClient</text:span></text:a><text:span text:style-name="Source_20_Text"><text:span text:style-name="T68"> </text:span></text:span><text:span text:style-name="T86">hace que el acceso a estos datos sea sencillo.</text:span></text:p>
      <text:p text:style-name="P1"><text:span text:style-name="Source_20_Text"><text:span text:style-name="T124">@Component(...)</text:span></text:span></text:p>
      <text:p text:style-name="P1"><text:span text:style-name="Source_20_Text"><text:span text:style-name="T124">export class MyComponent implements OnInit {</text:span></text:span></text:p>
      <text:p text:style-name="P1"><text:span text:style-name="Source_20_Text"><text:span text:style-name="T129"><text:s text:c="2"/>results: string[];</text:span></text:span></text:p>
      <text:p text:style-name="P1"><text:soft-page-break/><text:span text:style-name="Source_20_Text"><text:span text:style-name="T124"><text:s/>// <text:s/></text:span></text:span><text:span text:style-name="Source_20_Text"><text:span text:style-name="T125">Injecte HttpClient en su componente o servicio.</text:span></text:span></text:p>
      <text:p text:style-name="P1"><text:span text:style-name="Source_20_Text"><text:span text:style-name="T124"><text:s text:c="2"/>constructor(private </text:span></text:span><text:span text:style-name="Source_20_Text"><text:span text:style-name="T148">http: HttpClient</text:span></text:span><text:span text:style-name="Source_20_Text"><text:span text:style-name="T124">) {}</text:span></text:span></text:p>
      <text:p text:style-name="P4"/>
      <text:p text:style-name="P1"><text:span text:style-name="Source_20_Text"><text:span text:style-name="T124"><text:s text:c="2"/>ngOnInit(): void {</text:span></text:span></text:p>
      <text:p text:style-name="P1"><text:span text:style-name="Source_20_Text"><text:span text:style-name="T124"><text:s text:c="5"/>// </text:span></text:span><text:span text:style-name="Source_20_Text"><text:span text:style-name="T126">Realizar la peticion(request)</text:span></text:span><text:span text:style-name="Source_20_Text"><text:span text:style-name="T124"> HTTP:</text:span></text:span></text:p>
      <text:p text:style-name="P1"><text:span text:style-name="Source_20_Text"><text:span text:style-name="T124"><text:s text:c="6"/></text:span></text:span><text:span text:style-name="Source_20_Text"><text:span text:style-name="T148">this.http.get</text:span></text:span><text:span text:style-name="Source_20_Text"><text:span text:style-name="T124">('/api/items').subscribe(</text:span></text:span><text:span text:style-name="Source_20_Text"><text:span text:style-name="T150">data</text:span></text:span><text:span text:style-name="Source_20_Text"><text:span text:style-name="T124"> =&gt; {</text:span></text:span></text:p>
      <text:p text:style-name="P1"><text:span text:style-name="Source_20_Text"><text:span text:style-name="T127"><text:tab/> <text:s text:c="2"/>// Leer el campo de resultado de la respuesta JSON.</text:span></text:span></text:p>
      <text:p text:style-name="P1"><text:span text:style-name="Source_20_Text"><text:span text:style-name="T124"><text:s text:c="11"/>this.results = </text:span></text:span><text:span text:style-name="Source_20_Text"><text:span text:style-name="T148">data</text:span></text:span><text:span text:style-name="Source_20_Text"><text:span text:style-name="T124">['</text:span></text:span><text:span text:style-name="Source_20_Text"><text:span text:style-name="T150">results</text:span></text:span><text:span text:style-name="Source_20_Text"><text:span text:style-name="T124">']; </text:span></text:span><text:span text:style-name="Source_20_Text"><text:span text:style-name="T148">//</text:span></text:span><text:span text:style-name="Source_20_Text"><text:span text:style-name="T149">results es el root</text:span></text:span></text:p>
      <text:p text:style-name="P1"><text:span text:style-name="Source_20_Text"><text:span text:style-name="T124"><text:s text:c="6"/>});</text:span></text:span></text:p>
      <text:p text:style-name="P1"><text:span text:style-name="Source_20_Text"><text:span text:style-name="T124"><text:s text:c="2"/>}</text:span></text:span></text:p>
      <text:p text:style-name="P1"><text:span text:style-name="Source_20_Text"><text:span text:style-name="T124">}</text:span></text:span></text:p>
      <text:h text:style-name="P52" text:outline-level="3"><text:bookmark text:name="typechecking-the-response"/><text:span text:style-name="T153">Verificación de tipo(</text:span>Typechecking the response<text:span text:style-name="T153">)</text:span></text:h>
      <text:p text:style-name="P12"><text:span text:style-name="T19">En el ejemplo anterior, el acceso al campo </text:span><text:span text:style-name="Source_20_Text"><text:span text:style-name="T59">data['</text:span></text:span><text:span text:style-name="Source_20_Text"><text:span text:style-name="T98">results</text:span></text:span><text:span text:style-name="Source_20_Text"><text:span text:style-name="T59">'] </text:span></text:span><text:span text:style-name="T19">se destaca porque utiliza la notación de paréntesis para acceder al campo </text:span><text:span text:style-name="T95">results</text:span><text:span text:style-name="T19">. Si intentó escribir </text:span><text:span text:style-name="Source_20_Text"><text:span text:style-name="T97">data.results</text:span></text:span><text:span text:style-name="T19">, TypeScript se quejaría correctamente de que el </text:span><text:span text:style-name="Source_20_Text"><text:span text:style-name="T59">Object </text:span></text:span><text:span text:style-name="Source_20_Text"><text:span text:style-name="T60">de </text:span></text:span><text:span text:style-name="T19">regreso de HTTP no tiene una propiedad </text:span><text:span text:style-name="Source_20_Text"><text:span text:style-name="T59">results</text:span></text:span><text:span text:style-name="T19">. </text:span><text:span text:style-name="T21">Eso es porque mientras </text:span><text:a xlink:type="simple" xlink:href="https://angular.io/api/common/http/HttpClient"><text:span text:style-name="Source_20_Text">HttpClient</text:span></text:a><text:span text:style-name="Source_20_Text"><text:span text:style-name="T66"> </text:span></text:span><text:span text:style-name="T21">analizó</text:span><text:span text:style-name="T22">(parseo)</text:span><text:span text:style-name="T21"> la respuesta JSON en un </text:span><text:span text:style-name="Source_20_Text"><text:span text:style-name="T63">Object</text:span></text:span><text:span text:style-name="T21">, no sabe qué forma </text:span><text:span text:style-name="T22">tiene </text:span><text:span text:style-name="T21">ese objeto.</text:span></text:p>
      <text:p text:style-name="P13"><text:span text:style-name="T19">Puede, sin embargo, decir </text:span><text:a xlink:type="simple" xlink:href="https://angular.io/api/common/http/HttpClient"><text:span text:style-name="Source_20_Text">HttpClient</text:span></text:a><text:span text:style-name="Source_20_Text"><text:span text:style-name="T64"> </text:span></text:span><text:span text:style-name="T19">qué tipo de respuesta será, lo que se recomienda. Para ello, primero debe definir una interfaz con la forma correcta:</text:span></text:p>
      <text:p text:style-name="P1"><text:span text:style-name="T82"/></text:p>
      <text:p text:style-name="P1"><text:span text:style-name="Source_20_Text"><text:span text:style-name="T122">interface </text:span></text:span><text:span text:style-name="Source_20_Text"><text:span text:style-name="T147">ItemsResponse</text:span></text:span><text:span text:style-name="Source_20_Text"><text:span text:style-name="T122"> {</text:span></text:span></text:p>
      <text:p text:style-name="P1"><text:span text:style-name="Source_20_Text"><text:span text:style-name="T122"><text:s text:c="2"/>results: string[];</text:span></text:span></text:p>
      <text:p text:style-name="P1"><text:span text:style-name="Source_20_Text"><text:span text:style-name="T122">}</text:span></text:span></text:p>
      <text:p text:style-name="P1"><text:span text:style-name="T82"/></text:p>
      <text:p text:style-name="P2"><text:span text:style-name="T19">Luego, al realizar la llamada </text:span><text:span text:style-name="Source_20_Text"><text:span text:style-name="T59">HttpClient.get</text:span></text:span><text:span text:style-name="T19">, pase un parámetro de tipo:</text:span></text:p>
      <text:p text:style-name="P1"><text:span text:style-name="Source_20_Text"><text:span text:style-name="T122">http.get</text:span></text:span><text:span text:style-name="Source_20_Text"><text:span text:style-name="T147">&lt;ItemsResponse&gt;</text:span></text:span><text:span text:style-name="Source_20_Text"><text:span text:style-name="T122">('/api/items').subscribe(data =&gt; {</text:span></text:span></text:p>
      <text:p text:style-name="P1"><text:span text:style-name="Source_20_Text"><text:span text:style-name="T122"><text:s text:c="2"/>// data is now an instance of type ItemsResponse, so you can do this:</text:span></text:span></text:p>
      <text:p text:style-name="P1"><text:span text:style-name="Source_20_Text"><text:span text:style-name="T122"><text:tab/> <text:s/>this.results = </text:span></text:span><text:span text:style-name="Source_20_Text"><text:span text:style-name="T123">data.results</text:span></text:span><text:span text:style-name="Source_20_Text"><text:span text:style-name="T122">;</text:span></text:span></text:p>
      <text:p text:style-name="P1"><text:span text:style-name="Source_20_Text"><text:span text:style-name="T122">});</text:span></text:span></text:p>
      <text:h text:style-name="P52" text:outline-level="3"><text:bookmark text:name="reading-the-full-response"/><text:span text:style-name="T135">Lectura de respuesta Completa(</text:span>Reading the full response<text:span text:style-name="T135">)</text:span></text:h>
      <text:p text:style-name="P28"><text:span text:style-name="T19">El </text:span><text:span text:style-name="T23">cuerpo(</text:span><text:span text:style-name="T48">body</text:span><text:span text:style-name="T23">)</text:span><text:span text:style-name="T19"> de respuesta no </text:span><text:span text:style-name="T23">retorna </text:span><text:span text:style-name="T19">todos los datos que pueda necesitar. A veces los servidores </text:span><text:span text:style-name="T23">retornan </text:span><text:span text:style-name="T19">encabezados</text:span><text:span text:style-name="T23">(</text:span><text:span text:style-name="T48">headers</text:span><text:span text:style-name="T23">)</text:span><text:span text:style-name="T19"> especiales o códigos de </text:span><text:span text:style-name="T23">status</text:span><text:span text:style-name="T19"> para indicar ciertas condiciones, e inspeccionarlas puede ser necesario. Para hacer esto, puede decir</text:span><text:span text:style-name="T23">le a</text:span><text:span text:style-name="T19"> </text:span><text:a xlink:type="simple" xlink:href="https://angular.io/api/common/http/HttpClient"><text:span text:style-name="Source_20_Text">HttpClient</text:span></text:a><text:span text:style-name="Source_20_Text"><text:span text:style-name="T64"> </text:span></text:span><text:span text:style-name="T19">que desea la respuesta completa en lugar de sólo el </text:span><text:span text:style-name="T48">body</text:span><text:span text:style-name="T23"> </text:span><text:span text:style-name="T19">con la opción </text:span><text:span text:style-name="Source_20_Text"><text:span text:style-name="T59">observe</text:span></text:span><text:span text:style-name="T19">:</text:span></text:p>
      <text:p text:style-name="Standard"><text:span text:style-name="Source_20_Text"><text:span text:style-name="T103">http</text:span></text:span></text:p>
      <text:p text:style-name="Standard"><text:span text:style-name="Source_20_Text"><text:span text:style-name="T103"><text:s text:c="2"/>.get</text:span></text:span><text:span text:style-name="Source_20_Text"><text:span text:style-name="T141">&lt;MyJsonData&gt;</text:span></text:span><text:span text:style-name="Source_20_Text"><text:span text:style-name="T103">('/data.json', {</text:span></text:span><text:span text:style-name="Source_20_Text"><text:span text:style-name="T141">observe</text:span></text:span><text:span text:style-name="Source_20_Text"><text:span text:style-name="T103">: 'response'})</text:span></text:span></text:p>
      <text:p text:style-name="Standard"><text:span text:style-name="Source_20_Text"><text:span text:style-name="T103"><text:s text:c="2"/>.subscribe(resp =&gt; {</text:span></text:span></text:p>
      <text:p text:style-name="P7"><text:span text:style-name="Source_20_Text"><text:span text:style-name="T107"><text:s text:c="5"/>// Aquí, resp es de tipo </text:span></text:span><text:span text:style-name="Source_20_Text"><text:span text:style-name="T106">HttpResponse&lt;MyJsonData&gt;</text:span></text:span><text:span text:style-name="Source_20_Text"><text:span text:style-name="T107">.</text:span></text:span></text:p>
      <text:p text:style-name="P7"><text:span text:style-name="Source_20_Text"><text:span text:style-name="T107">     // Puede inspeccionar sus encabezados:</text:span></text:span></text:p>
      <text:p text:style-name="Standard"><text:span text:style-name="Source_20_Text"><text:span text:style-name="T103"><text:s text:c="4"/>console.log(resp.</text:span></text:span><text:span text:style-name="Source_20_Text"><text:span text:style-name="T141">headers</text:span></text:span><text:span text:style-name="Source_20_Text"><text:span text:style-name="T103">.get('X-Custom-Header'));</text:span></text:span></text:p>
      <text:p text:style-name="P7"><text:span text:style-name="Source_20_Text"><text:span text:style-name="T103"><text:s text:c="4"/>// </text:span></text:span><text:span text:style-name="Source_20_Text"><text:span text:style-name="T107">Y acceder directamente al body, que se escribe como MyJsonData según </text:span></text:span><text:span text:style-name="Source_20_Text"><text:span text:style-name="T108">el</text:span></text:span><text:span text:style-name="Source_20_Text"><text:span text:style-name="T107"> request.</text:span></text:span></text:p>
      <text:p text:style-name="Standard"><text:span text:style-name="Source_20_Text"><text:span text:style-name="T103"><text:s text:c="4"/>console.log(resp.</text:span></text:span><text:span text:style-name="Source_20_Text"><text:span text:style-name="T141">body</text:span></text:span><text:span text:style-name="Source_20_Text"><text:span text:style-name="T103">.someField);</text:span></text:span></text:p>
      <text:p text:style-name="Standard"><text:span text:style-name="Source_20_Text"><text:span text:style-name="T103"><text:s text:c="2"/>});</text:span></text:span></text:p>
      <text:p text:style-name="P20"><text:span text:style-name="T19">Como puede</text:span><text:span text:style-name="T24">s</text:span><text:span text:style-name="T19"> ver, el objeto resultante tiene una propiedad </text:span><text:span text:style-name="Source_20_Text"><text:span text:style-name="T59">body </text:span></text:span><text:span text:style-name="T19">del tipo correcto.</text:span></text:p>
      <text:h text:style-name="P58" text:outline-level="3"><text:bookmark text:name="error-handling1"/><text:soft-page-break/><text:span text:style-name="T49">Manejo de errores</text:span><text:bookmark text:name="error-handling"/><text:span text:style-name="T52">(</text:span><text:span text:style-name="T49">Error handling</text:span><text:span text:style-name="T52">)</text:span></text:h>
      <text:p text:style-name="P19"><text:span text:style-name="T19">¿Qué sucede si la solicitud falla en el servidor, o si una conexión de red deficiente impide incluso llegar al servidor? </text:span><text:a xlink:type="simple" xlink:href="https://angular.io/api/common/http/HttpClient"><text:span text:style-name="Source_20_Text">HttpClient</text:span></text:a><text:span text:style-name="Source_20_Text"><text:span text:style-name="T64"> </text:span></text:span><text:span text:style-name="Source_20_Text"><text:span text:style-name="T65">retornará </text:span></text:span><text:span text:style-name="T19">un </text:span><text:span text:style-name="Emphasis"><text:span text:style-name="T19">error en</text:span></text:span><text:span text:style-name="T19"> lugar de una respuesta satisfactoria.</text:span></text:p>
      <text:p text:style-name="P21"><text:span text:style-name="T19">Para manejarlo, agregue un controlador de errores a su llamada </text:span><text:span text:style-name="Source_20_Text"><text:span text:style-name="T59">.subscribe()</text:span></text:span><text:span text:style-name="T19">:</text:span></text:p>
      <text:p text:style-name="Standard"><text:span text:style-name="Source_20_Text"><text:span text:style-name="T103">http</text:span></text:span></text:p>
      <text:p text:style-name="Standard"><text:span text:style-name="Source_20_Text"><text:span text:style-name="T103"><text:s text:c="2"/>.get</text:span></text:span><text:span text:style-name="Source_20_Text"><text:span text:style-name="T105">&lt;ItemsResponse&gt;</text:span></text:span><text:span text:style-name="Source_20_Text"><text:span text:style-name="T103">('/api/items')</text:span></text:span></text:p>
      <text:p text:style-name="Standard"><text:span text:style-name="Source_20_Text"><text:span text:style-name="T103"><text:s text:c="2"/>.subscribe(</text:span></text:span></text:p>
      <text:p text:style-name="Standard"><text:span text:style-name="Source_20_Text"><text:span text:style-name="T103"><text:s text:c="4"/>// Successful responses call the first callback.</text:span></text:span></text:p>
      <text:p text:style-name="Standard"><text:span text:style-name="Source_20_Text"><text:span text:style-name="T103"><text:s text:c="4"/></text:span></text:span><text:span text:style-name="Source_20_Text"><text:span text:style-name="T105">data</text:span></text:span><text:span text:style-name="Source_20_Text"><text:span text:style-name="T103"> =&gt; {...},</text:span></text:span></text:p>
      <text:p text:style-name="Standard"><text:span text:style-name="Source_20_Text"><text:span text:style-name="T103"><text:s text:c="4"/>// Errors will call this callback instead:</text:span></text:span></text:p>
      <text:p text:style-name="Standard"><text:span text:style-name="Source_20_Text"><text:span text:style-name="T103"><text:s text:c="4"/></text:span></text:span><text:span text:style-name="Source_20_Text"><text:span text:style-name="T105">err</text:span></text:span><text:span text:style-name="Source_20_Text"><text:span text:style-name="T103"> =&gt; {</text:span></text:span></text:p>
      <text:p text:style-name="Standard"><text:span text:style-name="Source_20_Text"><text:span text:style-name="T103"><text:s text:c="6"/>console.log('Something went wrong!');</text:span></text:span></text:p>
      <text:p text:style-name="Standard"><text:span text:style-name="Source_20_Text"><text:span text:style-name="T103"><text:s text:c="4"/>}</text:span></text:span></text:p>
      <text:p text:style-name="Standard"><text:span text:style-name="Source_20_Text"><text:span text:style-name="T103"><text:s text:c="2"/>);</text:span></text:span></text:p>
      <text:h text:style-name="P59" text:outline-level="4"><text:bookmark text:name="getting-error-details"/><text:span text:style-name="T136">Obtener detalles de error(</text:span>Getting error details<text:span text:style-name="T136">)</text:span></text:h>
      <text:p text:style-name="P1"><text:span text:style-name="T86">Detectar que se ha producido un error es una cosa, pero es más útil saber qué error realmente ocurrió. El parámetro </text:span><text:span text:style-name="Source_20_Text"><text:span text:style-name="T74">err </text:span></text:span><text:span text:style-name="T86">de</text:span><text:span text:style-name="T88">l callback </text:span><text:span text:style-name="T86">anterior es de tipo </text:span><text:a xlink:type="simple" xlink:href="https://angular.io/api/common/http/HttpErrorResponse"><text:span text:style-name="Source_20_Text"><text:span text:style-name="T100">HttpErrorResponse</text:span></text:span></text:a><text:span text:style-name="Source_20_Text"><text:span text:style-name="T68"> </text:span></text:span><text:span text:style-name="T86">y contiene información útil sobre lo que salió mal.</text:span></text:p>
      <text:p text:style-name="P1"><text:span text:style-name="T86">Hay dos tipos de errores que pueden ocurrir. Si el backend devuelve un código de respuesta sin éxito (404, 500, etc.), se </text:span><text:span text:style-name="T88">retorna </text:span><text:span text:style-name="T86">como un error. Además, si algo sale mal del lado del cliente, como una excepción se lanza en un operador RxJS, o si un error de red impide que la solicitud se complete correctamente, se lanzará </text:span><text:span text:style-name="T88">un </text:span><text:span text:style-name="Source_20_Text"><text:span text:style-name="T74">Error</text:span></text:span><text:span text:style-name="T86"> real .</text:span></text:p>
      <text:p text:style-name="P1"><text:span text:style-name="T86">En ambos casos, usted puede mirar el </text:span><text:a xlink:type="simple" xlink:href="https://angular.io/api/common/http/HttpErrorResponse"><text:span text:style-name="Source_20_Text"><text:span text:style-name="T68">HttpErrorResponse</text:span></text:span></text:a><text:span text:style-name="T86">para averiguar qué sucedió.</text:span></text:p>
      <text:p text:style-name="P4"><text:span text:style-name="T92"/></text:p>
      <text:p text:style-name="P1"><text:span text:style-name="Source_20_Text"><text:span text:style-name="T113">http</text:span></text:span></text:p>
      <text:p text:style-name="Standard"><text:span text:style-name="Source_20_Text"><text:span text:style-name="T113"><text:s text:c="2"/>.get&lt;ItemsResponse&gt;('/api/items')</text:span></text:span></text:p>
      <text:p text:style-name="Standard"><text:span text:style-name="Source_20_Text"><text:span text:style-name="T113"><text:s text:c="2"/>.subscribe(</text:span></text:span></text:p>
      <text:p text:style-name="Standard"><text:span text:style-name="Source_20_Text"><text:span text:style-name="T113"><text:s text:c="4"/>data =&gt; {...},</text:span></text:span></text:p>
      <text:p text:style-name="Standard"><text:span text:style-name="Source_20_Text"><text:span text:style-name="T113"><text:s text:c="4"/>(</text:span></text:span><text:span text:style-name="Source_20_Text"><text:span text:style-name="T141">err</text:span></text:span><text:span text:style-name="Source_20_Text"><text:span text:style-name="T113">: HttpErrorResponse) =&gt; {</text:span></text:span></text:p>
      <text:p text:style-name="Standard"><text:span text:style-name="Source_20_Text"><text:span text:style-name="T113"><text:s text:c="6"/>if (err.error instanceof Error) {</text:span></text:span></text:p>
      <text:p text:style-name="Standard"><text:span text:style-name="Source_20_Text"><text:span text:style-name="T113"><text:s text:c="8"/>// A client-side or network error occurred. Handle it accordingly.</text:span></text:span></text:p>
      <text:p text:style-name="Standard"><text:span text:style-name="Source_20_Text"><text:span text:style-name="T113"><text:s text:c="8"/>console.log('An error occurred:', err.error.message);</text:span></text:span></text:p>
      <text:p text:style-name="Standard"><text:span text:style-name="Source_20_Text"><text:span text:style-name="T113"><text:s text:c="6"/>} else {</text:span></text:span></text:p>
      <text:p text:style-name="Standard"><text:span text:style-name="Source_20_Text"><text:span text:style-name="T113"><text:s text:c="8"/>// The backend returned an unsuccessful response code.</text:span></text:span></text:p>
      <text:p text:style-name="Standard"><text:span text:style-name="Source_20_Text"><text:span text:style-name="T113"><text:s text:c="8"/>// The response body may contain clues as to what went wrong,</text:span></text:span></text:p>
      <text:p text:style-name="Standard"><text:span text:style-name="Source_20_Text"><text:span text:style-name="T113"><text:s text:c="8"/>console.log(`Backend returned code ${err.status}, body was: ${err.error}`);</text:span></text:span></text:p>
      <text:p text:style-name="Standard"><text:span text:style-name="Source_20_Text"><text:span text:style-name="T113"><text:s text:c="6"/>}</text:span></text:span></text:p>
      <text:p text:style-name="Standard"><text:span text:style-name="Source_20_Text"><text:span text:style-name="T113"><text:s text:c="4"/>}</text:span></text:span></text:p>
      <text:p text:style-name="Standard"><text:span text:style-name="Source_20_Text"><text:span text:style-name="T113"><text:s text:c="2"/>);</text:span></text:span></text:p>
      <text:h text:style-name="P60" text:outline-level="4"><text:bookmark text:name="retry"/><text:span text:style-name="Source_20_Text"><text:span text:style-name="T78">.retry()</text:span></text:span></text:h>
      <text:p text:style-name="P13"><text:span text:style-name="T19">Una forma de tratar los errores es simplemente reintentar la solicitud. Esta estrategia puede ser útil cuando los errores son transitorios y es poco probable que se repitan.</text:span></text:p>
      <text:p text:style-name="P19"><text:span text:style-name="T19">RxJS tiene un operador útil llamado </text:span><text:span text:style-name="Source_20_Text"><text:span text:style-name="T59">.retry()</text:span></text:span><text:span text:style-name="T19">, que automáticamente </text:span><text:span text:style-name="T47">resubscribes</text:span><text:span text:style-name="T19"> a un Observable, reeditando así la solicitud, al encontrarse con un error.</text:span></text:p>
      <text:p text:style-name="P34">Primero, importe:</text:p>
      <text:p text:style-name="P44"><text:span text:style-name="Source_20_Text"><text:span text:style-name="T110">import</text:span></text:span><text:span text:style-name="Source_20_Text"><text:span text:style-name="T102"> </text:span></text:span><text:span text:style-name="Source_20_Text"><text:span text:style-name="T130">'rxjs/add/operator/retry'</text:span></text:span><text:span text:style-name="Source_20_Text"><text:span text:style-name="T111">;</text:span></text:span></text:p>
      <text:p text:style-name="P35">A continuación, puede utilizarlo con Observables HTTP como este:</text:p>
      <text:p text:style-name="Standard"><text:soft-page-break/><text:span text:style-name="Source_20_Text"><text:span text:style-name="T103">http</text:span></text:span></text:p>
      <text:p text:style-name="Standard"><text:span text:style-name="Source_20_Text"><text:span text:style-name="T103"><text:s text:c="2"/>.get&lt;ItemsResponse&gt;('/api/items')</text:span></text:span></text:p>
      <text:p text:style-name="Standard"><text:span text:style-name="Source_20_Text"><text:span text:style-name="T103"><text:s text:c="2"/>// Retry this request up to 3 times.</text:span></text:span></text:p>
      <text:p text:style-name="Standard"><text:span text:style-name="Source_20_Text"><text:span text:style-name="T103"><text:s text:c="2"/></text:span></text:span><text:span text:style-name="Source_20_Text"><text:span text:style-name="T105">.retry(3)</text:span></text:span></text:p>
      <text:p text:style-name="Standard"><text:span text:style-name="Source_20_Text"><text:span text:style-name="T103"><text:s text:c="2"/>// Any errors after the 3rd retry will fall through to the app.</text:span></text:span></text:p>
      <text:p text:style-name="Standard"><text:span text:style-name="Source_20_Text"><text:span text:style-name="T103"><text:s text:c="2"/>.subscribe(...);</text:span></text:span></text:p>
      <text:h text:style-name="P52" text:outline-level="3"><text:bookmark text:name="requesting-non-json-data"/><text:span text:style-name="T137">Solicitar datos no JSON(</text:span>Requesting non-JSON data<text:span text:style-name="T137">)</text:span></text:h>
      <text:p text:style-name="P13"><text:span text:style-name="T19">No todas las API </text:span><text:span text:style-name="T25">retornan </text:span><text:span text:style-name="T19">datos JSON. Suponga que desea leer un archivo de texto en el servidor. Tienes que decir</text:span><text:span text:style-name="T25">le a</text:span><text:span text:style-name="T19"> </text:span><text:a xlink:type="simple" xlink:href="https://angular.io/api/common/http/HttpClient"><text:span text:style-name="Source_20_Text"><text:span text:style-name="T64">HttpClient</text:span></text:span></text:a><text:span text:style-name="T19">que esperas una respuesta textual:</text:span></text:p>
      <text:p text:style-name="Standard"><text:span text:style-name="Source_20_Text"><text:span text:style-name="T103">http</text:span></text:span></text:p>
      <text:p text:style-name="Standard"><text:span text:style-name="Source_20_Text"><text:span text:style-name="T103"><text:s text:c="2"/>.get('/textfile.txt', </text:span></text:span><text:span text:style-name="Source_20_Text"><text:span text:style-name="T141">{responseType: 'text'}</text:span></text:span><text:span text:style-name="Source_20_Text"><text:span text:style-name="T103">)</text:span></text:span></text:p>
      <text:p text:style-name="P9"><text:span text:style-name="Source_20_Text"><text:span text:style-name="T109"><text:tab/></text:span></text:span><text:span text:style-name="T133">// El Observable retornado por get () es del tipo Observable&lt;string&gt;</text:span></text:p>
      <text:p text:style-name="P6"><text:tab/>   // porque se especificó una respuesta de texto. No hay necesidad de pasar</text:p>
      <text:p text:style-name="P8"><text:span text:style-name="T132"><text:tab/>   // un parámetro de tipo &lt;string&gt; para get(). Es decir no hay necesidad de hacer esto </text:span><text:span text:style-name="Source_20_Text"><text:span text:style-name="T152">.get&lt;</text:span></text:span><text:span text:style-name="Source_20_Text"><text:span text:style-name="T151">string</text:span></text:span><text:span text:style-name="Source_20_Text"><text:span text:style-name="T152">&gt;</text:span></text:span></text:p>
      <text:p text:style-name="Standard"><text:span text:style-name="Source_20_Text"><text:span text:style-name="T109"/></text:span></text:p>
      <text:p text:style-name="Standard"><text:span text:style-name="Source_20_Text"><text:span text:style-name="T103"><text:s text:c="2"/>.subscribe(data =&gt; console.log(data));</text:span></text:span></text:p>
      <text:h text:style-name="P46" text:outline-level="2"><text:bookmark text:name="sending-data-to-the-server1"/>Envío de datos al servidor<text:bookmark text:name="sending-data-to-the-server"/><text:span text:style-name="T138">(</text:span>Sending data to the server<text:span text:style-name="T138">)</text:span></text:h>
      <text:p text:style-name="P13"><text:span text:style-name="T19">Además de obtener datos del servidor, </text:span><text:a xlink:type="simple" xlink:href="https://angular.io/api/common/http/HttpClient"><text:span text:style-name="Source_20_Text">HttpClient</text:span></text:a><text:span text:style-name="Source_20_Text"><text:span text:style-name="T64"> </text:span></text:span><text:span text:style-name="T19">admite las </text:span><text:span text:style-name="T47">solicitudes de mutación</text:span><text:span text:style-name="T19">, es decir, el envío de datos al servidor en varias formas</text:span><text:span text:style-name="T26">(POST, GET, ETC)</text:span><text:span text:style-name="T19">.</text:span></text:p>
      <text:p text:style-name="Text_20_body"><text:line-break/><text:bookmark text:name="making-a-post-request1"/><text:span text:style-name="T50">Hacer una solicitud POST</text:span><text:bookmark text:name="making-a-post-request"/><text:span text:style-name="T20">(</text:span><text:span text:style-name="T50">Making a POST request</text:span><text:span text:style-name="T51">)</text:span></text:p>
      <text:p text:style-name="P37">Una operación común es enviar datos POST a un servidor; Por ejemplo, al enviar un formulario. El código para enviar una solicitud <text:span text:style-name="T134">POST</text:span> es muy similar al código para <text:span text:style-name="T134">GET</text:span>:</text:p>
      <text:p text:style-name="Standard"><text:span text:style-name="Source_20_Text"><text:span text:style-name="T114">const </text:span></text:span><text:span text:style-name="Source_20_Text"><text:span text:style-name="T142">body</text:span></text:span><text:span text:style-name="Source_20_Text"><text:span text:style-name="T114"> = {name: 'Brad'};</text:span></text:span></text:p>
      <text:p text:style-name="Standard"><text:span text:style-name="Source_20_Text"><text:span text:style-name="T114">http</text:span></text:span></text:p>
      <text:p text:style-name="Standard"><text:span text:style-name="Source_20_Text"><text:span text:style-name="T114"><text:s text:c="2"/>.post('/api/developers/add', </text:span></text:span><text:span text:style-name="Source_20_Text"><text:span text:style-name="T142">body</text:span></text:span><text:span text:style-name="Source_20_Text"><text:span text:style-name="T114">)</text:span></text:span></text:p>
      <text:p text:style-name="P10"><text:span text:style-name="Source_20_Text"><text:span text:style-name="T118"><text:s text:c="2"/>// Ver a continuación QUE - subscribe() sigue siendo necesario cuando se utiliza post().</text:span></text:span></text:p>
      <text:p text:style-name="Standard"><text:span text:style-name="Source_20_Text"><text:span text:style-name="T114"><text:s text:c="2"/>.subscribe(...);</text:span></text:span></text:p>
      <text:p text:style-name="Standard"><text:span text:style-name="Emphasis"><text:span text:style-name="T4">Observe el método </text:span></text:span><text:span text:style-name="Source_20_Text"><text:span text:style-name="T6">subscribe()</text:span></text:span><text:span text:style-name="Emphasis"><text:span text:style-name="T4">. </text:span></text:span><text:span text:style-name="T75">Todos los Observables que regresan </text:span><text:a xlink:type="simple" xlink:href="https://angular.io/api/common/http/HttpClient"><text:span text:style-name="Source_20_Text">HttpClient</text:span></text:a><text:span text:style-name="Source_20_Text"><text:span text:style-name="T69"> </text:span></text:span><text:span text:style-name="T75">son </text:span><text:span text:style-name="Emphasis"><text:span text:style-name="T4">fríos</text:span></text:span><text:span text:style-name="Emphasis"><text:span text:style-name="T5">(</text:span></text:span><text:span text:style-name="Emphasis"><text:span text:style-name="T7">COLD</text:span></text:span><text:span text:style-name="Emphasis"><text:span text:style-name="T5">)</text:span></text:span><text:span text:style-name="T77"> </text:span><text:span text:style-name="T75">, es decir que son </text:span><text:span text:style-name="Emphasis"><text:span text:style-name="T4">planos</text:span></text:span><text:span text:style-name="T77"> </text:span><text:span text:style-name="T75">para hacer peticiones. Nada ocurrirá hasta que usted llame </text:span><text:span text:style-name="Source_20_Text"><text:span text:style-name="T76">subscribe()</text:span></text:span><text:span text:style-name="T75">, y cada llamada hará una petición separada. Por ejemplo, este código envía una solicitud POST con los mismos datos dos veces:</text:span></text:p>
      <text:p text:style-name="Standard"/>
      <text:p text:style-name="Standard"><text:span text:style-name="Source_20_Text"><text:span text:style-name="T79">const req = http.post('/api/items/add', body);</text:span></text:span></text:p>
      <text:p text:style-name="Standard"><text:span text:style-name="Source_20_Text"><text:span text:style-name="T79">// 0 requests made - .subscribe() not called.</text:span></text:span></text:p>
      <text:p text:style-name="Standard"><text:span text:style-name="Source_20_Text"><text:span text:style-name="T79">req.</text:span></text:span><text:span text:style-name="Source_20_Text"><text:span text:style-name="T80">subscribe</text:span></text:span><text:span text:style-name="Source_20_Text"><text:span text:style-name="T79">();</text:span></text:span></text:p>
      <text:p text:style-name="Standard"><text:span text:style-name="Source_20_Text"><text:span text:style-name="T79">// 1 request made.</text:span></text:span></text:p>
      <text:p text:style-name="Standard"><text:span text:style-name="Source_20_Text"><text:span text:style-name="T79">req.</text:span></text:span><text:span text:style-name="Source_20_Text"><text:span text:style-name="T80">subscribe</text:span></text:span><text:span text:style-name="Source_20_Text"><text:span text:style-name="T79">();</text:span></text:span></text:p>
      <text:p text:style-name="Standard"><text:span text:style-name="Source_20_Text"><text:span text:style-name="T79">// 2 requests made.</text:span></text:span></text:p>
      <text:h text:style-name="P56" text:outline-level="3"><text:bookmark text:name="configuring-other-parts-of-the-request1"/><text:soft-page-break/>Configuración de otras partes de<text:span text:style-name="T155">l request(</text:span>solicitud<text:span text:style-name="T155">)</text:span></text:h>
      <text:p text:style-name="P37">Además de la URL y un posible <text:span text:style-name="T156">body</text:span> de <text:span text:style-name="T156">request</text:span>, hay otros aspectos de un <text:span text:style-name="T156">request</text:span> de salida que puede configurar. Todos estos están disponibles a través de un objeto <text:span text:style-name="T156">options</text:span>, que se pasa <text:span text:style-name="T156">al request</text:span>.</text:p>
      <text:h text:style-name="P60" text:outline-level="4"><text:bookmark text:name="headers"/><text:span text:style-name="T56">Headers</text:span></text:h>
      <text:p text:style-name="P22"><text:span text:style-name="T19">Una tarea común es agregar un encabezado </text:span><text:span text:style-name="T27">de </text:span><text:span text:style-name="Source_20_Text"><text:span text:style-name="T61">Authorization </text:span></text:span><text:span text:style-name="T19">a </text:span><text:span text:style-name="T27">los request </text:span><text:span text:style-name="T19">salientes. Así es como lo haces:</text:span></text:p>
      <text:p text:style-name="Standard"><text:span text:style-name="Source_20_Text"><text:span text:style-name="T104">http</text:span></text:span></text:p>
      <text:p text:style-name="Standard"><text:span text:style-name="Source_20_Text"><text:span text:style-name="T104"><text:s text:c="2"/>.post('/api/items/add', body, {</text:span></text:span></text:p>
      <text:p text:style-name="Standard"><text:span text:style-name="Source_20_Text"><text:span text:style-name="T104"><text:s text:c="4"/></text:span></text:span><text:span text:style-name="Source_20_Text"><text:span text:style-name="T142">headers</text:span></text:span><text:span text:style-name="Source_20_Text"><text:span text:style-name="T104">: new HttpHeaders().set('Authorization', 'my-auth-token'),</text:span></text:span></text:p>
      <text:p text:style-name="Standard"><text:span text:style-name="Source_20_Text"><text:span text:style-name="T104"><text:s text:c="2"/>})</text:span></text:span></text:p>
      <text:p text:style-name="Standard"><text:span text:style-name="Source_20_Text"><text:span text:style-name="T104"><text:s text:c="2"/>.subscribe();</text:span></text:span></text:p>
      <text:p text:style-name="P22"><text:span text:style-name="T19">La clase </text:span><text:a xlink:type="simple" xlink:href="https://angular.io/api/common/http/HttpHeaders"><text:span text:style-name="Source_20_Text"><text:span text:style-name="T64">HttpHeaders</text:span></text:span></text:a><text:span text:style-name="T19"> es inmutable, por lo que </text:span><text:span text:style-name="Source_20_Text"><text:span text:style-name="T59">set() </text:span></text:span><text:span text:style-name="Source_20_Text"><text:span text:style-name="T61">retorna </text:span></text:span><text:span text:style-name="T19">una instancia nueva y aplica los cambios.</text:span></text:p>
      <text:h text:style-name="P60" text:outline-level="4"><text:bookmark text:name="url-parameters"/><text:span text:style-name="T56">URL Parameters</text:span></text:h>
      <text:p text:style-name="P22"><text:span text:style-name="T19">La adición de parámetros de URL funciona de la misma manera. Para enviar una solicitud con el parámetro </text:span><text:span text:style-name="Source_20_Text"><text:span text:style-name="T59">id </text:span></text:span><text:span text:style-name="T19">ajustado a </text:span><text:span text:style-name="Source_20_Text"><text:span text:style-name="T59">3</text:span></text:span><text:span text:style-name="T19">, usted haría:</text:span></text:p>
      <text:p text:style-name="Standard"><text:span text:style-name="Source_20_Text"><text:span text:style-name="T104">http</text:span></text:span></text:p>
      <text:p text:style-name="Standard"><text:span text:style-name="Source_20_Text"><text:span text:style-name="T104"><text:s text:c="2"/>.post('/api/items/add', body, {</text:span></text:span></text:p>
      <text:p text:style-name="Standard"><text:span text:style-name="Source_20_Text"><text:span text:style-name="T104"><text:s text:c="4"/>params: new </text:span></text:span><text:span text:style-name="Source_20_Text"><text:span text:style-name="T142">HttpParams</text:span></text:span><text:span text:style-name="Source_20_Text"><text:span text:style-name="T104">().set('id', '</text:span></text:span><text:span text:style-name="Source_20_Text"><text:span text:style-name="T142">3</text:span></text:span><text:span text:style-name="Source_20_Text"><text:span text:style-name="T104">'),</text:span></text:span></text:p>
      <text:p text:style-name="Standard"><text:span text:style-name="Source_20_Text"><text:span text:style-name="T104"><text:s text:c="2"/>})</text:span></text:span></text:p>
      <text:p text:style-name="Standard"><text:span text:style-name="Source_20_Text"><text:span text:style-name="T104"><text:s text:c="2"/>.subscribe();</text:span></text:span></text:p>
      <text:p text:style-name="P22"><text:span text:style-name="T19">De esta forma, envía </text:span><text:span text:style-name="T27">el request </text:span><text:span text:style-name="T19">POST a la URL </text:span><text:span text:style-name="Source_20_Text"><text:span text:style-name="T59">/api/items/add?id=3</text:span></text:span><text:span text:style-name="T19">.</text:span></text:p>
      <text:h text:style-name="P49" text:outline-level="2"><text:bookmark text:name="advanced-usage1"/>Uso avanzado<text:bookmark text:name="advanced-usage"/><text:span text:style-name="T139">(</text:span>Advanced usage<text:span text:style-name="T139">)</text:span></text:h>
      <text:p text:style-name="P27"><text:span text:style-name="T19">Las secciones anteriores detallan cómo utilizar la funcionalidad HTTP básica </text:span><text:span text:style-name="Source_20_Text"><text:span text:style-name="T98">@angular/common/http</text:span></text:span><text:span text:style-name="T19">, pero a veces es necesario hacer algo más que simplemente hacer </text:span><text:span text:style-name="T28">request</text:span><text:span text:style-name="T19"> y recuperar datos.</text:span></text:p>
      <text:h text:style-name="P53" text:outline-level="3"><text:bookmark text:name="intercepting-all-requests-or-responses1"/>Interceptar tod<text:span text:style-name="T157">o</text:span>s <text:span text:style-name="T157">los requests o responses</text:span></text:h>
      <text:p text:style-name="P38"><text:span text:style-name="T9">Una característica importante de la </text:span><text:span text:style-name="Emphasis"><text:span text:style-name="T10">interceptación </text:span></text:span><text:span text:style-name="Source_20_Text"><text:span text:style-name="T146">@angular/common/http</text:span></text:span> <text:span text:style-name="T9">es la capacidad de declarar </text:span><text:span text:style-name="T13">interceptores</text:span><text:span text:style-name="T9"> que se </text:span><text:span text:style-name="T13">sitúan entre su aplicación y el backend</text:span><text:span text:style-name="T9">. Cuando su aplicación hace </text:span><text:span text:style-name="T15">un request</text:span><text:span text:style-name="T9">, </text:span><text:span text:style-name="T13">los interceptores la transforman antes de enviarla al servidor</text:span><text:span text:style-name="T9">, y los interceptores pueden </text:span><text:span text:style-name="T13">transformar la respuesta en su camino de regreso</text:span><text:span text:style-name="T9"> antes de que su aplicación lo vea. Esto es útil para todo, desde la autenticación hasta el registro.</text:span></text:p>
      <text:h text:style-name="P60" text:outline-level="4"><text:bookmark text:name="writing-an-interceptor"/><text:soft-page-break/><text:span text:style-name="T56">Writing an interceptor</text:span></text:h>
      <text:p text:style-name="P23"><text:span text:style-name="T19">Para </text:span><text:span text:style-name="T47">implementar un interceptor</text:span><text:span text:style-name="T19">, se declara una </text:span><text:span text:style-name="T96">clase</text:span><text:span text:style-name="T19"> que implementa </text:span><text:a xlink:type="simple" xlink:href="https://angular.io/api/common/http/HttpInterceptor"><text:span text:style-name="Source_20_Text"><text:span text:style-name="T99">HttpInterceptor</text:span></text:span></text:a><text:span text:style-name="T19">, que tiene un solo</text:span><text:span text:style-name="T96"> </text:span><text:span text:style-name="T94">método </text:span><text:span text:style-name="Source_20_Text"><text:span text:style-name="T98">intercept()</text:span></text:span><text:span text:style-name="T19">. Aquí está un interceptor simple que no hace nada sino que reenvía la petición sin alterarla:</text:span></text:p>
      <text:p text:style-name="Standard"><text:span text:style-name="Source_20_Text"><text:span text:style-name="T115">import {Injectable} from '@angular/core';</text:span></text:span></text:p>
      <text:p text:style-name="Standard"><text:span text:style-name="Source_20_Text"><text:span text:style-name="T115">import {HttpEvent, </text:span></text:span><text:span text:style-name="Source_20_Text"><text:span text:style-name="T143">HttpInterceptor</text:span></text:span><text:span text:style-name="Source_20_Text"><text:span text:style-name="T115">, HttpHandler, HttpRequest} from '@angular/common/http';</text:span></text:span></text:p>
      <text:p text:style-name="Standard"/>
      <text:p text:style-name="Standard"><text:span text:style-name="Source_20_Text"><text:span text:style-name="T115">@Injectable()</text:span></text:span></text:p>
      <text:p text:style-name="Standard"><text:span text:style-name="Source_20_Text"><text:span text:style-name="T115">export class NoopInterceptor implements </text:span></text:span><text:span text:style-name="Source_20_Text"><text:span text:style-name="T143">HttpInterceptor</text:span></text:span><text:span text:style-name="Source_20_Text"><text:span text:style-name="T115"> { <text:s/></text:span></text:span></text:p>
      <text:p text:style-name="Standard"><text:span text:style-name="Source_20_Text"><text:span text:style-name="T115"><text:s text:c="2"/></text:span></text:span><text:span text:style-name="Source_20_Text"><text:span text:style-name="T145">intercept</text:span></text:span><text:span text:style-name="Source_20_Text"><text:span text:style-name="T115">(req: HttpRequest&lt;any&gt;, next: HttpHandler): Observable&lt;HttpEvent&lt;any&gt;&gt; {</text:span></text:span></text:p>
      <text:p text:style-name="Standard"><text:span text:style-name="Source_20_Text"><text:span text:style-name="T115"><text:s text:c="4"/>return next.handle(req);</text:span></text:span></text:p>
      <text:p text:style-name="Standard"><text:span text:style-name="Source_20_Text"><text:span text:style-name="T115"><text:s text:c="2"/>}</text:span></text:span></text:p>
      <text:p text:style-name="Standard"><text:span text:style-name="Source_20_Text"><text:span text:style-name="T115">}</text:span></text:span></text:p>
      <text:p text:style-name="P42"><text:span text:style-name="Source_20_Text"><text:span text:style-name="T98">Intercept</text:span></text:span><text:span text:style-name="Source_20_Text"><text:span text:style-name="T59"> </text:span></text:span><text:span text:style-name="T19">Es un método que transforma una petición en un Observable que eventualmente </text:span><text:span text:style-name="T29">retorna </text:span><text:span text:style-name="T19">la </text:span><text:span text:style-name="T29">response</text:span><text:span text:style-name="T19">. En este sentido, cada interceptor es completamente responsable de manejar </text:span><text:span text:style-name="T29">el request</text:span><text:span text:style-name="T19"> por sí mismo.</text:span></text:p>
      <text:p text:style-name="P29"><text:span text:style-name="T19">La mayoría de las veces, sin embargo, los interceptores harán un pequeño cambio en </text:span><text:span text:style-name="T29">el request </text:span><text:span text:style-name="T19">y lo enviarán al resto de</text:span><text:span text:style-name="T29">l encadenamiento</text:span><text:span text:style-name="T19">. Es ahí donde el parámetro </text:span><text:span text:style-name="Source_20_Text"><text:span text:style-name="T59">next </text:span></text:span><text:span text:style-name="T19">entra . </text:span><text:span text:style-name="Source_20_Text"><text:span text:style-name="T59">Next </text:span></text:span><text:span text:style-name="T19">Es una </text:span><text:a xlink:type="simple" xlink:href="https://angular.io/api/common/http/HttpHandler"><text:span text:style-name="Source_20_Text"><text:span text:style-name="T64">HttpHandler</text:span></text:span></text:a><text:span text:style-name="T19">, una interfaz que, similar a </text:span><text:span text:style-name="Source_20_Text"><text:span text:style-name="T59">intercept</text:span></text:span><text:span text:style-name="T19">, transforma un </text:span><text:span text:style-name="T29">request </text:span><text:span text:style-name="T19">en un Observable para la </text:span><text:span text:style-name="T29">response</text:span><text:span text:style-name="T19">. En un interceptor, </text:span><text:span text:style-name="Source_20_Text"><text:span text:style-name="T59">next </text:span></text:span><text:span text:style-name="T19">siempre representa el siguiente interceptor en la cadena, si es que existe, o el backend final si no hay más interceptores. Así que la mayoría de los interceptores terminarán llamando </text:span><text:span text:style-name="T30">a </text:span><text:span text:style-name="Source_20_Text"><text:span text:style-name="T59">next</text:span></text:span><text:span text:style-name="T19"> </text:span><text:span text:style-name="T30">en el request </text:span><text:span text:style-name="T19">que transformaron.</text:span></text:p>
      <text:p text:style-name="P27"><text:span text:style-name="T19">Nuestro manejador </text:span><text:span text:style-name="T30">no hace </text:span><text:span text:style-name="T19">nada simplemente una llamada </text:span><text:span text:style-name="Source_20_Text"><text:span text:style-name="T59">next.handle </text:span></text:span><text:span text:style-name="T19">a</text:span><text:span text:style-name="T30">l request </text:span><text:span text:style-name="T19">original, enviándola sin modificarla en absoluto.</text:span></text:p>
      <text:p text:style-name="P37">Este patrón es similar al de los frameworks middleware como Express.js.</text:p>
      <text:h text:style-name="P63" text:outline-level="5"><text:bookmark text:name="providing-your-interceptor1"/> Proporcionando su interceptor<text:span text:style-name="T159">(Providing your interceptor)</text:span></text:h>
      <text:p text:style-name="P41"><text:span text:style-name="T11">Simplemente declarar </text:span><text:span text:style-name="T12">el</text:span><text:span text:style-name="T11"> </text:span><text:span text:style-name="Source_20_Text"><text:span text:style-name="T1">NoopInterceptor </text:span></text:span><text:span text:style-name="T11">anterior no hace que tu aplicación lo utilice. Debe conectarlo en el módulo de la aplicación proporcionándolo como interceptor, de la siguiente manera:</text:span></text:p>
      <text:p text:style-name="Standard"><text:span text:style-name="Source_20_Text"><text:span text:style-name="T119">import {NgModule} from '@angular/core';</text:span></text:span></text:p>
      <text:p text:style-name="Standard"><text:span text:style-name="Source_20_Text"><text:span text:style-name="T144">import {HTTP_INTERCEPTORS} from '@angular/common/http';</text:span></text:span></text:p>
      <text:p text:style-name="Standard"/>
      <text:p text:style-name="Standard"><text:span text:style-name="Source_20_Text"><text:span text:style-name="T119">@NgModule({</text:span></text:span></text:p>
      <text:p text:style-name="Standard"><text:span text:style-name="Source_20_Text"><text:span text:style-name="T144"><text:s text:c="2"/>providers: [{</text:span></text:span></text:p>
      <text:p text:style-name="Standard"><text:span text:style-name="Source_20_Text"><text:span text:style-name="T144"><text:s text:c="4"/>provide: HTTP_INTERCEPTORS,</text:span></text:span></text:p>
      <text:p text:style-name="Standard"><text:span text:style-name="Source_20_Text"><text:span text:style-name="T144"><text:s text:c="4"/>useClass: NoopInterceptor,</text:span></text:span></text:p>
      <text:p text:style-name="Standard"><text:span text:style-name="Source_20_Text"><text:span text:style-name="T144"><text:s text:c="4"/>multi: true,</text:span></text:span></text:p>
      <text:p text:style-name="Standard"><text:span text:style-name="Source_20_Text"><text:span text:style-name="T144"><text:s text:c="2"/>}],</text:span></text:span></text:p>
      <text:p text:style-name="Standard"><text:span text:style-name="Source_20_Text"><text:span text:style-name="T119">})</text:span></text:span></text:p>
      <text:p text:style-name="Standard"><text:span text:style-name="Source_20_Text"><text:span text:style-name="T119">export class AppModule {}</text:span></text:span></text:p>
      <text:p text:style-name="P16"><text:span text:style-name="T19">Tenga en cuenta la opción </text:span><text:span text:style-name="Source_20_Text"><text:span text:style-name="T97">multi:true</text:span></text:span><text:span text:style-name="T19">. Esto es necesario y le dice a Angular que </text:span><text:a xlink:type="simple" xlink:href="https://angular.io/api/common/http/HTTP_INTERCEPTORS"><text:span text:style-name="Source_20_Text"><text:span text:style-name="T64">HTTP_INTERCEPTORS</text:span></text:span></text:a><text:span text:style-name="T19"> </text:span><text:span text:style-name="T31">e</text:span><text:span text:style-name="T19">s una </text:span><text:span text:style-name="T32">array </text:span><text:span text:style-name="T19">de valores, en lugar de un solo valor.</text:span></text:p>
      <text:h text:style-name="P62" text:outline-level="5"><text:bookmark text:name="events"/>Events</text:h>
      <text:p text:style-name="P30"><text:span text:style-name="T19">Usted también puede haber notado que el Observable </text:span><text:span text:style-name="T33">retornado</text:span><text:span text:style-name="T19"> por </text:span><text:span text:style-name="Source_20_Text"><text:span text:style-name="T59">intercept </text:span></text:span><text:span text:style-name="T19">y </text:span><text:span text:style-name="Source_20_Text"><text:span text:style-name="T59">HttpHandler.handle </text:span></text:span><text:span text:style-name="T19">no es un </text:span><text:span text:style-name="Source_20_Text"><text:span text:style-name="T59">Observable&lt;HttpResponse&lt;any&gt;&gt; </text:span></text:span><text:span text:style-name="T19">sino un </text:span><text:span text:style-name="Source_20_Text"><text:span text:style-name="T59">Observable&lt;HttpEvent&lt;any&gt;&gt;</text:span></text:span><text:span text:style-name="T19">. Eso es porque los interceptores trabajan en un nivel más bajo que la interfaz </text:span><text:a xlink:type="simple" xlink:href="https://angular.io/api/common/http/HttpClient"><text:span text:style-name="Source_20_Text"><text:span text:style-name="T64">HttpClient</text:span></text:span></text:a><text:span text:style-name="T19">. Una sol</text:span><text:span text:style-name="T33">o</text:span><text:span text:style-name="T19"> </text:span><text:soft-page-break/><text:span text:style-name="T33">request </text:span><text:span text:style-name="T19">puede generar múltiples eventos, incluidos los eventos de progreso de carga y descarga. La clase </text:span><text:a xlink:type="simple" xlink:href="https://angular.io/api/common/http/HttpResponse"><text:span text:style-name="Source_20_Text"><text:span text:style-name="T64">HttpResponse</text:span></text:span></text:a><text:span text:style-name="T19"> es en realidad un evento en sí, con un </text:span><text:span text:style-name="Source_20_Text"><text:span text:style-name="T59">type </text:span></text:span><text:span text:style-name="T19">de </text:span><text:span text:style-name="Source_20_Text"><text:span text:style-name="T59">HttpEventType.HttpResponseEvent</text:span></text:span><text:span text:style-name="T19">.</text:span></text:p>
      <text:p text:style-name="P27"><text:span text:style-name="T19">Un interceptor debe pasar por todos los eventos que no entiende o tiene la intención de modificar. No debe filtrar los eventos que no esperaba procesar. Sin embargo, muchos interceptores sólo se ocupan de </text:span><text:span text:style-name="T33">el</text:span><text:span text:style-name="T19"> </text:span><text:span text:style-name="T33">request </text:span><text:span text:style-name="T19">saliente y simplemente </text:span><text:span text:style-name="T33">retornarán el flujo </text:span><text:span text:style-name="T19">de eventos </text:span><text:span text:style-name="Source_20_Text"><text:span text:style-name="T59">next </text:span></text:span><text:span text:style-name="T19">sin modificarla.</text:span></text:p>
      <text:h text:style-name="P64" text:outline-level="5"><text:bookmark text:name="ordering"/><text:span text:style-name="T58">Ordering</text:span></text:h>
      <text:p text:style-name="P37">Cuando proporcione interceptores múltiples en una aplicación, Angular los aplica en el orden en que los proporcionó.</text:p>
      <text:h text:style-name="P64" text:outline-level="5"><text:bookmark text:name="immutability"/><text:span text:style-name="T58">Immutability</text:span></text:h>
      <text:p text:style-name="P15"><text:span text:style-name="T19">Existen interceptores para examinar y mutar </text:span><text:span text:style-name="T34">los request </text:span><text:span text:style-name="T19">salientes y </text:span><text:span text:style-name="T34">los responses </text:span><text:span text:style-name="T19">entrantes. Sin embargo, puede ser sorprendente saber que las clases </text:span><text:a xlink:type="simple" xlink:href="https://angular.io/api/common/http/HttpRequest"><text:span text:style-name="Source_20_Text"><text:span text:style-name="T64">HttpRequest</text:span></text:span></text:a><text:span text:style-name="T19">y </text:span><text:a xlink:type="simple" xlink:href="https://angular.io/api/common/http/HttpResponse"><text:span text:style-name="Source_20_Text"><text:span text:style-name="T64">HttpResponse</text:span></text:span></text:a><text:span text:style-name="T19">son en gran medida inmutable.</text:span></text:p>
      <text:p text:style-name="P37">Esto es por una razón: porque la aplicación puede volver a intentar <text:span text:style-name="T160">request</text:span>, <text:span text:style-name="T160">el encadenamiento </text:span>interceptor puede procesar un <text:span text:style-name="T160">request </text:span>individual <text:span text:style-name="T160">multiples </text:span>veces. Si las <text:span text:style-name="T160">request </text:span>eran mutables, un <text:span text:style-name="T160">request </text:span>reintentad<text:span text:style-name="T160">o</text:span> sería diferente <text:span text:style-name="T160">que el request </text:span>original. La inmutabilidad asegura que los interceptores vean <text:span text:style-name="T160">el mismo request </text:span>para cada intento.</text:p>
      <text:p text:style-name="P13"><text:span text:style-name="T19">Hay un caso en el que la seguridad del tipo no puede protegerlo cuando se escriben interceptores -el </text:span><text:span text:style-name="T35">body </text:span><text:span text:style-name="T19">de</text:span><text:span text:style-name="T35">l</text:span><text:span text:style-name="T19"> </text:span><text:span text:style-name="T35">request</text:span><text:span text:style-name="T19">. Es inválido para mutar un </text:span><text:span text:style-name="T35">body </text:span><text:span text:style-name="T19">de</text:span><text:span text:style-name="T35">l</text:span><text:span text:style-name="T19"> </text:span><text:span text:style-name="T35">request </text:span><text:span text:style-name="T19">dentro de un interceptor, pero esto no es comprobado por el sistema del tipo.</text:span></text:p>
      <text:p text:style-name="P19"><text:span text:style-name="T19">Si tiene la necesidad de mutar el </text:span><text:span text:style-name="T35">body </text:span><text:span text:style-name="T19">de</text:span><text:span text:style-name="T35">l</text:span><text:span text:style-name="T19"> </text:span><text:span text:style-name="T35">request</text:span><text:span text:style-name="T19">, debe copiar el cuerpo de</text:span><text:span text:style-name="T35">l request</text:span><text:span text:style-name="T19">, mutar la copia y, a continuación, </text:span><text:span text:style-name="T35">usar</text:span><text:span text:style-name="T19"> </text:span><text:span text:style-name="Source_20_Text"><text:span text:style-name="T59">clone() </text:span></text:span><text:span text:style-name="T19">para copiar </text:span><text:span text:style-name="T35">el request </text:span><text:span text:style-name="T19">y establecer el nuevo </text:span><text:span text:style-name="T35">body</text:span><text:span text:style-name="T19">.</text:span></text:p>
      <text:p text:style-name="P19"><text:span text:style-name="T16">Dado que las peticiones son inmutables, no se pueden modificar directamente. Para mutarlos, utilice </text:span><text:span text:style-name="Source_20_Text"><text:span text:style-name="T2">clone()</text:span></text:span><text:span text:style-name="T16">:</text:span></text:p>
      <text:p text:style-name="Standard"><text:span text:style-name="Source_20_Text"><text:span text:style-name="T120">intercept(req: HttpRequest&lt;any&gt;, next: HttpHandler): Observable&lt;HttpEvent&lt;any&gt;&gt; {</text:span></text:span></text:p>
      <text:p text:style-name="Standard"><text:span text:style-name="Source_20_Text"><text:span text:style-name="T120"><text:s text:c="2"/>// This is a duplicate. It is exactly the same as the original.</text:span></text:span></text:p>
      <text:p text:style-name="Standard"><text:span text:style-name="Source_20_Text"><text:span text:style-name="T120"><text:s text:c="2"/>const dupReq = req.clone();</text:span></text:span></text:p>
      <text:p text:style-name="Standard"/>
      <text:p text:style-name="Standard"><text:span text:style-name="Source_20_Text"><text:span text:style-name="T120"><text:s text:c="2"/>// Change the URL and replace 'http://' with 'https://'</text:span></text:span></text:p>
      <text:p text:style-name="Standard"><text:span text:style-name="Source_20_Text"><text:span text:style-name="T120"><text:s text:c="2"/>const secureReq = req.clone({url: req.url.replace('http://', 'https://')});</text:span></text:span></text:p>
      <text:p text:style-name="Standard"><text:span text:style-name="Source_20_Text"><text:span text:style-name="T120">}</text:span></text:span></text:p>
      <text:p text:style-name="P27"><text:span text:style-name="T19">Como puede ver, el hash aceptado por le </text:span><text:span text:style-name="Source_20_Text"><text:span text:style-name="T59">clone() </text:span></text:span><text:span text:style-name="T19">permite mutar propiedades específicas de</text:span><text:span text:style-name="T35">l request </text:span><text:span text:style-name="T19">mientras copia los otros.</text:span></text:p>
      <text:h text:style-name="P61" text:outline-level="4"><text:bookmark text:name="setting-new-headers1"/><text:span text:style-name="T56">Establecer nuevos encabezados</text:span><text:span text:style-name="T57">(Setting new headers)</text:span></text:h>
      <text:p text:style-name="P1"><text:span text:style-name="T86">Un uso común de los interceptores es establecer encabezados por defecto en l</text:span><text:span text:style-name="T89">o</text:span><text:span text:style-name="T86">s </text:span><text:span text:style-name="T89">responses </text:span><text:span text:style-name="T86">salientes. Por ejemplo, suponiendo que tiene un inyectable </text:span><text:span text:style-name="Source_20_Text"><text:span text:style-name="T74">AuthService </text:span></text:span><text:span text:style-name="T86">que puede proporcionar un token de autenticación, aquí es cómo escribiría un interceptor que lo agrega a todas </text:span><text:span text:style-name="T89">los request </text:span><text:span text:style-name="T86">salientes:</text:span></text:p>
      <text:p text:style-name="P1"><text:span text:style-name="Source_20_Text"><text:span text:style-name="T128">import {Injectable} from '@angular/core';</text:span></text:span></text:p>
      <text:p text:style-name="P1"><text:span text:style-name="Source_20_Text"><text:span text:style-name="T128">import {HttpEvent, HttpInterceptor, HttpHandler, HttpRequest} from '@angular/common/http';</text:span></text:span></text:p>
      <text:p text:style-name="P4"/>
      <text:p text:style-name="P1"><text:span text:style-name="Source_20_Text"><text:span text:style-name="T128">@Injectable()</text:span></text:span></text:p>
      <text:p text:style-name="P1"><text:soft-page-break/><text:span text:style-name="Source_20_Text"><text:span text:style-name="T128">export class AuthInterceptor implements HttpInterceptor {</text:span></text:span></text:p>
      <text:p text:style-name="P1"><text:span text:style-name="Source_20_Text"><text:span text:style-name="T128"><text:s text:c="2"/>constructor(private auth: AuthService) {}</text:span></text:span></text:p>
      <text:p text:style-name="P4"/>
      <text:p text:style-name="P1"><text:span text:style-name="Source_20_Text"><text:span text:style-name="T128"><text:s text:c="2"/>intercept(req: HttpRequest&lt;any&gt;, next: HttpHandler): Observable&lt;HttpEvent&lt;any&gt;&gt; {</text:span></text:span></text:p>
      <text:p text:style-name="P1"><text:span text:style-name="Source_20_Text"><text:span text:style-name="T128"><text:s text:c="4"/>// Get the auth header from the service.</text:span></text:span></text:p>
      <text:p text:style-name="P1"><text:span text:style-name="Source_20_Text"><text:span text:style-name="T128"><text:s text:c="4"/>const authHeader = this.auth.getAuthorizationHeader();</text:span></text:span></text:p>
      <text:p text:style-name="P1"><text:span text:style-name="Source_20_Text"><text:span text:style-name="T128"><text:s text:c="4"/>// Clone the request to add the new header.</text:span></text:span></text:p>
      <text:p text:style-name="P1"><text:span text:style-name="Source_20_Text"><text:span text:style-name="T128"><text:s text:c="4"/>const authReq = req.clone({headers: req.headers.set('Authorization', authHeader)});</text:span></text:span></text:p>
      <text:p text:style-name="P1"><text:span text:style-name="Source_20_Text"><text:span text:style-name="T128"><text:s text:c="4"/>// Pass on the cloned request instead of the original request.</text:span></text:span></text:p>
      <text:p text:style-name="P1"><text:span text:style-name="Source_20_Text"><text:span text:style-name="T128"><text:s text:c="4"/>return next.handle(authReq);</text:span></text:span></text:p>
      <text:p text:style-name="P1"><text:span text:style-name="Source_20_Text"><text:span text:style-name="T128"><text:s text:c="2"/>}</text:span></text:span></text:p>
      <text:p text:style-name="P1"><text:span text:style-name="Source_20_Text"><text:span text:style-name="T128">}</text:span></text:span></text:p>
      <text:p text:style-name="P4">La práctica de clonar <text:span text:style-name="T161">un request </text:span>para establecer nuevos encabezados es tan común que en realidad hay un acceso directo para ello:</text:p>
      <text:p text:style-name="P1"><text:span text:style-name="Source_20_Text"><text:span text:style-name="T128">const authReq = req.clone({setHeaders: {Authorization: authHeader}});</text:span></text:span></text:p>
      <text:p text:style-name="P4">Un interceptor que altera los encabezados se puede utilizar para una serie de operaciones diferentes, incluyendo:</text:p>
      <text:list xml:id="list5898211200857618340" text:style-name="L2">
        <text:list-item>
          <text:p text:style-name="P5">Autorización/autenticación <text:span text:style-name="T161">(Authentication/authorization)</text:span></text:p>
        </text:list-item>
        <text:list-item>
          <text:p text:style-name="P5">Caching comportamiento; Por ejemplo, If-Modified-Since</text:p>
        </text:list-item>
        <text:list-item>
          <text:p text:style-name="P5">Protección XSRF</text:p>
        </text:list-item>
      </text:list>
      <text:p text:style-name="P11"/>
      <text:h text:style-name="P59" text:outline-level="4"><text:bookmark text:name="logging"/>Logging</text:h>
      <text:p text:style-name="P31"><text:span text:style-name="T19">Debido a que los interceptores pueden procesar </text:span><text:span text:style-name="T36">el request </text:span><text:span text:style-name="T19">y </text:span><text:span text:style-name="T36">el</text:span><text:span text:style-name="T19"> </text:span><text:span text:style-name="T36">response </text:span><text:span text:style-name="T19">en </text:span><text:span text:style-name="Emphasis"><text:span text:style-name="T8">conjunto</text:span></text:span><text:span text:style-name="T91"> </text:span><text:span text:style-name="T19">, pueden hacer cosas como l</text:span><text:span text:style-name="T36">os requests </text:span><text:span text:style-name="T19">de registro o tiempo. Considere este interceptor que usa </text:span><text:span text:style-name="Source_20_Text"><text:span text:style-name="T59">console.log </text:span></text:span><text:span text:style-name="T19">para mostrar cuánto tiempo toma cada petición:</text:span></text:p>
      <text:p text:style-name="Standard"><text:span text:style-name="Source_20_Text"><text:span text:style-name="T121">import 'rxjs/add/operator/do';</text:span></text:span></text:p>
      <text:p text:style-name="Standard"><text:span text:style-name="Source_20_Text"><text:span text:style-name="T121">export class TimingInterceptor implements HttpInterceptor {</text:span></text:span></text:p>
      <text:p text:style-name="Standard"><text:span text:style-name="Source_20_Text"><text:span text:style-name="T121"><text:s text:c="2"/>constructor(private auth: AuthService) {}</text:span></text:span></text:p>
      <text:p text:style-name="Standard"><text:span text:style-name="Source_20_Text"><text:span text:style-name="T121"><text:s text:c="2"/>intercept(req: HttpRequest&lt;any&gt;, next: HttpHandler): Observable&lt;HttpEvent&lt;any&gt;&gt; {</text:span></text:span></text:p>
      <text:p text:style-name="Standard"><text:span text:style-name="Source_20_Text"><text:span text:style-name="T121"><text:s text:c="2"/><text:tab/>const started = Date.now();</text:span></text:span></text:p>
      <text:p text:style-name="Standard"><text:span text:style-name="Source_20_Text"><text:span text:style-name="T121"><text:s text:c="4"/>return next</text:span></text:span></text:p>
      <text:p text:style-name="Standard"><text:span text:style-name="Source_20_Text"><text:span text:style-name="T121"><text:s text:c="6"/>.handle(req)</text:span></text:span></text:p>
      <text:p text:style-name="Standard"><text:span text:style-name="Source_20_Text"><text:span text:style-name="T121"><text:s text:c="6"/>.do(event =&gt; {</text:span></text:span></text:p>
      <text:p text:style-name="Standard"><text:span text:style-name="Source_20_Text"><text:span text:style-name="T121"><text:s text:c="8"/>if (event instanceof HttpResponse) {</text:span></text:span></text:p>
      <text:p text:style-name="Standard"><text:span text:style-name="Source_20_Text"><text:span text:style-name="T121"><text:s text:c="10"/>const elapsed = Date.now() - started;</text:span></text:span></text:p>
      <text:p text:style-name="Standard"><text:span text:style-name="Source_20_Text"><text:span text:style-name="T121"><text:s text:c="10"/>console.log(`Request for ${req.urlWithParams} took ${elapsed} ms.`);</text:span></text:span></text:p>
      <text:p text:style-name="Standard"><text:span text:style-name="Source_20_Text"><text:span text:style-name="T121"><text:s text:c="8"/>}</text:span></text:span></text:p>
      <text:p text:style-name="Standard"><text:span text:style-name="Source_20_Text"><text:span text:style-name="T121"><text:s text:c="6"/>});</text:span></text:span></text:p>
      <text:p text:style-name="Standard"><text:span text:style-name="Source_20_Text"><text:span text:style-name="T121"><text:s text:c="2"/>}</text:span></text:span></text:p>
      <text:p text:style-name="Standard"><text:span text:style-name="Source_20_Text"><text:span text:style-name="T121">}</text:span></text:span></text:p>
      <text:p text:style-name="P17"><text:span text:style-name="T19">Observe el operador </text:span><text:span text:style-name="Source_20_Text"><text:span text:style-name="T59">do()</text:span></text:span><text:span text:style-name="T19"> </text:span><text:span text:style-name="T37">de </text:span><text:span text:style-name="T19">RxJS: agrega un efecto secundario a un Observable sin afectar los valores en el flujo. Aquí, detecta el evento </text:span><text:a xlink:type="simple" xlink:href="https://angular.io/api/common/http/HttpResponse"><text:span text:style-name="Source_20_Text"><text:span text:style-name="T64">HttpResponse</text:span></text:span></text:a><text:span text:style-name="T19"> y registra el tiempo que tomó la solicitud.</text:span></text:p>
      <text:h text:style-name="P59" text:outline-level="4"><text:span text:style-name="T158">A</text:span>lmacenamiento en caché<text:bookmark text:name="caching"/><text:span text:style-name="T158">(</text:span>Caching<text:span text:style-name="T158">)</text:span></text:h>
      <text:p text:style-name="P34">También puede utilizar interceptores para implementar el almacenamiento en caché. Para este ejemplo, suponga que ha escrito una caché HTTP con una interfaz sencilla:</text:p>
      <text:p text:style-name="Standard"><text:span text:style-name="Source_20_Text"><text:span text:style-name="T121">abstract class HttpCache {</text:span></text:span></text:p>
      <text:p text:style-name="Standard"><text:span text:style-name="Source_20_Text"><text:span text:style-name="T121"><text:s text:c="2"/>/**</text:span></text:span></text:p>
      <text:p text:style-name="Standard"><text:span text:style-name="Source_20_Text"><text:span text:style-name="T121"><text:s text:c="3"/>* Returns a cached response, if any, or null if not present.</text:span></text:span></text:p>
      <text:p text:style-name="Standard"><text:span text:style-name="Source_20_Text"><text:span text:style-name="T121"><text:s text:c="3"/>*/</text:span></text:span></text:p>
      <text:p text:style-name="Standard"><text:soft-page-break/><text:span text:style-name="Source_20_Text"><text:span text:style-name="T121"><text:s text:c="2"/>abstract get(req: HttpRequest&lt;any&gt;): HttpResponse&lt;any&gt;|null;</text:span></text:span></text:p>
      <text:p text:style-name="Standard"/>
      <text:p text:style-name="Standard"><text:span text:style-name="Source_20_Text"><text:span text:style-name="T121"><text:s text:c="2"/>/**</text:span></text:span></text:p>
      <text:p text:style-name="Standard"><text:span text:style-name="Source_20_Text"><text:span text:style-name="T121"><text:s text:c="3"/>* Adds or updates the response in the cache.</text:span></text:span></text:p>
      <text:p text:style-name="Standard"><text:span text:style-name="Source_20_Text"><text:span text:style-name="T121"><text:s text:c="3"/>*/</text:span></text:span></text:p>
      <text:p text:style-name="Standard"><text:span text:style-name="Source_20_Text"><text:span text:style-name="T121"><text:s text:c="2"/>abstract put(req: HttpRequest&lt;any&gt;, resp: HttpResponse&lt;any&gt;): void;</text:span></text:span></text:p>
      <text:p text:style-name="Standard"><text:span text:style-name="Source_20_Text"><text:span text:style-name="T121">}</text:span></text:span></text:p>
      <text:p text:style-name="P34">Un interceptor puede aplicar esta caché a <text:span text:style-name="T162">los request </text:span>salientes.</text:p>
      <text:p text:style-name="Standard"><text:span text:style-name="Source_20_Text"><text:span text:style-name="T120">@Injectable()</text:span></text:span></text:p>
      <text:p text:style-name="Standard"><text:span text:style-name="Source_20_Text"><text:span text:style-name="T120">export class CachingInterceptor implements HttpInterceptor {</text:span></text:span></text:p>
      <text:p text:style-name="Standard"><text:span text:style-name="Source_20_Text"><text:span text:style-name="T120"><text:s text:c="2"/>constructor(private cache: HttpCache) {}</text:span></text:span></text:p>
      <text:p text:style-name="Standard"/>
      <text:p text:style-name="Standard"><text:span text:style-name="Source_20_Text"><text:span text:style-name="T120"><text:s text:c="2"/>intercept(req: HttpRequest&lt;any&gt;, next: HttpHandler): Observable&lt;HttpEvent&lt;any&gt;&gt; {</text:span></text:span></text:p>
      <text:p text:style-name="Standard"><text:span text:style-name="Source_20_Text"><text:span text:style-name="T120"><text:s text:c="2"/><text:tab/>// Before doing anything, it's important to only cache GET requests.</text:span></text:span></text:p>
      <text:p text:style-name="Standard"><text:span text:style-name="Source_20_Text"><text:span text:style-name="T120"><text:s text:c="4"/>// Skip this interceptor if the request method isn't GET.</text:span></text:span></text:p>
      <text:p text:style-name="Standard"><text:span text:style-name="Source_20_Text"><text:span text:style-name="T120"><text:s text:c="4"/>if (req.method !== 'GET') {</text:span></text:span></text:p>
      <text:p text:style-name="Standard"><text:span text:style-name="Source_20_Text"><text:span text:style-name="T120"><text:s text:c="6"/>return next.handle(req);</text:span></text:span></text:p>
      <text:p text:style-name="Standard"><text:span text:style-name="Source_20_Text"><text:span text:style-name="T120"><text:s text:c="4"/>}</text:span></text:span></text:p>
      <text:p text:style-name="Standard"/>
      <text:p text:style-name="Standard"><text:span text:style-name="Source_20_Text"><text:span text:style-name="T120"><text:s text:c="4"/>// First, check the cache to see if this request exists.</text:span></text:span></text:p>
      <text:p text:style-name="Standard"><text:span text:style-name="Source_20_Text"><text:span text:style-name="T120"><text:s text:c="4"/>const cachedResponse = this.cache.get(req);</text:span></text:span></text:p>
      <text:p text:style-name="Standard"><text:span text:style-name="Source_20_Text"><text:span text:style-name="T120"><text:s text:c="4"/>if (cachedResponse) {</text:span></text:span></text:p>
      <text:p text:style-name="Standard"><text:span text:style-name="Source_20_Text"><text:span text:style-name="T120"><text:s text:c="6"/>// A cached response exists. Serve it instead of forwarding</text:span></text:span></text:p>
      <text:p text:style-name="Standard"><text:span text:style-name="Source_20_Text"><text:span text:style-name="T120"><text:s text:c="6"/>// the request to the next handler.</text:span></text:span></text:p>
      <text:p text:style-name="Standard"><text:span text:style-name="Source_20_Text"><text:span text:style-name="T120"><text:s text:c="6"/>return Observable.of(cachedResponse);</text:span></text:span></text:p>
      <text:p text:style-name="Standard"><text:span text:style-name="Source_20_Text"><text:span text:style-name="T120"><text:s text:c="4"/>}</text:span></text:span></text:p>
      <text:p text:style-name="Standard"/>
      <text:p text:style-name="Standard"><text:span text:style-name="Source_20_Text"><text:span text:style-name="T120"><text:s text:c="4"/>// No cached response exists. Go to the network, and cache</text:span></text:span></text:p>
      <text:p text:style-name="Standard"><text:span text:style-name="Source_20_Text"><text:span text:style-name="T120"><text:s text:c="4"/>// the response when it arrives.</text:span></text:span></text:p>
      <text:p text:style-name="Standard"><text:span text:style-name="Source_20_Text"><text:span text:style-name="T120"><text:s text:c="4"/>return next.handle(req).do(event =&gt; {</text:span></text:span></text:p>
      <text:p text:style-name="Standard"><text:span text:style-name="Source_20_Text"><text:span text:style-name="T120"><text:s text:c="6"/>// Remember, there may be other events besides just the response.</text:span></text:span></text:p>
      <text:p text:style-name="Standard"><text:span text:style-name="Source_20_Text"><text:span text:style-name="T120"><text:s text:c="6"/>if (event instanceof HttpResponse) {</text:span></text:span></text:p>
      <text:p text:style-name="Standard"><text:span text:style-name="Source_20_Text"><text:span text:style-name="T120"><text:s text:c="6"/><text:tab/>// Update the cache.</text:span></text:span></text:p>
      <text:p text:style-name="Standard"><text:span text:style-name="Source_20_Text"><text:span text:style-name="T120"><text:s text:c="6"/><text:tab/>this.cache.put(req, event);</text:span></text:span></text:p>
      <text:p text:style-name="Standard"><text:span text:style-name="Source_20_Text"><text:span text:style-name="T120"><text:s text:c="6"/>}</text:span></text:span></text:p>
      <text:p text:style-name="Standard"><text:span text:style-name="Source_20_Text"><text:span text:style-name="T120"><text:s text:c="4"/>});</text:span></text:span></text:p>
      <text:p text:style-name="Standard"><text:span text:style-name="Source_20_Text"><text:span text:style-name="T120"><text:s text:c="2"/>}</text:span></text:span></text:p>
      <text:p text:style-name="Standard"><text:span text:style-name="Source_20_Text"><text:span text:style-name="T120">}</text:span></text:span></text:p>
      <text:p text:style-name="P37">Obviamente, este ejemplo trata sobre la coincidencia de <text:span text:style-name="T163">request</text:span>, invalidación de caché, etc., pero es fácil ver que los interceptores tienen mucho poder más allá de las peticiones de transformación. Si se desea, se pueden utilizar para asumir completamente el flujo de<text:span text:style-name="T164">l request</text:span>.</text:p>
      <text:p text:style-name="P13"><text:span text:style-name="T19">Para demostrar realmente su flexibilidad, puede cambiar el ejemplo anterior para </text:span><text:span text:style-name="T38">retornar</text:span><text:span text:style-name="T19"> </text:span><text:span text:style-name="Emphasis"><text:span text:style-name="T19">dos</text:span></text:span><text:span text:style-name="T19"> eventos de respuesta si la solicitud existe en caché, primero la </text:span><text:span text:style-name="T38">response</text:span><text:span text:style-name="T19"> en caché y una </text:span><text:span text:style-name="T38">response </text:span><text:span text:style-name="T19">de red actualizada más tarde.</text:span></text:p>
      <text:p text:style-name="Standard"><text:span text:style-name="Source_20_Text"><text:span text:style-name="T121">intercept(req: HttpRequest&lt;any&gt;, next: HttpHandler): Observable&lt;HttpEvent&lt;any&gt;&gt; {</text:span></text:span></text:p>
      <text:p text:style-name="Standard"><text:span text:style-name="Source_20_Text"><text:span text:style-name="T121"><text:s text:c="2"/>// Still skip non-GET requests.</text:span></text:span></text:p>
      <text:p text:style-name="Standard"><text:span text:style-name="Source_20_Text"><text:span text:style-name="T121"><text:s text:c="2"/>if (req.method !== 'GET') {</text:span></text:span></text:p>
      <text:p text:style-name="Standard"><text:span text:style-name="Source_20_Text"><text:span text:style-name="T121"><text:s text:c="4"/>return next.handle(req);</text:span></text:span></text:p>
      <text:p text:style-name="Standard"><text:span text:style-name="Source_20_Text"><text:span text:style-name="T121"><text:s text:c="2"/>}</text:span></text:span></text:p>
      <text:p text:style-name="P3"/>
      <text:p text:style-name="Standard"><text:span text:style-name="Source_20_Text"><text:span text:style-name="T121"><text:s text:c="2"/>// This will be an Observable of the cached value if there is one,</text:span></text:span></text:p>
      <text:p text:style-name="Standard"><text:span text:style-name="Source_20_Text"><text:span text:style-name="T121"><text:s text:c="2"/>// or an empty Observable otherwise. It starts out empty.</text:span></text:span></text:p>
      <text:p text:style-name="Standard"><text:span text:style-name="Source_20_Text"><text:span text:style-name="T121"><text:s text:c="2"/>let maybeCachedResponse: Observable&lt;HttpEvent&lt;any&gt;&gt; = Observable.empty();</text:span></text:span></text:p>
      <text:p text:style-name="P3"/>
      <text:p text:style-name="Standard"><text:soft-page-break/><text:span text:style-name="Source_20_Text"><text:span text:style-name="T121"><text:s text:c="2"/>// Check the cache.</text:span></text:span></text:p>
      <text:p text:style-name="Standard"><text:span text:style-name="Source_20_Text"><text:span text:style-name="T121"><text:s text:c="2"/>const cachedResponse = this.cache.get(req);</text:span></text:span></text:p>
      <text:p text:style-name="Standard"><text:span text:style-name="Source_20_Text"><text:span text:style-name="T121"><text:s text:c="2"/>if (cachedResponse) {</text:span></text:span></text:p>
      <text:p text:style-name="Standard"><text:span text:style-name="Source_20_Text"><text:span text:style-name="T121"><text:s text:c="4"/>maybeCachedResponse = Observable.of(cachedResponse);</text:span></text:span></text:p>
      <text:p text:style-name="Standard"><text:span text:style-name="Source_20_Text"><text:span text:style-name="T121"><text:s text:c="2"/>}</text:span></text:span></text:p>
      <text:p text:style-name="P3"/>
      <text:p text:style-name="Standard"><text:span text:style-name="Source_20_Text"><text:span text:style-name="T121"><text:s text:c="2"/>// Create an Observable (but don't subscribe) that represents making</text:span></text:span></text:p>
      <text:p text:style-name="Standard"><text:span text:style-name="Source_20_Text"><text:span text:style-name="T121"><text:s text:c="2"/>// the network request and caching the value.</text:span></text:span></text:p>
      <text:p text:style-name="Standard"><text:span text:style-name="Source_20_Text"><text:span text:style-name="T121"><text:s text:c="2"/>const networkResponse = next.handle(req).do(event =&gt; {</text:span></text:span></text:p>
      <text:p text:style-name="Standard"><text:span text:style-name="Source_20_Text"><text:span text:style-name="T121"><text:s text:c="4"/>// Just like before, check for the HttpResponse event and cache it.</text:span></text:span></text:p>
      <text:p text:style-name="Standard"><text:span text:style-name="Source_20_Text"><text:span text:style-name="T121"><text:s text:c="4"/>if (event instanceof HttpResponse) {</text:span></text:span></text:p>
      <text:p text:style-name="Standard"><text:span text:style-name="Source_20_Text"><text:span text:style-name="T121"><text:s text:c="6"/>this.cache.put(req, event);</text:span></text:span></text:p>
      <text:p text:style-name="Standard"><text:span text:style-name="Source_20_Text"><text:span text:style-name="T121"><text:s text:c="4"/>}</text:span></text:span></text:p>
      <text:p text:style-name="Standard"><text:span text:style-name="Source_20_Text"><text:span text:style-name="T121"><text:s text:c="2"/>});</text:span></text:span></text:p>
      <text:p text:style-name="P3"/>
      <text:p text:style-name="Standard"><text:span text:style-name="Source_20_Text"><text:span text:style-name="T121"><text:s text:c="2"/>// Now, combine the two and send the cached response first (if there is</text:span></text:span></text:p>
      <text:p text:style-name="Standard"><text:span text:style-name="Source_20_Text"><text:span text:style-name="T121"><text:s text:c="2"/>// one), and the network response second.</text:span></text:span></text:p>
      <text:p text:style-name="Standard"><text:span text:style-name="Source_20_Text"><text:span text:style-name="T121"><text:s text:c="2"/>return Observable.concat(maybeCachedResponse, networkResponse);</text:span></text:span></text:p>
      <text:p text:style-name="Standard"><text:span text:style-name="Source_20_Text"><text:span text:style-name="T121">}</text:span></text:span></text:p>
      <text:p text:style-name="P19"><text:span text:style-name="T19">Ahora cualquiera haciendo </text:span><text:span text:style-name="Source_20_Text"><text:span text:style-name="T59">http.get(url)</text:span></text:span><text:span text:style-name="T19">recibirá </text:span><text:span text:style-name="Emphasis"><text:span text:style-name="T8">dos</text:span></text:span><text:span text:style-name="T91"> </text:span><text:span text:style-name="T93">response </text:span><text:span text:style-name="T19">si esa URL se ha almacenado en caché antes.</text:span></text:p>
      <text:h text:style-name="P54" text:outline-level="3"><text:bookmark text:name="listening-to-progress-events1"/>Escuchar eventos de progreso<text:span text:style-name="T165">(Listening to progress events)</text:span></text:h>
      <text:p text:style-name="P24"><text:span text:style-name="T19">A veces las aplicaciones necesitan transferir grandes cantidades de datos, y esas transferencias pueden tomar tiempo. Es una buena práctica </text:span><text:span text:style-name="T39">de </text:span><text:span text:style-name="T19">experiencia de usuario para proporcionar retroalimentación</text:span><text:span text:style-name="T39">(feedback)</text:span><text:span text:style-name="T19"> sobre el progreso de tales transferencias; Por ejemplo, cargar archivos, y </text:span><text:span text:style-name="Source_20_Text"><text:span text:style-name="T59">@angular/common/http </text:span></text:span><text:span text:style-name="T19">soporta esto.</text:span></text:p>
      <text:p text:style-name="P24"><text:span text:style-name="T19">Para hacer una solicitud con eventos de progreso activados, primero cree una instancia de </text:span><text:a xlink:type="simple" xlink:href="https://angular.io/api/common/http/HttpRequest"><text:span text:style-name="Source_20_Text"><text:span text:style-name="T64">HttpRequest</text:span></text:span></text:a><text:span text:style-name="T19">con la opción especial </text:span><text:span text:style-name="Source_20_Text"><text:span text:style-name="T59">reportProgress </text:span></text:span><text:span text:style-name="T19">establecida:</text:span></text:p>
      <text:p text:style-name="P19"><text:span text:style-name="T19"/></text:p>
      <text:p text:style-name="Standard"><text:span text:style-name="Source_20_Text"><text:span text:style-name="T120">const req = new HttpRequest('POST', '/upload/file', file, {</text:span></text:span></text:p>
      <text:p text:style-name="Standard"><text:span text:style-name="Source_20_Text"><text:span text:style-name="T120"><text:s text:c="2"/>reportProgress: true,</text:span></text:span></text:p>
      <text:p text:style-name="Standard"><text:span text:style-name="Source_20_Text"><text:span text:style-name="T120">});</text:span></text:span></text:p>
      <text:p text:style-name="P18"><text:span text:style-name="T19">Esta opción permite el seguimiento</text:span><text:span text:style-name="T40">(tracking)</text:span><text:span text:style-name="T19"> de eventos de progreso. Recuerde que cada evento de progreso </text:span><text:span text:style-name="T40">dispara</text:span><text:span text:style-name="T19"> la detección de cambios, por lo que sólo debe activarlos si tiene la intención de actualizar realmente la interfaz de usuario en cada evento.</text:span></text:p>
      <text:p text:style-name="P18"><text:span text:style-name="T19">A continuación, haga </text:span><text:span text:style-name="T40">el request </text:span><text:span text:style-name="T19">a través del método </text:span><text:span text:style-name="Source_20_Text"><text:span text:style-name="T59">request() </text:span></text:span><text:span text:style-name="T19">de </text:span><text:a xlink:type="simple" xlink:href="https://angular.io/api/common/http/HttpClient"><text:span text:style-name="Source_20_Text"><text:span text:style-name="T64">HttpClient</text:span></text:span></text:a><text:span text:style-name="T19">. El resultado será un Observable de eventos, al igual que con los interceptores:</text:span></text:p>
      <text:p text:style-name="Standard"><text:span text:style-name="Source_20_Text"><text:span text:style-name="T120">http.request(req).subscribe(event =&gt; {</text:span></text:span></text:p>
      <text:p text:style-name="Standard"><text:span text:style-name="Source_20_Text"><text:span text:style-name="T120"><text:s text:c="2"/>// Via this API, you get access to the raw event stream.</text:span></text:span></text:p>
      <text:p text:style-name="Standard"><text:span text:style-name="Source_20_Text"><text:span text:style-name="T120"><text:s text:c="2"/>// Look for upload progress events.</text:span></text:span></text:p>
      <text:p text:style-name="Standard"><text:span text:style-name="Source_20_Text"><text:span text:style-name="T120"><text:s text:c="2"/>if (event.type === HttpEventType.UploadProgress) {</text:span></text:span></text:p>
      <text:p text:style-name="Standard"><text:span text:style-name="Source_20_Text"><text:span text:style-name="T120"><text:s text:c="4"/>// This is an upload progress event. Compute and show the % done:</text:span></text:span></text:p>
      <text:p text:style-name="Standard"><text:span text:style-name="Source_20_Text"><text:span text:style-name="T120"><text:s text:c="4"/>const percentDone = Math.round(100 * event.loaded / event.total);</text:span></text:span></text:p>
      <text:p text:style-name="Standard"><text:span text:style-name="Source_20_Text"><text:span text:style-name="T120"><text:s text:c="4"/>console.log(`File is ${percentDone}% uploaded.`);</text:span></text:span></text:p>
      <text:p text:style-name="Standard"><text:span text:style-name="Source_20_Text"><text:span text:style-name="T120"><text:s text:c="2"/>} else if (event instanceof HttpResponse) {</text:span></text:span></text:p>
      <text:p text:style-name="Standard"><text:span text:style-name="Source_20_Text"><text:span text:style-name="T120"><text:s text:c="4"/>console.log('File is completely uploaded!');</text:span></text:span></text:p>
      <text:p text:style-name="Standard"><text:span text:style-name="Source_20_Text"><text:span text:style-name="T120"><text:s text:c="2"/>}</text:span></text:span></text:p>
      <text:p text:style-name="Standard"><text:span text:style-name="Source_20_Text"><text:span text:style-name="T120">});</text:span></text:span></text:p>
      <text:h text:style-name="P48" text:outline-level="2"><text:bookmark text:name="security-xsrf-protection1"/><text:soft-page-break/> Seguridad: Protección XSRF<text:span text:style-name="T166">(Security: XSRF Protection)</text:span></text:h>
      <text:p text:style-name="P32"><text:a xlink:type="simple" xlink:href="https://en.wikipedia.org/wiki/Cross-site_request_forgery"><text:span text:style-name="T81">Cross-Site Request Forgery (XSRF)</text:span></text:a><text:span text:style-name="T19"> es una técnica de ataque</text:span><text:span text:style-name="T45">( attack)</text:span><text:span text:style-name="T19"> mediante la cual el atacante</text:span><text:span text:style-name="T45">(attacker)</text:span><text:span text:style-name="T19"> puede engañar a un usuario autenticado para ejecutar acciones sin saberlo en su sitio web. </text:span><text:a xlink:type="simple" xlink:href="https://angular.io/api/common/http/HttpClient"><text:span text:style-name="Source_20_Text">HttpClient</text:span></text:a><text:span text:style-name="Source_20_Text"><text:span text:style-name="T64"> </text:span></text:span><text:span text:style-name="T19">Soporta un </text:span><text:a xlink:type="simple" xlink:href="https://en.wikipedia.org/wiki/Cross-site_request_forgery#Cookie-to-Header_Token"><text:span text:style-name="T81">mecanismo común</text:span></text:a><text:span text:style-name="T19"> utilizado para prevenir ataques XSRF. Al realizar peticiones HTTP, un interceptor lee un token de una cookie, por defecto </text:span><text:span text:style-name="Source_20_Text"><text:span text:style-name="T59">XSRF-TOKEN</text:span></text:span><text:span text:style-name="T19">, y lo establece como una cabecera HTTP, </text:span><text:span text:style-name="Source_20_Text"><text:span text:style-name="T59">X-XSRF-TOKEN</text:span></text:span><text:span text:style-name="T19">. Dado que sólo el código que se ejecuta en su dominio podría leer la cookie, el backend puede estar seguro de que la solicitud HTTP provenía de su aplicación cliente y no de un atacante.</text:span></text:p>
      <text:p text:style-name="P15"><text:span text:style-name="T19">De forma predeterminada, un interceptor envía esta cookie a todas </text:span><text:span text:style-name="T46">los request </text:span><text:span text:style-name="T19">de mutante (POST, etc.) a direcciones URL relativas, pero no a las solicitudes GET/HEAD ni a las solicitudes con una URL absoluta.</text:span></text:p>
      <text:p text:style-name="P33"><text:span text:style-name="T19">Para aprovechar esto, el servidor debe establecer un token en una cookie de sesión legible de JavaScript, llamada </text:span><text:span text:style-name="Source_20_Text"><text:span text:style-name="T59">XSRF-TOKEN </text:span></text:span><text:span text:style-name="T19">en la carga de la página o en la primera solicitud GET. En las solicitudes posteriores, el servidor puede verificar que la cookie coincida con el encabezado HTTP  </text:span><text:span text:style-name="Source_20_Text"><text:span text:style-name="T59">X-XSRF-TOKEN </text:span></text:span><text:span text:style-name="T19">, por lo tanto, asegúrese de que sólo el código que se ejecutó en su dominio pudo haber enviado la solicitud. El token debe ser único para cada usuario y debe ser verificable por el servidor; Esto evita que el cliente haga sus propias </text:span><text:span text:style-name="T46">tockens</text:span><text:span text:style-name="T19">. Establezca el token en un resumen de la cookie de autenticación de su sitio con una sal</text:span><text:span text:style-name="T46">t</text:span><text:span text:style-name="T19"> para mayor seguridad.</text:span></text:p>
      <text:p text:style-name="P34">Para evitar colisiones en entornos en los que múltiples aplicaciones Angular comparten el mismo dominio o subdominio, dé a cada aplicación un nombre de cookie único.</text:p>
      <text:p text:style-name="P40"><text:span text:style-name="T70">* Tenga en cuenta que el soporte de `HttpClient` es sólo la mitad del cliente del esquema de protección XSRF. * Su servicio backend debe configurarse para establecer la cookie para su página y verificar que el encabezado está presente en todas las solicitudes elegibles. Si no, la protección por defecto de Angular será ineficaz.</text:span></text:p>
      <text:h text:style-name="P55" text:outline-level="3"><text:bookmark text:name="configuring-custom-cookieheader-names1"/>Configuración de nombres de cookie/header <text:span text:style-name="T172">personalizado</text:span></text:h>
      <text:p text:style-name="P19"><text:span text:style-name="T19">Si su servicio de backend utiliza nombres diferentes para la cookie o encabezado de token XSRF, utilice </text:span><text:span text:style-name="Source_20_Text"><text:span text:style-name="T59">HttpClientXsrfModule.withConfig() </text:span></text:span><text:span text:style-name="T19">para reemplazar los valores predeterminados.</text:span></text:p>
      <text:p text:style-name="Standard"><text:span text:style-name="Source_20_Text"><text:span text:style-name="T120">imports: [</text:span></text:span></text:p>
      <text:p text:style-name="Standard"><text:span text:style-name="Source_20_Text"><text:span text:style-name="T120"><text:s text:c="2"/>HttpClientModule,</text:span></text:span></text:p>
      <text:p text:style-name="Standard"><text:span text:style-name="Source_20_Text"><text:span text:style-name="T120"><text:s text:c="2"/>HttpClientXsrfModule.withConfig({</text:span></text:span></text:p>
      <text:p text:style-name="Standard"><text:span text:style-name="Source_20_Text"><text:span text:style-name="T120"><text:s text:c="4"/>cookieName: 'My-Xsrf-Cookie',</text:span></text:span></text:p>
      <text:p text:style-name="Standard"><text:span text:style-name="Source_20_Text"><text:span text:style-name="T120"><text:s text:c="4"/>headerName: 'My-Xsrf-Header',</text:span></text:span></text:p>
      <text:p text:style-name="Standard"><text:span text:style-name="Source_20_Text"><text:span text:style-name="T120"><text:s text:c="2"/>}),</text:span></text:span></text:p>
      <text:p text:style-name="Standard"><text:span text:style-name="Source_20_Text"><text:span text:style-name="T120">]</text:span></text:span></text:p>
      <text:h text:style-name="P47" text:outline-level="2"><text:bookmark text:name="testing-http-requests1"/><text:soft-page-break/>Prueba de peticiones HTTP<text:span text:style-name="T171">(Testing HTTP requests)</text:span></text:h>
      <text:p text:style-name="P26"><text:span text:style-name="T19">Como cualquier dependencia externa, el backend HTTP necesita ser burlado</text:span><text:span text:style-name="T44">(mocked)</text:span><text:span text:style-name="T19"> como parte de la práctica de </text:span><text:span text:style-name="T44">test</text:span><text:span text:style-name="T19">. </text:span><text:span text:style-name="Source_20_Text"><text:span text:style-name="T59">@angular/common/http </text:span></text:span><text:span text:style-name="T19">Proporciona una biblioteca de </text:span><text:span text:style-name="T44">test</text:span><text:span text:style-name="T19"> </text:span><text:span text:style-name="Source_20_Text"><text:span text:style-name="T59">@angular/common/http/testing </text:span></text:span><text:span text:style-name="T19">que facilita la creación de tal burla</text:span><text:span text:style-name="T44">(mocking)</text:span><text:span text:style-name="T19">.</text:span></text:p>
      <text:h text:style-name="P52" text:outline-level="3"><text:bookmark text:name="mocking-philosophy"/>Mocking philosophy</text:h>
      <text:p text:style-name="P36">La biblioteca de <text:span text:style-name="T170">testing </text:span>HTTP de Angular está diseñada para un patrón de <text:span text:style-name="T170">testing </text:span>donde la aplicación ejecuta el código y hace <text:span text:style-name="T170">las request </text:span>primero. Después de eso, las <text:span text:style-name="T170">tests </text:span>esperan que ciertas <text:span text:style-name="T170">request </text:span>hayan sido o no realizadas, realicen afirmaciones contra esas <text:span text:style-name="T171">request </text:span>y, finalmente, proporcionen respuestas "flushing" cada <text:span text:style-name="T171">request </text:span>esperad<text:span text:style-name="T171">o</text:span>, lo que puede activar más <text:span text:style-name="T171">request </text:span>nuev<text:span text:style-name="T171">o</text:span>s, etc. Que la aplicación no ha realizado solicitudes inesperadas.</text:p>
      <text:h text:style-name="P57" text:outline-level="3"><text:bookmark text:name="setup"/><text:span text:style-name="T50">Setup</text:span></text:h>
      <text:p text:style-name="P14"><text:span text:style-name="T19">Para comenzar a probar </text:span><text:span text:style-name="T43">los request </text:span><text:span text:style-name="T19">realizadas </text:span><text:a xlink:type="simple" xlink:href="https://angular.io/api/common/http/HttpClient"><text:span text:style-name="Source_20_Text"><text:span text:style-name="T64">HttpClient</text:span></text:span></text:a><text:span text:style-name="T19">, importarlas </text:span><text:a xlink:type="simple" xlink:href="https://angular.io/api/common/http/testing/HttpClientTestingModule"><text:span text:style-name="Source_20_Text"><text:span text:style-name="T64">HttpClientTestingModule</text:span></text:span></text:a><text:span text:style-name="T19">y agregarlas a su configuración </text:span><text:a xlink:type="simple" xlink:href="https://angular.io/api/core/testing/TestBed"><text:span text:style-name="Source_20_Text"><text:span text:style-name="T64">TestBed</text:span></text:span></text:a><text:span text:style-name="T19">, de la siguiente manera:</text:span></text:p>
      <text:p text:style-name="Standard"><text:span text:style-name="Source_20_Text"><text:span text:style-name="T120">import {HttpClientTestingModule} from '@angular/common/http/testing';</text:span></text:span></text:p>
      <text:p text:style-name="Standard"/>
      <text:p text:style-name="Standard"><text:span text:style-name="Source_20_Text"><text:span text:style-name="T120">beforeEach(() =&gt; {</text:span></text:span></text:p>
      <text:p text:style-name="Standard"><text:span text:style-name="Source_20_Text"><text:span text:style-name="T120"><text:s text:c="2"/>TestBed.configureTestingModule({</text:span></text:span></text:p>
      <text:p text:style-name="Standard"><text:span text:style-name="Source_20_Text"><text:span text:style-name="T120"><text:s text:c="4"/>...,</text:span></text:span></text:p>
      <text:p text:style-name="Standard"><text:span text:style-name="Source_20_Text"><text:span text:style-name="T120"><text:s text:c="4"/>imports: [</text:span></text:span></text:p>
      <text:p text:style-name="Standard"><text:span text:style-name="Source_20_Text"><text:span text:style-name="T120"><text:s text:c="6"/>HttpClientTestingModule,</text:span></text:span></text:p>
      <text:p text:style-name="Standard"><text:span text:style-name="Source_20_Text"><text:span text:style-name="T120"><text:s text:c="4"/>],</text:span></text:span></text:p>
      <text:p text:style-name="Standard"><text:span text:style-name="Source_20_Text"><text:span text:style-name="T120"><text:s text:c="2"/>})</text:span></text:span></text:p>
      <text:p text:style-name="Standard"><text:span text:style-name="Source_20_Text"><text:span text:style-name="T120">});</text:span></text:span></text:p>
      <text:p text:style-name="P37">Eso es. Ahora l<text:span text:style-name="T169">o</text:span>s <text:span text:style-name="T169">request </text:span>hech<text:span text:style-name="T169">o</text:span>s en el transcurso de sus <text:span text:style-name="T169">test </text:span>llegarán al backend de <text:span text:style-name="T169">testing </text:span>en lugar del backend normal.</text:p>
      <text:p text:style-name="Text_20_body"><text:line-break/><text:bookmark text:name="expecting-and-answering-requests1"/><text:span text:style-name="T50">Esperando y respondiendo peticiones</text:span></text:p>
      <text:p text:style-name="P39"><text:span text:style-name="T9">Con el simulacro</text:span><text:span text:style-name="T17">(</text:span><text:span text:style-name="T14">mock</text:span><text:span text:style-name="T17">)</text:span><text:span text:style-name="T9"> instalado a través del módulo, puede escribir un </text:span><text:span text:style-name="T18">test </text:span><text:span text:style-name="T9">que espera que se produzca un </text:span><text:span text:style-name="T18">request </text:span><text:span text:style-name="T9">GET y proporcione un </text:span><text:span text:style-name="T18">response </text:span><text:span text:style-name="T9">simulad</text:span><text:span text:style-name="T18">o</text:span><text:span text:style-name="T9">. El siguiente ejemplo lo hace inyectando tanto el </text:span><text:a xlink:type="simple" xlink:href="https://angular.io/api/common/http/HttpClient"><text:span text:style-name="Source_20_Text">HttpClient</text:span></text:a><text:span text:style-name="Source_20_Text"><text:span text:style-name="T3"> </text:span></text:span><text:span text:style-name="T9">en </text:span><text:span text:style-name="T18">el test </text:span><text:span text:style-name="T9">como una clase llamada </text:span><text:a xlink:type="simple" xlink:href="https://angular.io/api/common/http/testing/HttpTestingController"><text:span text:style-name="Source_20_Text"><text:span text:style-name="T3">HttpTestingController</text:span></text:span></text:a></text:p>
      <text:p text:style-name="Standard"><text:span text:style-name="Source_20_Text"><text:span text:style-name="T120">it('expects a GET request', inject([HttpClient, HttpTestingController], (http: HttpClient, httpMock: HttpTestingController) =&gt; {</text:span></text:span></text:p>
      <text:p text:style-name="Standard"><text:span text:style-name="Source_20_Text"><text:span text:style-name="T120"><text:s text:c="2"/>// Make an HTTP GET request, and expect that it return an object</text:span></text:span></text:p>
      <text:p text:style-name="Standard"><text:span text:style-name="Source_20_Text"><text:span text:style-name="T120"><text:s text:c="2"/>// of the form {name: 'Test Data'}.</text:span></text:span></text:p>
      <text:p text:style-name="Standard"><text:span text:style-name="Source_20_Text"><text:span text:style-name="T120"><text:s text:c="2"/>http</text:span></text:span></text:p>
      <text:p text:style-name="Standard"><text:span text:style-name="Source_20_Text"><text:span text:style-name="T120"><text:s text:c="4"/>.get('/data')</text:span></text:span></text:p>
      <text:p text:style-name="Standard"><text:span text:style-name="Source_20_Text"><text:span text:style-name="T120"><text:s text:c="4"/>.subscribe(data =&gt; expect(data['name']).toEqual('Test Data'));</text:span></text:span></text:p>
      <text:p text:style-name="Standard"><text:soft-page-break/></text:p>
      <text:p text:style-name="Standard"><text:span text:style-name="Source_20_Text"><text:span text:style-name="T120"><text:s text:c="2"/>// At this point, the request is pending, and no response has been</text:span></text:span></text:p>
      <text:p text:style-name="Standard"><text:span text:style-name="Source_20_Text"><text:span text:style-name="T120"><text:s text:c="2"/>// sent. The next step is to expect that the request happened.</text:span></text:span></text:p>
      <text:p text:style-name="Standard"><text:span text:style-name="Source_20_Text"><text:span text:style-name="T120"><text:s text:c="2"/>const req = httpMock.expectOne('/data');</text:span></text:span></text:p>
      <text:p text:style-name="Standard"/>
      <text:p text:style-name="Standard"><text:span text:style-name="Source_20_Text"><text:span text:style-name="T120"><text:s text:c="2"/>// If no request with that URL was made, or if multiple requests match,</text:span></text:span></text:p>
      <text:p text:style-name="Standard"><text:span text:style-name="Source_20_Text"><text:span text:style-name="T120"><text:s text:c="2"/>// expectOne() would throw. However this test makes only one request to</text:span></text:span></text:p>
      <text:p text:style-name="Standard"><text:span text:style-name="Source_20_Text"><text:span text:style-name="T120"><text:s text:c="2"/>// this URL, so it will match and return a mock request. The mock request</text:span></text:span></text:p>
      <text:p text:style-name="Standard"><text:span text:style-name="Source_20_Text"><text:span text:style-name="T120"><text:s text:c="2"/>// can be used to deliver a response or make assertions against the</text:span></text:span></text:p>
      <text:p text:style-name="Standard"><text:span text:style-name="Source_20_Text"><text:span text:style-name="T120"><text:s text:c="2"/>// request. In this case, the test asserts that the request is a GET.</text:span></text:span></text:p>
      <text:p text:style-name="Standard"><text:span text:style-name="Source_20_Text"><text:span text:style-name="T120"><text:s text:c="2"/>expect(req.request.method).toEqual('GET');</text:span></text:span></text:p>
      <text:p text:style-name="Standard"/>
      <text:p text:style-name="Standard"><text:span text:style-name="Source_20_Text"><text:span text:style-name="T120"><text:s text:c="2"/>// Next, fulfill the request by transmitting a response.</text:span></text:span></text:p>
      <text:p text:style-name="Standard"><text:span text:style-name="Source_20_Text"><text:span text:style-name="T120"><text:s text:c="2"/>req.flush({name: 'Test Data'});</text:span></text:span></text:p>
      <text:p text:style-name="Standard"/>
      <text:p text:style-name="Standard"><text:span text:style-name="Source_20_Text"><text:span text:style-name="T120"><text:s text:c="2"/>// Finally, assert that there are no outstanding requests.</text:span></text:span></text:p>
      <text:p text:style-name="Standard"><text:span text:style-name="Source_20_Text"><text:span text:style-name="T120"><text:s text:c="2"/>httpMock.verify();</text:span></text:span></text:p>
      <text:p text:style-name="Standard"><text:span text:style-name="Source_20_Text"><text:span text:style-name="T120">}));</text:span></text:span></text:p>
      <text:p text:style-name="P19"><text:span text:style-name="T19"/></text:p>
      <text:p text:style-name="P25"><text:span text:style-name="T19">El último paso, verificando que no hay </text:span><text:span text:style-name="T42">request </text:span><text:span text:style-name="T19">pendientes, es bastante común para que lo muevas en un </text:span><text:span text:style-name="T42">paso</text:span><text:span text:style-name="T19"> </text:span><text:span text:style-name="Source_20_Text"><text:span text:style-name="T59">afterEach()</text:span></text:span><text:span text:style-name="T19">:</text:span></text:p>
      <text:p text:style-name="Standard"><text:span text:style-name="Source_20_Text"><text:span text:style-name="T120">afterEach(inject([HttpTestingController], (httpMock: HttpTestingController) =&gt; {</text:span></text:span></text:p>
      <text:p text:style-name="Standard"><text:span text:style-name="Source_20_Text"><text:span text:style-name="T120"><text:s text:c="2"/>httpMock.verify();</text:span></text:span></text:p>
      <text:p text:style-name="Standard"><text:span text:style-name="Source_20_Text"><text:span text:style-name="T120">}));</text:span></text:span></text:p>
      <text:h text:style-name="P59" text:outline-level="4"><text:span text:style-name="T168">Request </text:span>personalizada de expectativas</text:h>
      <text:p text:style-name="P37">Si la coincidencia por URL no es suficiente, es posible implementar su propia función de coincidencia. Por ejemplo, puede buscar <text:span text:style-name="T168">un request </text:span>saliente que tenga un encabezado Autorización:</text:p>
      <text:p text:style-name="P45"><text:span text:style-name="Source_20_Text"><text:span text:style-name="T120">const req = httpMock.expectOne((req) =&gt; req.headers.has('Authorization'));</text:span></text:span></text:p>
      <text:p text:style-name="P27"><text:span text:style-name="T19">Al igual que con la </text:span><text:span text:style-name="Source_20_Text"><text:span text:style-name="T59">expectOne() </text:span></text:span><text:span text:style-name="Source_20_Text"><text:span text:style-name="T62">por </text:span></text:span><text:span text:style-name="T19">URL en </text:span><text:span text:style-name="T41">el test </text:span><text:span text:style-name="T19">anterior, si 0 o 2+ </text:span><text:span text:style-name="T41">request </text:span><text:span text:style-name="T19">coinciden con esta expectativa, se lanzará.</text:span></text:p>
      <text:h text:style-name="P59" text:outline-level="4"/>
      <text:h text:style-name="P59" text:outline-level="4"><text:bookmark text:name="handling-more-than-one-request1"/>Manejo de más de <text:span text:style-name="T167">un request</text:span></text:h>
      <text:p text:style-name="P27"><text:span text:style-name="T19">Si necesita responder a </text:span><text:span text:style-name="T41">request </text:span><text:span text:style-name="T19">duplicad</text:span><text:span text:style-name="T41">o</text:span><text:span text:style-name="T19">s en su </text:span><text:span text:style-name="T41">test</text:span><text:span text:style-name="T19">, utilice la </text:span><text:span text:style-name="T41">API</text:span><text:span text:style-name="T19"> </text:span><text:span text:style-name="Source_20_Text"><text:span text:style-name="T59">match()</text:span></text:span><text:span text:style-name="T19"> en lugar de </text:span><text:span text:style-name="Source_20_Text"><text:span text:style-name="T59">expectOne()</text:span></text:span><text:span text:style-name="T19">, que toma los mismos argumentos pero devuelve un </text:span><text:span text:style-name="T41">array </text:span><text:span text:style-name="T19">de </text:span><text:span text:style-name="T41">requests</text:span><text:span text:style-name="T19"> coincidentes. Una vez </text:span><text:span text:style-name="T41">retornadas</text:span><text:span text:style-name="T19">, estas solicitudes se eliminan de la coincidencia futura y son su responsabilidad verificar y limpiar.</text:span></text:p>
      <text:p text:style-name="Standard"><text:span text:style-name="Source_20_Text"><text:span text:style-name="T101">// Expect that 5 pings have been made and flush them.</text:span></text:span></text:p>
      <text:p text:style-name="Standard"><text:span text:style-name="Source_20_Text"><text:span text:style-name="T101">const reqs = httpMock.match('/ping');</text:span></text:span></text:p>
      <text:p text:style-name="Standard"><text:span text:style-name="Source_20_Text"><text:span text:style-name="T101">expect(reqs.length).toBe(5);</text:span></text:span></text:p>
      <text:p text:style-name="Standard"><text:span text:style-name="Source_20_Text"><text:span text:style-name="T101">reqs.forEach(req =&gt; req.flush());</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monospace"/>
    <style:font-face style:name="Roboto" svg:font-family="Roboto, 'Helvetica Neue Light', 'Helvetica Neue', Helvetica, Arial, 'Lucida Grande',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0:10:33.641696717</meta:creation-date>
    <dc:date>2017-08-31T16:47:23.095090648</dc:date>
    <meta:editing-duration>PT6H33M33S</meta:editing-duration>
    <meta:editing-cycles>90</meta:editing-cycles>
    <meta:generator>LibreOffice/4.2.8.2$Linux_X86_64 LibreOffice_project/420m0$Build-2</meta:generator>
    <meta:document-statistic meta:table-count="0" meta:image-count="0" meta:object-count="0" meta:page-count="13" meta:paragraph-count="393" meta:word-count="3859" meta:character-count="27263" meta:non-whitespace-character-count="23100"/>
  </office:meta>
</office:document-meta>
</file>